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74in"/>
    </style:style>
    <style:style style:name="co2" style:family="table-column">
      <style:table-column-properties fo:break-before="auto" style:column-width="0.3953in"/>
    </style:style>
    <style:style style:name="co3" style:family="table-column">
      <style:table-column-properties fo:break-before="auto" style:column-width="3.470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false"/>
    </style:style>
    <style:style style:name="ro2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7" style:family="table-cell" style:parent-style-name="Default">
      <style:table-cell-properties style:cell-protect="none" style:print-content="true"/>
    </style:style>
    <style:style style:name="ce8" style:family="table-cell" style:parent-style-name="Default">
      <style:table-cell-properties style:cell-protect="none" style:print-content="true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cell-protect="protected" style:print-content="false" style:text-align-source="fix" style:repeat-content="false" style:vertical-align="top"/>
      <style:paragraph-properties fo:text-align="start"/>
    </style:style>
    <style:style style:name="ce10" style:family="table-cell" style:parent-style-name="Default">
      <style:table-cell-properties style:cell-protect="protected" style:print-content="false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ion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4" table:number-columns-repeated="3" table:default-cell-style-name="ce8"/>
        <table:table-column table:style-name="co4" table:number-columns-repeated="9" table:default-cell-style-name="ce9"/>
        <table:table-column table:style-name="co4" table:number-columns-repeated="11" table:default-cell-style-name="Default"/>
        <table:table-row table:style-name="ro1">
          <table:table-cell table:style-name="ce1" office:value-type="string">
            <text:p>Categories</text:p>
          </table:table-cell>
          <table:table-cell table:style-name="ce6" office:value-type="string">
            <text:p>Point Value</text:p>
          </table:table-cell>
          <table:table-cell table:style-name="ce6" office:value-type="string">
            <text:p>Clue</text:p>
          </table:table-cell>
          <table:table-cell table:style-name="ce6" office:value-type="string">
            <text:p>Correct Answer</text:p>
          </table:table-cell>
          <table:table-cell table:style-name="ce6" office:value-type="string">
            <text:p>Incorrect 1</text:p>
          </table:table-cell>
          <table:table-cell table:style-name="ce6" office:value-type="string">
            <text:p>Incorrect 2</text:p>
          </table:table-cell>
          <table:table-cell table:style-name="ce6" office:value-type="string">
            <text:p>Incorrect 3</text:p>
          </table:table-cell>
          <table:table-cell table:style-name="ce6" office:value-type="string">
            <text:p>FUNCTION</text:p>
          </table:table-cell>
          <table:table-cell table:style-name="ce10" table:number-columns-repeated="8"/>
          <table:table-cell table:number-columns-repeated="9"/>
          <table:table-cell table:formula="of:=CHAR(10)" office:value-type="string" office:string-value="&#10;">
            <text:p><text:line-break/></text:p>
          </table:table-cell>
          <table:table-cell table:formula="of:=CHAR(10)" office:value-type="string" office:string-value="&#10;">
            <text:p><text:line-break/></text:p>
          </table:table-cell>
        </table:table-row>
        <table:table-row table:style-name="ro1">
          <table:table-cell table:style-name="ce2" office:value-type="string">
            <text:p>Matheticians of Yesteryear</text:p>
          </table:table-cell>
          <table:table-cell office:value-type="float" office:value="200">
            <text:p>200</text:p>
          </table:table-cell>
          <table:table-cell office:value-type="string">
            <text:p>Pythagoras (of a&amp;sup2; + b&amp;sup2; = c&amp;sup2; fame) was from this empire.</text:p>
          </table:table-cell>
          <table:table-cell office:value-type="string">
            <text:p>What is the Greek Empire?</text:p>
          </table:table-cell>
          <table:table-cell office:value-type="string">
            <text:p>What is the Roman Empire?</text:p>
          </table:table-cell>
          <table:table-cell office:value-type="string">
            <text:p>What is the Persian Empire?</text:p>
          </table:table-cell>
          <table:table-cell office:value-type="string">
            <text:p>What is the Ottoman Empire?</text:p>
          </table:table-cell>
          <table:table-cell table:formula="of:=CONCATENATE( [.I2];[.J2];[.K2];[.L2];[.M2];[.N2];[.O2];[.P2] )" office:value-type="string" office:string-value="function A1()&#10;{&#10;var pointvalue=200;&#10;var column=&quot;A&quot;;&#10;CLUE=&quot;Pythagoras (of a&amp;sup2; + b&amp;sup2; = c&amp;sup2; fame) was from this empire.&quot;;&#10;CORRECT=&quot;What is the Greek Empire?&quot;;&#10;I1=&quot;What is the Roman Empire?&quot;;&#10;I2=&quot;What is the Persian Empire?&quot;;&#10;I3=&quot;What is the Ottoman Empire?&quot;;&#10;createQuestion(CLUE,pointvalue,column,CORRECT,I1,I2,I3);&#10;}&#10;">
            <text:p>function A1()<text:line-break/>{<text:line-break/>var pointvalue=200;<text:line-break/>var column="A";<text:line-break/>CLUE="Pythagoras (of a&amp;sup2; + b&amp;sup2; = c&amp;sup2; fame) was from this empire.";<text:line-break/>CORRECT="What is the Greek Empire?";<text:line-break/>I1="What is the Roman Empire?";<text:line-break/>I2="What is the Persian Empire?";<text:line-break/>I3="What is the Ottoman Empire?";<text:line-break/>createQuestion(CLUE,pointvalue,column,CORRECT,I1,I2,I3);<text:line-break/>}<text:line-break/></text:p>
          </table:table-cell>
          <table:table-cell table:formula="of:=CONCATENATE( &quot;function &quot;; CHAR(INT((ROW()-2)/5)+65);MOD((ROW()-2);5)+1;&quot;()&quot;;[.$Z$1];&quot;{&quot;;[.$Z$1])" office:value-type="string" office:string-value="function A1()&#10;{&#10;">
            <text:p>function A1()<text:line-break/>{<text:line-break/></text:p>
          </table:table-cell>
          <table:table-cell table:formula="of:=CONCATENATE( &quot;var pointvalue=&quot;;[.B2];&quot;;&quot;;[.$Z$1];&quot;var column=&quot;;CHAR(34);CHAR(INT((ROW()-2)/5)+65);CHAR(34);&quot;;&quot;;[.$Z$1] )" office:value-type="string" office:string-value="var pointvalue=200;&#10;var column=&quot;A&quot;;&#10;">
            <text:p>var pointvalue=200;<text:line-break/>var column="A";<text:line-break/></text:p>
          </table:table-cell>
          <table:table-cell table:formula="of:=CONCATENATE( &quot;CLUE=&quot;; CHAR(34);[.C2];CHAR(34);&quot;;&quot;;[.$Z$1])" office:value-type="string" office:string-value="CLUE=&quot;Pythagoras (of a&amp;sup2; + b&amp;sup2; = c&amp;sup2; fame) was from this empire.&quot;;&#10;">
            <text:p>CLUE="Pythagoras (of a&amp;sup2; + b&amp;sup2; = c&amp;sup2; fame) was from this empire.";<text:line-break/></text:p>
          </table:table-cell>
          <table:table-cell table:formula="of:=CONCATENATE( &quot;CORRECT=&quot;; CHAR(34);[.D2];CHAR(34);&quot;;&quot;;[.$Z$1])" office:value-type="string" office:string-value="CORRECT=&quot;What is the Greek Empire?&quot;;&#10;">
            <text:p>CORRECT="What is the Greek Empire?";<text:line-break/></text:p>
          </table:table-cell>
          <table:table-cell table:formula="of:=CONCATENATE( &quot;I1=&quot;; CHAR(34);[.E2];CHAR(34);&quot;;&quot;;[.$Z$1])" office:value-type="string" office:string-value="I1=&quot;What is the Roman Empire?&quot;;&#10;">
            <text:p>I1="What is the Roman Empire?";<text:line-break/></text:p>
          </table:table-cell>
          <table:table-cell table:formula="of:=CONCATENATE( &quot;I2=&quot;; CHAR(34);[.F2];CHAR(34);&quot;;&quot;;[.$Z$1])" office:value-type="string" office:string-value="I2=&quot;What is the Persian Empire?&quot;;&#10;">
            <text:p>I2="What is the Persian Empire?";<text:line-break/></text:p>
          </table:table-cell>
          <table:table-cell table:formula="of:=CONCATENATE( &quot;I3=&quot;; CHAR(34);[.G2];CHAR(34);&quot;;&quot;;[.$Z$1])" office:value-type="string" office:string-value="I3=&quot;What is the Ottoman Empire?&quot;;&#10;">
            <text:p>I3="What is the Ottoman Empire?";<text:line-break/></text:p>
          </table:table-cell>
          <table:table-cell table:formula="of:=CONCATENATE( &quot;createQuestion(CLUE,pointvalue,column,CORRECT,I1,I2,I3);&quot;;[.$Z$1];&quot;}&quot;;[.$Z$1])" office:value-type="string" office:string-value="createQuestion(CLUE,pointvalue,column,CORRECT,I1,I2,I3);&#10;}&#10;">
            <text:p>createQuestion(CLUE,pointvalue,column,CORRECT,I1,I2,I3);<text:line-break/>}<text:line-break/>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Term Time</text:p>
          </table:table-cell>
          <table:table-cell office:value-type="float" office:value="400">
            <text:p>400</text:p>
          </table:table-cell>
          <table:table-cell office:value-type="string">
            <text:p>The Sequence: 0, 1, 1, 2, 3, 5, 8, 13 … is named for this famous mathematician.</text:p>
          </table:table-cell>
          <table:table-cell office:value-type="string">
            <text:p>Who is Fibonacci?</text:p>
          </table:table-cell>
          <table:table-cell office:value-type="string">
            <text:p>Who is Gauss?</text:p>
          </table:table-cell>
          <table:table-cell office:value-type="string">
            <text:p>Who is Taylor?</text:p>
          </table:table-cell>
          <table:table-cell office:value-type="string">
            <text:p>Who is Newton?</text:p>
          </table:table-cell>
          <table:table-cell table:formula="of:=CONCATENATE( [.I3];[.J3];[.K3];[.L3];[.M3];[.N3];[.O3];[.P3] )" office:value-type="string" office:string-value="function A2()&#10;{&#10;var pointvalue=400;&#10;var column=&quot;A&quot;;&#10;CLUE=&quot;The Sequence: 0, 1, 1, 2, 3, 5, 8, 13 … is named for this famous mathematician.&quot;;&#10;CORRECT=&quot;Who is Fibonacci?&quot;;&#10;I1=&quot;Who is Gauss?&quot;;&#10;I2=&quot;Who is Taylor?&quot;;&#10;I3=&quot;Who is Newton?&quot;;&#10;createQuestion(CLUE,pointvalue,column,CORRECT,I1,I2,I3);&#10;}&#10;">
            <text:p>function A2()<text:line-break/>{<text:line-break/>var pointvalue=400;<text:line-break/>var column="A";<text:line-break/>CLUE="The Sequence: 0, 1, 1, 2, 3, 5, 8, 13 … is named for this famous mathematician.";<text:line-break/>CORRECT="Who is Fibonacci?";<text:line-break/>I1="Who is Gauss?";<text:line-break/>I2="Who is Taylor?";<text:line-break/>I3="Who is Newton?";<text:line-break/>createQuestion(CLUE,pointvalue,column,CORRECT,I1,I2,I3);<text:line-break/>}<text:line-break/></text:p>
          </table:table-cell>
          <table:table-cell table:formula="of:=CONCATENATE( &quot;function &quot;; CHAR(INT((ROW()-2)/5)+65);MOD((ROW()-2);5)+1;&quot;()&quot;;[.$Z$1];&quot;{&quot;;[.$Z$1])" office:value-type="string" office:string-value="function A2()&#10;{&#10;">
            <text:p>function A2()<text:line-break/>{<text:line-break/></text:p>
          </table:table-cell>
          <table:table-cell table:formula="of:=CONCATENATE( &quot;var pointvalue=&quot;;[.B3];&quot;;&quot;;[.$Z$1];&quot;var column=&quot;;CHAR(34);CHAR(INT((ROW()-2)/5)+65);CHAR(34);&quot;;&quot;;[.$Z$1] )" office:value-type="string" office:string-value="var pointvalue=400;&#10;var column=&quot;A&quot;;&#10;">
            <text:p>var pointvalue=400;<text:line-break/>var column="A";<text:line-break/></text:p>
          </table:table-cell>
          <table:table-cell table:formula="of:=CONCATENATE( &quot;CLUE=&quot;; CHAR(34);[.C3];CHAR(34);&quot;;&quot;;[.$Z$1])" office:value-type="string" office:string-value="CLUE=&quot;The Sequence: 0, 1, 1, 2, 3, 5, 8, 13 … is named for this famous mathematician.&quot;;&#10;">
            <text:p>CLUE="The Sequence: 0, 1, 1, 2, 3, 5, 8, 13 … is named for this famous mathematician.";<text:line-break/></text:p>
          </table:table-cell>
          <table:table-cell table:formula="of:=CONCATENATE( &quot;CORRECT=&quot;; CHAR(34);[.D3];CHAR(34);&quot;;&quot;;[.$Z$1])" office:value-type="string" office:string-value="CORRECT=&quot;Who is Fibonacci?&quot;;&#10;">
            <text:p>CORRECT="Who is Fibonacci?";<text:line-break/></text:p>
          </table:table-cell>
          <table:table-cell table:formula="of:=CONCATENATE( &quot;I1=&quot;; CHAR(34);[.E3];CHAR(34);&quot;;&quot;;[.$Z$1])" office:value-type="string" office:string-value="I1=&quot;Who is Gauss?&quot;;&#10;">
            <text:p>I1="Who is Gauss?";<text:line-break/></text:p>
          </table:table-cell>
          <table:table-cell table:formula="of:=CONCATENATE( &quot;I2=&quot;; CHAR(34);[.F3];CHAR(34);&quot;;&quot;;[.$Z$1])" office:value-type="string" office:string-value="I2=&quot;Who is Taylor?&quot;;&#10;">
            <text:p>I2="Who is Taylor?";<text:line-break/></text:p>
          </table:table-cell>
          <table:table-cell table:formula="of:=CONCATENATE( &quot;I3=&quot;; CHAR(34);[.G3];CHAR(34);&quot;;&quot;;[.$Z$1])" office:value-type="string" office:string-value="I3=&quot;Who is Newton?&quot;;&#10;">
            <text:p>I3="Who is Newton?";<text:line-break/></text:p>
          </table:table-cell>
          <table:table-cell table:formula="of:=CONCATENATE( &quot;createQuestion(CLUE,pointvalue,column,CORRECT,I1,I2,I3);&quot;;[.$Z$1];&quot;}&quot;;[.$Z$1])" office:value-type="string" office:string-value="createQuestion(CLUE,pointvalue,column,CORRECT,I1,I2,I3);&#10;}&#10;">
            <text:p>createQuestion(CLUE,pointvalue,column,CORRECT,I1,I2,I3);<text:line-break/>}<text:line-break/></text:p>
          </table:table-cell>
          <table:table-cell table:number-columns-repeated="11"/>
        </table:table-row>
        <table:table-row table:style-name="ro1">
          <table:table-cell table:style-name="ce2" table:formula="of:=CONCATENATE( &quot;Category &quot;; ROW()-1 )" office:value-type="string" office:string-value="Category 3">
            <text:p>Category 3</text:p>
          </table:table-cell>
          <table:table-cell office:value-type="float" office:value="600">
            <text:p>600</text:p>
          </table:table-cell>
          <table:table-cell office:value-type="string">
            <text:p>He invented a calculator in 1642.</text:p>
          </table:table-cell>
          <table:table-cell office:value-type="string">
            <text:p>Who is Pascal?</text:p>
          </table:table-cell>
          <table:table-cell office:value-type="string">
            <text:p>Who is Fermat?</text:p>
          </table:table-cell>
          <table:table-cell office:value-type="string">
            <text:p>Who is Taylor?</text:p>
          </table:table-cell>
          <table:table-cell office:value-type="string">
            <text:p>Who is Gauss?</text:p>
          </table:table-cell>
          <table:table-cell table:formula="of:=CONCATENATE( [.I4];[.J4];[.K4];[.L4];[.M4];[.N4];[.O4];[.P4] )" office:value-type="string" office:string-value="function A3()&#10;{&#10;var pointvalue=600;&#10;var column=&quot;A&quot;;&#10;CLUE=&quot;He invented a calculator in 1642.&quot;;&#10;CORRECT=&quot;Who is Pascal?&quot;;&#10;I1=&quot;Who is Fermat?&quot;;&#10;I2=&quot;Who is Taylor?&quot;;&#10;I3=&quot;Who is Gauss?&quot;;&#10;createQuestion(CLUE,pointvalue,column,CORRECT,I1,I2,I3);&#10;}&#10;">
            <text:p>function A3()<text:line-break/>{<text:line-break/>var pointvalue=600;<text:line-break/>var column="A";<text:line-break/>CLUE="He invented a calculator in 1642.";<text:line-break/>CORRECT="Who is Pascal?";<text:line-break/>I1="Who is Fermat?";<text:line-break/>I2="Who is Taylor?";<text:line-break/>I3="Who is Gauss?";<text:line-break/>createQuestion(CLUE,pointvalue,column,CORRECT,I1,I2,I3);<text:line-break/>}<text:line-break/></text:p>
          </table:table-cell>
          <table:table-cell table:formula="of:=CONCATENATE( &quot;function &quot;; CHAR(INT((ROW()-2)/5)+65);MOD((ROW()-2);5)+1;&quot;()&quot;;[.$Z$1];&quot;{&quot;;[.$Z$1])" office:value-type="string" office:string-value="function A3()&#10;{&#10;">
            <text:p>function A3()<text:line-break/>{<text:line-break/></text:p>
          </table:table-cell>
          <table:table-cell table:formula="of:=CONCATENATE( &quot;var pointvalue=&quot;;[.B4];&quot;;&quot;;[.$Z$1];&quot;var column=&quot;;CHAR(34);CHAR(INT((ROW()-2)/5)+65);CHAR(34);&quot;;&quot;;[.$Z$1] )" office:value-type="string" office:string-value="var pointvalue=600;&#10;var column=&quot;A&quot;;&#10;">
            <text:p>var pointvalue=600;<text:line-break/>var column="A";<text:line-break/></text:p>
          </table:table-cell>
          <table:table-cell table:formula="of:=CONCATENATE( &quot;CLUE=&quot;; CHAR(34);[.C4];CHAR(34);&quot;;&quot;;[.$Z$1])" office:value-type="string" office:string-value="CLUE=&quot;He invented a calculator in 1642.&quot;;&#10;">
            <text:p>CLUE="He invented a calculator in 1642.";<text:line-break/></text:p>
          </table:table-cell>
          <table:table-cell table:formula="of:=CONCATENATE( &quot;CORRECT=&quot;; CHAR(34);[.D4];CHAR(34);&quot;;&quot;;[.$Z$1])" office:value-type="string" office:string-value="CORRECT=&quot;Who is Pascal?&quot;;&#10;">
            <text:p>CORRECT="Who is Pascal?";<text:line-break/></text:p>
          </table:table-cell>
          <table:table-cell table:formula="of:=CONCATENATE( &quot;I1=&quot;; CHAR(34);[.E4];CHAR(34);&quot;;&quot;;[.$Z$1])" office:value-type="string" office:string-value="I1=&quot;Who is Fermat?&quot;;&#10;">
            <text:p>I1="Who is Fermat?";<text:line-break/></text:p>
          </table:table-cell>
          <table:table-cell table:formula="of:=CONCATENATE( &quot;I2=&quot;; CHAR(34);[.F4];CHAR(34);&quot;;&quot;;[.$Z$1])" office:value-type="string" office:string-value="I2=&quot;Who is Taylor?&quot;;&#10;">
            <text:p>I2="Who is Taylor?";<text:line-break/></text:p>
          </table:table-cell>
          <table:table-cell table:formula="of:=CONCATENATE( &quot;I3=&quot;; CHAR(34);[.G4];CHAR(34);&quot;;&quot;;[.$Z$1])" office:value-type="string" office:string-value="I3=&quot;Who is Gauss?&quot;;&#10;">
            <text:p>I3="Who is Gauss?";<text:line-break/></text:p>
          </table:table-cell>
          <table:table-cell table:formula="of:=CONCATENATE( &quot;createQuestion(CLUE,pointvalue,column,CORRECT,I1,I2,I3);&quot;;[.$Z$1];&quot;}&quot;;[.$Z$1])" office:value-type="string" office:string-value="createQuestion(CLUE,pointvalue,column,CORRECT,I1,I2,I3);&#10;}&#10;">
            <text:p>createQuestion(CLUE,pointvalue,column,CORRECT,I1,I2,I3);<text:line-break/>}<text:line-break/></text:p>
          </table:table-cell>
          <table:table-cell table:number-columns-repeated="11"/>
        </table:table-row>
        <table:table-row table:style-name="ro1">
          <table:table-cell table:style-name="ce2" table:formula="of:=CONCATENATE( &quot;Category &quot;; ROW()-1 )" office:value-type="string" office:string-value="Category 4">
            <text:p>Category 4</text:p>
          </table:table-cell>
          <table:table-cell office:value-type="float" office:value="800">
            <text:p>800</text:p>
          </table:table-cell>
          <table:table-cell office:value-type="string">
            <text:p>The Number: 2.71828... is named for him.</text:p>
          </table:table-cell>
          <table:table-cell office:value-type="string">
            <text:p>Who is Euler?</text:p>
          </table:table-cell>
          <table:table-cell office:value-type="string">
            <text:p>Who is Euclid?</text:p>
          </table:table-cell>
          <table:table-cell office:value-type="string">
            <text:p>Who is Avogadro?</text:p>
          </table:table-cell>
          <table:table-cell office:value-type="string">
            <text:p>Who is Newton?</text:p>
          </table:table-cell>
          <table:table-cell table:formula="of:=CONCATENATE( [.I5];[.J5];[.K5];[.L5];[.M5];[.N5];[.O5];[.P5] )" office:value-type="string" office:string-value="function A4()&#10;{&#10;var pointvalue=800;&#10;var column=&quot;A&quot;;&#10;CLUE=&quot;The Number: 2.71828... is named for him.&quot;;&#10;CORRECT=&quot;Who is Euler?&quot;;&#10;I1=&quot;Who is Euclid?&quot;;&#10;I2=&quot;Who is Avogadro?&quot;;&#10;I3=&quot;Who is Newton?&quot;;&#10;createQuestion(CLUE,pointvalue,column,CORRECT,I1,I2,I3);&#10;}&#10;">
            <text:p>function A4()<text:line-break/>{<text:line-break/>var pointvalue=800;<text:line-break/>var column="A";<text:line-break/>CLUE="The Number: 2.71828... is named for him.";<text:line-break/>CORRECT="Who is Euler?";<text:line-break/>I1="Who is Euclid?";<text:line-break/>I2="Who is Avogadro?";<text:line-break/>I3="Who is Newton?";<text:line-break/>createQuestion(CLUE,pointvalue,column,CORRECT,I1,I2,I3);<text:line-break/>}<text:line-break/></text:p>
          </table:table-cell>
          <table:table-cell table:formula="of:=CONCATENATE( &quot;function &quot;; CHAR(INT((ROW()-2)/5)+65);MOD((ROW()-2);5)+1;&quot;()&quot;;[.$Z$1];&quot;{&quot;;[.$Z$1])" office:value-type="string" office:string-value="function A4()&#10;{&#10;">
            <text:p>function A4()<text:line-break/>{<text:line-break/></text:p>
          </table:table-cell>
          <table:table-cell table:formula="of:=CONCATENATE( &quot;var pointvalue=&quot;;[.B5];&quot;;&quot;;[.$Z$1];&quot;var column=&quot;;CHAR(34);CHAR(INT((ROW()-2)/5)+65);CHAR(34);&quot;;&quot;;[.$Z$1] )" office:value-type="string" office:string-value="var pointvalue=800;&#10;var column=&quot;A&quot;;&#10;">
            <text:p>var pointvalue=800;<text:line-break/>var column="A";<text:line-break/></text:p>
          </table:table-cell>
          <table:table-cell table:formula="of:=CONCATENATE( &quot;CLUE=&quot;; CHAR(34);[.C5];CHAR(34);&quot;;&quot;;[.$Z$1])" office:value-type="string" office:string-value="CLUE=&quot;The Number: 2.71828... is named for him.&quot;;&#10;">
            <text:p>CLUE="The Number: 2.71828... is named for him.";<text:line-break/></text:p>
          </table:table-cell>
          <table:table-cell table:formula="of:=CONCATENATE( &quot;CORRECT=&quot;; CHAR(34);[.D5];CHAR(34);&quot;;&quot;;[.$Z$1])" office:value-type="string" office:string-value="CORRECT=&quot;Who is Euler?&quot;;&#10;">
            <text:p>CORRECT="Who is Euler?";<text:line-break/></text:p>
          </table:table-cell>
          <table:table-cell table:formula="of:=CONCATENATE( &quot;I1=&quot;; CHAR(34);[.E5];CHAR(34);&quot;;&quot;;[.$Z$1])" office:value-type="string" office:string-value="I1=&quot;Who is Euclid?&quot;;&#10;">
            <text:p>I1="Who is Euclid?";<text:line-break/></text:p>
          </table:table-cell>
          <table:table-cell table:formula="of:=CONCATENATE( &quot;I2=&quot;; CHAR(34);[.F5];CHAR(34);&quot;;&quot;;[.$Z$1])" office:value-type="string" office:string-value="I2=&quot;Who is Avogadro?&quot;;&#10;">
            <text:p>I2="Who is Avogadro?";<text:line-break/></text:p>
          </table:table-cell>
          <table:table-cell table:formula="of:=CONCATENATE( &quot;I3=&quot;; CHAR(34);[.G5];CHAR(34);&quot;;&quot;;[.$Z$1])" office:value-type="string" office:string-value="I3=&quot;Who is Newton?&quot;;&#10;">
            <text:p>I3="Who is Newton?";<text:line-break/></text:p>
          </table:table-cell>
          <table:table-cell table:formula="of:=CONCATENATE( &quot;createQuestion(CLUE,pointvalue,column,CORRECT,I1,I2,I3);&quot;;[.$Z$1];&quot;}&quot;;[.$Z$1])" office:value-type="string" office:string-value="createQuestion(CLUE,pointvalue,column,CORRECT,I1,I2,I3);&#10;}&#10;">
            <text:p>createQuestion(CLUE,pointvalue,column,CORRECT,I1,I2,I3);<text:line-break/>}<text:line-break/></text:p>
          </table:table-cell>
          <table:table-cell table:number-columns-repeated="11"/>
        </table:table-row>
        <table:table-row table:style-name="ro1">
          <table:table-cell table:style-name="ce2" table:formula="of:=CONCATENATE( &quot;Category &quot;; ROW()-1 )" office:value-type="string" office:string-value="Category 5">
            <text:p>Category 5</text:p>
          </table:table-cell>
          <table:table-cell office:value-type="float" office:value="1000">
            <text:p>1000</text:p>
          </table:table-cell>
          <table:table-cell office:value-type="string">
            <text:p>He is the father of geometry.</text:p>
          </table:table-cell>
          <table:table-cell office:value-type="string">
            <text:p>Who is Euclid?</text:p>
          </table:table-cell>
          <table:table-cell office:value-type="string">
            <text:p>Who is Euler?</text:p>
          </table:table-cell>
          <table:table-cell office:value-type="string">
            <text:p>Who is Liebniz?</text:p>
          </table:table-cell>
          <table:table-cell office:value-type="string">
            <text:p>Who is Pythagoras?</text:p>
          </table:table-cell>
          <table:table-cell table:formula="of:=CONCATENATE( [.I6];[.J6];[.K6];[.L6];[.M6];[.N6];[.O6];[.P6] )" office:value-type="string" office:string-value="function A5()&#10;{&#10;var pointvalue=1000;&#10;var column=&quot;A&quot;;&#10;CLUE=&quot;He is the father of geometry.&quot;;&#10;CORRECT=&quot;Who is Euclid?&quot;;&#10;I1=&quot;Who is Euler?&quot;;&#10;I2=&quot;Who is Liebniz?&quot;;&#10;I3=&quot;Who is Pythagoras?&quot;;&#10;createQuestion(CLUE,pointvalue,column,CORRECT,I1,I2,I3);&#10;}&#10;">
            <text:p>function A5()<text:line-break/>{<text:line-break/>var pointvalue=1000;<text:line-break/>var column="A";<text:line-break/>CLUE="He is the father of geometry.";<text:line-break/>CORRECT="Who is Euclid?";<text:line-break/>I1="Who is Euler?";<text:line-break/>I2="Who is Liebniz?";<text:line-break/>I3="Who is Pythagoras?";<text:line-break/>createQuestion(CLUE,pointvalue,column,CORRECT,I1,I2,I3);<text:line-break/>}<text:line-break/></text:p>
          </table:table-cell>
          <table:table-cell table:formula="of:=CONCATENATE( &quot;function &quot;; CHAR(INT((ROW()-2)/5)+65);MOD((ROW()-2);5)+1;&quot;()&quot;;[.$Z$1];&quot;{&quot;;[.$Z$1])" office:value-type="string" office:string-value="function A5()&#10;{&#10;">
            <text:p>function A5()<text:line-break/>{<text:line-break/></text:p>
          </table:table-cell>
          <table:table-cell table:formula="of:=CONCATENATE( &quot;var pointvalue=&quot;;[.B6];&quot;;&quot;;[.$Z$1];&quot;var column=&quot;;CHAR(34);CHAR(INT((ROW()-2)/5)+65);CHAR(34);&quot;;&quot;;[.$Z$1] )" office:value-type="string" office:string-value="var pointvalue=1000;&#10;var column=&quot;A&quot;;&#10;">
            <text:p>var pointvalue=1000;<text:line-break/>var column="A";<text:line-break/></text:p>
          </table:table-cell>
          <table:table-cell table:formula="of:=CONCATENATE( &quot;CLUE=&quot;; CHAR(34);[.C6];CHAR(34);&quot;;&quot;;[.$Z$1])" office:value-type="string" office:string-value="CLUE=&quot;He is the father of geometry.&quot;;&#10;">
            <text:p>CLUE="He is the father of geometry.";<text:line-break/></text:p>
          </table:table-cell>
          <table:table-cell table:formula="of:=CONCATENATE( &quot;CORRECT=&quot;; CHAR(34);[.D6];CHAR(34);&quot;;&quot;;[.$Z$1])" office:value-type="string" office:string-value="CORRECT=&quot;Who is Euclid?&quot;;&#10;">
            <text:p>CORRECT="Who is Euclid?";<text:line-break/></text:p>
          </table:table-cell>
          <table:table-cell table:formula="of:=CONCATENATE( &quot;I1=&quot;; CHAR(34);[.E6];CHAR(34);&quot;;&quot;;[.$Z$1])" office:value-type="string" office:string-value="I1=&quot;Who is Euler?&quot;;&#10;">
            <text:p>I1="Who is Euler?";<text:line-break/></text:p>
          </table:table-cell>
          <table:table-cell table:formula="of:=CONCATENATE( &quot;I2=&quot;; CHAR(34);[.F6];CHAR(34);&quot;;&quot;;[.$Z$1])" office:value-type="string" office:string-value="I2=&quot;Who is Liebniz?&quot;;&#10;">
            <text:p>I2="Who is Liebniz?";<text:line-break/></text:p>
          </table:table-cell>
          <table:table-cell table:formula="of:=CONCATENATE( &quot;I3=&quot;; CHAR(34);[.G6];CHAR(34);&quot;;&quot;;[.$Z$1])" office:value-type="string" office:string-value="I3=&quot;Who is Pythagoras?&quot;;&#10;">
            <text:p>I3="Who is Pythagoras?";<text:line-break/></text:p>
          </table:table-cell>
          <table:table-cell table:formula="of:=CONCATENATE( &quot;createQuestion(CLUE,pointvalue,column,CORRECT,I1,I2,I3);&quot;;[.$Z$1];&quot;}&quot;;[.$Z$1])" office:value-type="string" office:string-value="createQuestion(CLUE,pointvalue,column,CORRECT,I1,I2,I3);&#10;}&#10;">
            <text:p>createQuestion(CLUE,pointvalue,column,CORRECT,I1,I2,I3);<text:line-break/>}<text:line-break/></text:p>
          </table:table-cell>
          <table:table-cell table:number-columns-repeated="11"/>
        </table:table-row>
        <table:table-row table:style-name="ro1">
          <table:table-cell table:style-name="ce2" table:formula="of:=CONCATENATE( &quot;Category &quot;; ROW()-1 )" office:value-type="string" office:string-value="Category 6">
            <text:p>Category 6</text:p>
          </table:table-cell>
          <table:table-cell office:value-type="float" office:value="200">
            <text:p>200</text:p>
          </table:table-cell>
          <table:table-cell table:formula="of:=CONCATENATE( &quot;This is clue number &quot;; ROW()-1;&quot;.&quot;)" office:value-type="string" office:string-value="This is clue number 6.">
            <text:p>This is clue number 6.</text:p>
          </table:table-cell>
          <table:table-cell office:value-type="string">
            <text:p>Correct Response</text:p>
          </table:table-cell>
          <table:table-cell table:number-columns-repeated="3" office:value-type="string">
            <text:p>Incorrect Response</text:p>
          </table:table-cell>
          <table:table-cell table:formula="of:=CONCATENATE( [.I7];[.J7];[.K7];[.L7];[.M7];[.N7];[.O7];[.P7] )" office:value-type="string" office:string-value="function B1()&#10;{&#10;var pointvalue=200;&#10;var column=&quot;B&quot;;&#10;CLUE=&quot;This is clue number 6.&quot;;&#10;CORRECT=&quot;Correct Response&quot;;&#10;I1=&quot;Incorrect Response&quot;;&#10;I2=&quot;Incorrect Response&quot;;&#10;I3=&quot;Incorrect Response&quot;;&#10;createQuestion(CLUE,pointvalue,column,CORRECT,I1,I2,I3);&#10;}&#10;">
            <text:p>function B1()<text:line-break/>{<text:line-break/>var pointvalue=200;<text:line-break/>var column="B";<text:line-break/>CLUE="This is clue number 6.";<text:line-break/>CORRECT="Correct Response";<text:line-break/>I1="Incorrect Response";<text:line-break/>I2="Incorrect Response";<text:line-break/>I3="Incorrect Response";<text:line-break/>createQuestion(CLUE,pointvalue,column,CORRECT,I1,I2,I3);<text:line-break/>}<text:line-break/></text:p>
          </table:table-cell>
          <table:table-cell table:formula="of:=CONCATENATE( &quot;function &quot;; CHAR(INT((ROW()-2)/5)+65);MOD((ROW()-2);5)+1;&quot;()&quot;;[.$Z$1];&quot;{&quot;;[.$Z$1])" office:value-type="string" office:string-value="function B1()&#10;{&#10;">
            <text:p>function B1()<text:line-break/>{<text:line-break/></text:p>
          </table:table-cell>
          <table:table-cell table:formula="of:=CONCATENATE( &quot;var pointvalue=&quot;;[.B7];&quot;;&quot;;[.$Z$1];&quot;var column=&quot;;CHAR(34);CHAR(INT((ROW()-2)/5)+65);CHAR(34);&quot;;&quot;;[.$Z$1] )" office:value-type="string" office:string-value="var pointvalue=200;&#10;var column=&quot;B&quot;;&#10;">
            <text:p>var pointvalue=200;<text:line-break/>var column="B";<text:line-break/></text:p>
          </table:table-cell>
          <table:table-cell table:formula="of:=CONCATENATE( &quot;CLUE=&quot;; CHAR(34);[.C7];CHAR(34);&quot;;&quot;;[.$Z$1])" office:value-type="string" office:string-value="CLUE=&quot;This is clue number 6.&quot;;&#10;">
            <text:p>CLUE="This is clue number 6.";<text:line-break/></text:p>
          </table:table-cell>
          <table:table-cell table:formula="of:=CONCATENATE( &quot;CORRECT=&quot;; CHAR(34);[.D7];CHAR(34);&quot;;&quot;;[.$Z$1])" office:value-type="string" office:string-value="CORRECT=&quot;Correct Response&quot;;&#10;">
            <text:p>CORRECT="Correct Response";<text:line-break/></text:p>
          </table:table-cell>
          <table:table-cell table:formula="of:=CONCATENATE( &quot;I1=&quot;; CHAR(34);[.E7];CHAR(34);&quot;;&quot;;[.$Z$1])" office:value-type="string" office:string-value="I1=&quot;Incorrect Response&quot;;&#10;">
            <text:p>I1="Incorrect Response";<text:line-break/></text:p>
          </table:table-cell>
          <table:table-cell table:formula="of:=CONCATENATE( &quot;I2=&quot;; CHAR(34);[.F7];CHAR(34);&quot;;&quot;;[.$Z$1])" office:value-type="string" office:string-value="I2=&quot;Incorrect Response&quot;;&#10;">
            <text:p>I2="Incorrect Response";<text:line-break/></text:p>
          </table:table-cell>
          <table:table-cell table:formula="of:=CONCATENATE( &quot;I3=&quot;; CHAR(34);[.G7];CHAR(34);&quot;;&quot;;[.$Z$1])" office:value-type="string" office:string-value="I3=&quot;Incorrect Response&quot;;&#10;">
            <text:p>I3="Incorrect Response";<text:line-break/></text:p>
          </table:table-cell>
          <table:table-cell table:formula="of:=CONCATENATE( &quot;createQuestion(CLUE,pointvalue,column,CORRECT,I1,I2,I3);&quot;;[.$Z$1];&quot;}&quot;;[.$Z$1])" office:value-type="string" office:string-value="createQuestion(CLUE,pointvalue,column,CORRECT,I1,I2,I3);&#10;}&#10;">
            <text:p>createQuestion(CLUE,pointvalue,column,CORRECT,I1,I2,I3);<text:line-break/>}<text:line-break/></text:p>
          </table:table-cell>
          <table:table-cell table:number-columns-repeated="11"/>
        </table:table-row>
        <table:table-row table:style-name="ro1">
          <table:table-cell table:style-name="ce2"/>
          <table:table-cell office:value-type="float" office:value="400">
            <text:p>400</text:p>
          </table:table-cell>
          <table:table-cell table:formula="of:=CONCATENATE( &quot;This is clue number &quot;; ROW()-1;&quot;.&quot;)" office:value-type="string" office:string-value="This is clue number 7.">
            <text:p>This is clue number 7.</text:p>
          </table:table-cell>
          <table:table-cell office:value-type="string">
            <text:p>Correct Response</text:p>
          </table:table-cell>
          <table:table-cell table:number-columns-repeated="3" office:value-type="string">
            <text:p>Incorrect Response</text:p>
          </table:table-cell>
          <table:table-cell table:formula="of:=CONCATENATE( [.I8];[.J8];[.K8];[.L8];[.M8];[.N8];[.O8];[.P8] )" office:value-type="string" office:string-value="function B2()&#10;{&#10;var pointvalue=400;&#10;var column=&quot;B&quot;;&#10;CLUE=&quot;This is clue number 7.&quot;;&#10;CORRECT=&quot;Correct Response&quot;;&#10;I1=&quot;Incorrect Response&quot;;&#10;I2=&quot;Incorrect Response&quot;;&#10;I3=&quot;Incorrect Response&quot;;&#10;createQuestion(CLUE,pointvalue,column,CORRECT,I1,I2,I3);&#10;}&#10;">
            <text:p>function B2()<text:line-break/>{<text:line-break/>var pointvalue=400;<text:line-break/>var column="B";<text:line-break/>CLUE="This is clue number 7.";<text:line-break/>CORRECT="Correct Response";<text:line-break/>I1="Incorrect Response";<text:line-break/>I2="Incorrect Response";<text:line-break/>I3="Incorrect Response";<text:line-break/>createQuestion(CLUE,pointvalue,column,CORRECT,I1,I2,I3);<text:line-break/>}<text:line-break/></text:p>
          </table:table-cell>
          <table:table-cell table:formula="of:=CONCATENATE( &quot;function &quot;; CHAR(INT((ROW()-2)/5)+65);MOD((ROW()-2);5)+1;&quot;()&quot;;[.$Z$1];&quot;{&quot;;[.$Z$1])" office:value-type="string" office:string-value="function B2()&#10;{&#10;">
            <text:p>function B2()<text:line-break/>{<text:line-break/></text:p>
          </table:table-cell>
          <table:table-cell table:formula="of:=CONCATENATE( &quot;var pointvalue=&quot;;[.B8];&quot;;&quot;;[.$Z$1];&quot;var column=&quot;;CHAR(34);CHAR(INT((ROW()-2)/5)+65);CHAR(34);&quot;;&quot;;[.$Z$1] )" office:value-type="string" office:string-value="var pointvalue=400;&#10;var column=&quot;B&quot;;&#10;">
            <text:p>var pointvalue=400;<text:line-break/>var column="B";<text:line-break/></text:p>
          </table:table-cell>
          <table:table-cell table:formula="of:=CONCATENATE( &quot;CLUE=&quot;; CHAR(34);[.C8];CHAR(34);&quot;;&quot;;[.$Z$1])" office:value-type="string" office:string-value="CLUE=&quot;This is clue number 7.&quot;;&#10;">
            <text:p>CLUE="This is clue number 7.";<text:line-break/></text:p>
          </table:table-cell>
          <table:table-cell table:formula="of:=CONCATENATE( &quot;CORRECT=&quot;; CHAR(34);[.D8];CHAR(34);&quot;;&quot;;[.$Z$1])" office:value-type="string" office:string-value="CORRECT=&quot;Correct Response&quot;;&#10;">
            <text:p>CORRECT="Correct Response";<text:line-break/></text:p>
          </table:table-cell>
          <table:table-cell table:formula="of:=CONCATENATE( &quot;I1=&quot;; CHAR(34);[.E8];CHAR(34);&quot;;&quot;;[.$Z$1])" office:value-type="string" office:string-value="I1=&quot;Incorrect Response&quot;;&#10;">
            <text:p>I1="Incorrect Response";<text:line-break/></text:p>
          </table:table-cell>
          <table:table-cell table:formula="of:=CONCATENATE( &quot;I2=&quot;; CHAR(34);[.F8];CHAR(34);&quot;;&quot;;[.$Z$1])" office:value-type="string" office:string-value="I2=&quot;Incorrect Response&quot;;&#10;">
            <text:p>I2="Incorrect Response";<text:line-break/></text:p>
          </table:table-cell>
          <table:table-cell table:formula="of:=CONCATENATE( &quot;I3=&quot;; CHAR(34);[.G8];CHAR(34);&quot;;&quot;;[.$Z$1])" office:value-type="string" office:string-value="I3=&quot;Incorrect Response&quot;;&#10;">
            <text:p>I3="Incorrect Response";<text:line-break/></text:p>
          </table:table-cell>
          <table:table-cell table:formula="of:=CONCATENATE( &quot;createQuestion(CLUE,pointvalue,column,CORRECT,I1,I2,I3);&quot;;[.$Z$1];&quot;}&quot;;[.$Z$1])" office:value-type="string" office:string-value="createQuestion(CLUE,pointvalue,column,CORRECT,I1,I2,I3);&#10;}&#10;">
            <text:p>createQuestion(CLUE,pointvalue,column,CORRECT,I1,I2,I3);<text:line-break/>}<text:line-break/>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TimeLimit &lt;= 10</text:p>
          </table:table-cell>
          <table:table-cell office:value-type="float" office:value="600">
            <text:p>600</text:p>
          </table:table-cell>
          <table:table-cell office:value-type="string">
            <text:p>The set of points equidistant to a singular point is called this.</text:p>
          </table:table-cell>
          <table:table-cell office:value-type="string">
            <text:p>What is a circle?</text:p>
          </table:table-cell>
          <table:table-cell office:value-type="string">
            <text:p>What is an equi-lateral?</text:p>
          </table:table-cell>
          <table:table-cell office:value-type="string">
            <text:p>What is a plane?</text:p>
          </table:table-cell>
          <table:table-cell office:value-type="string">
            <text:p>What is a Line Segment?</text:p>
          </table:table-cell>
          <table:table-cell table:formula="of:=CONCATENATE( [.I9];[.J9];[.K9];[.L9];[.M9];[.N9];[.O9];[.P9] )" office:value-type="string" office:string-value="function B3()&#10;{&#10;var pointvalue=600;&#10;var column=&quot;B&quot;;&#10;CLUE=&quot;The set of points equidistant to a singular point is called this.&quot;;&#10;CORRECT=&quot;What is a circle?&quot;;&#10;I1=&quot;What is an equi-lateral?&quot;;&#10;I2=&quot;What is a plane?&quot;;&#10;I3=&quot;What is a Line Segment?&quot;;&#10;createQuestion(CLUE,pointvalue,column,CORRECT,I1,I2,I3);&#10;}&#10;">
            <text:p>function B3()<text:line-break/>{<text:line-break/>var pointvalue=600;<text:line-break/>var column="B";<text:line-break/>CLUE="The set of points equidistant to a singular point is called this.";<text:line-break/>CORRECT="What is a circle?";<text:line-break/>I1="What is an equi-lateral?";<text:line-break/>I2="What is a plane?";<text:line-break/>I3="What is a Line Segment?";<text:line-break/>createQuestion(CLUE,pointvalue,column,CORRECT,I1,I2,I3);<text:line-break/>}<text:line-break/></text:p>
          </table:table-cell>
          <table:table-cell table:formula="of:=CONCATENATE( &quot;function &quot;; CHAR(INT((ROW()-2)/5)+65);MOD((ROW()-2);5)+1;&quot;()&quot;;[.$Z$1];&quot;{&quot;;[.$Z$1])" office:value-type="string" office:string-value="function B3()&#10;{&#10;">
            <text:p>function B3()<text:line-break/>{<text:line-break/></text:p>
          </table:table-cell>
          <table:table-cell table:formula="of:=CONCATENATE( &quot;var pointvalue=&quot;;[.B9];&quot;;&quot;;[.$Z$1];&quot;var column=&quot;;CHAR(34);CHAR(INT((ROW()-2)/5)+65);CHAR(34);&quot;;&quot;;[.$Z$1] )" office:value-type="string" office:string-value="var pointvalue=600;&#10;var column=&quot;B&quot;;&#10;">
            <text:p>var pointvalue=600;<text:line-break/>var column="B";<text:line-break/></text:p>
          </table:table-cell>
          <table:table-cell table:formula="of:=CONCATENATE( &quot;CLUE=&quot;; CHAR(34);[.C9];CHAR(34);&quot;;&quot;;[.$Z$1])" office:value-type="string" office:string-value="CLUE=&quot;The set of points equidistant to a singular point is called this.&quot;;&#10;">
            <text:p>CLUE="The set of points equidistant to a singular point is called this.";<text:line-break/></text:p>
          </table:table-cell>
          <table:table-cell table:formula="of:=CONCATENATE( &quot;CORRECT=&quot;; CHAR(34);[.D9];CHAR(34);&quot;;&quot;;[.$Z$1])" office:value-type="string" office:string-value="CORRECT=&quot;What is a circle?&quot;;&#10;">
            <text:p>CORRECT="What is a circle?";<text:line-break/></text:p>
          </table:table-cell>
          <table:table-cell table:formula="of:=CONCATENATE( &quot;I1=&quot;; CHAR(34);[.E9];CHAR(34);&quot;;&quot;;[.$Z$1])" office:value-type="string" office:string-value="I1=&quot;What is an equi-lateral?&quot;;&#10;">
            <text:p>I1="What is an equi-lateral?";<text:line-break/></text:p>
          </table:table-cell>
          <table:table-cell table:formula="of:=CONCATENATE( &quot;I2=&quot;; CHAR(34);[.F9];CHAR(34);&quot;;&quot;;[.$Z$1])" office:value-type="string" office:string-value="I2=&quot;What is a plane?&quot;;&#10;">
            <text:p>I2="What is a plane?";<text:line-break/></text:p>
          </table:table-cell>
          <table:table-cell table:formula="of:=CONCATENATE( &quot;I3=&quot;; CHAR(34);[.G9];CHAR(34);&quot;;&quot;;[.$Z$1])" office:value-type="string" office:string-value="I3=&quot;What is a Line Segment?&quot;;&#10;">
            <text:p>I3="What is a Line Segment?";<text:line-break/></text:p>
          </table:table-cell>
          <table:table-cell table:formula="of:=CONCATENATE( &quot;createQuestion(CLUE,pointvalue,column,CORRECT,I1,I2,I3);&quot;;[.$Z$1];&quot;}&quot;;[.$Z$1])" office:value-type="string" office:string-value="createQuestion(CLUE,pointvalue,column,CORRECT,I1,I2,I3);&#10;}&#10;">
            <text:p>createQuestion(CLUE,pointvalue,column,CORRECT,I1,I2,I3);<text:line-break/>}<text:line-break/></text:p>
          </table:table-cell>
          <table:table-cell table:number-columns-repeated="11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float" office:value="800">
            <text:p>800</text:p>
          </table:table-cell>
          <table:table-cell office:value-type="string">
            <text:p>This word refers to the number on the &amp;#34;top&amp;#34; of a fraction.</text:p>
          </table:table-cell>
          <table:table-cell office:value-type="string">
            <text:p>What is Numerator?</text:p>
          </table:table-cell>
          <table:table-cell office:value-type="string">
            <text:p>What is Denominator?</text:p>
          </table:table-cell>
          <table:table-cell office:value-type="string">
            <text:p>What is Discriminator?</text:p>
          </table:table-cell>
          <table:table-cell office:value-type="string">
            <text:p>What is Dividend?</text:p>
          </table:table-cell>
          <table:table-cell table:formula="of:=CONCATENATE( [.I10];[.J10];[.K10];[.L10];[.M10];[.N10];[.O10];[.P10] )" office:value-type="string" office:string-value="function B4()&#10;{&#10;var pointvalue=800;&#10;var column=&quot;B&quot;;&#10;CLUE=&quot;This word refers to the number on the &amp;#34;top&amp;#34; of a fraction.&quot;;&#10;CORRECT=&quot;What is Numerator?&quot;;&#10;I1=&quot;What is Denominator?&quot;;&#10;I2=&quot;What is Discriminator?&quot;;&#10;I3=&quot;What is Dividend?&quot;;&#10;createQuestion(CLUE,pointvalue,column,CORRECT,I1,I2,I3);&#10;}&#10;">
            <text:p>function B4()<text:line-break/>{<text:line-break/>var pointvalue=800;<text:line-break/>var column="B";<text:line-break/>CLUE="This word refers to the number on the &amp;#34;top&amp;#34; of a fraction.";<text:line-break/>CORRECT="What is Numerator?";<text:line-break/>I1="What is Denominator?";<text:line-break/>I2="What is Discriminator?";<text:line-break/>I3="What is Dividend?";<text:line-break/>createQuestion(CLUE,pointvalue,column,CORRECT,I1,I2,I3);<text:line-break/>}<text:line-break/></text:p>
          </table:table-cell>
          <table:table-cell table:formula="of:=CONCATENATE( &quot;function &quot;; CHAR(INT((ROW()-2)/5)+65);MOD((ROW()-2);5)+1;&quot;()&quot;;[.$Z$1];&quot;{&quot;;[.$Z$1])" office:value-type="string" office:string-value="function B4()&#10;{&#10;">
            <text:p>function B4()<text:line-break/>{<text:line-break/></text:p>
          </table:table-cell>
          <table:table-cell table:formula="of:=CONCATENATE( &quot;var pointvalue=&quot;;[.B10];&quot;;&quot;;[.$Z$1];&quot;var column=&quot;;CHAR(34);CHAR(INT((ROW()-2)/5)+65);CHAR(34);&quot;;&quot;;[.$Z$1] )" office:value-type="string" office:string-value="var pointvalue=800;&#10;var column=&quot;B&quot;;&#10;">
            <text:p>var pointvalue=800;<text:line-break/>var column="B";<text:line-break/></text:p>
          </table:table-cell>
          <table:table-cell table:formula="of:=CONCATENATE( &quot;CLUE=&quot;; CHAR(34);[.C10];CHAR(34);&quot;;&quot;;[.$Z$1])" office:value-type="string" office:string-value="CLUE=&quot;This word refers to the number on the &amp;#34;top&amp;#34; of a fraction.&quot;;&#10;">
            <text:p>CLUE="This word refers to the number on the &amp;#34;top&amp;#34; of a fraction.";<text:line-break/></text:p>
          </table:table-cell>
          <table:table-cell table:formula="of:=CONCATENATE( &quot;CORRECT=&quot;; CHAR(34);[.D10];CHAR(34);&quot;;&quot;;[.$Z$1])" office:value-type="string" office:string-value="CORRECT=&quot;What is Numerator?&quot;;&#10;">
            <text:p>CORRECT="What is Numerator?";<text:line-break/></text:p>
          </table:table-cell>
          <table:table-cell table:formula="of:=CONCATENATE( &quot;I1=&quot;; CHAR(34);[.E10];CHAR(34);&quot;;&quot;;[.$Z$1])" office:value-type="string" office:string-value="I1=&quot;What is Denominator?&quot;;&#10;">
            <text:p>I1="What is Denominator?";<text:line-break/></text:p>
          </table:table-cell>
          <table:table-cell table:formula="of:=CONCATENATE( &quot;I2=&quot;; CHAR(34);[.F10];CHAR(34);&quot;;&quot;;[.$Z$1])" office:value-type="string" office:string-value="I2=&quot;What is Discriminator?&quot;;&#10;">
            <text:p>I2="What is Discriminator?";<text:line-break/></text:p>
          </table:table-cell>
          <table:table-cell table:formula="of:=CONCATENATE( &quot;I3=&quot;; CHAR(34);[.G10];CHAR(34);&quot;;&quot;;[.$Z$1])" office:value-type="string" office:string-value="I3=&quot;What is Dividend?&quot;;&#10;">
            <text:p>I3="What is Dividend?";<text:line-break/></text:p>
          </table:table-cell>
          <table:table-cell table:formula="of:=CONCATENATE( &quot;createQuestion(CLUE,pointvalue,column,CORRECT,I1,I2,I3);&quot;;[.$Z$1];&quot;}&quot;;[.$Z$1])" office:value-type="string" office:string-value="createQuestion(CLUE,pointvalue,column,CORRECT,I1,I2,I3);&#10;}&#10;">
            <text:p>createQuestion(CLUE,pointvalue,column,CORRECT,I1,I2,I3);<text:line-break/>}<text:line-break/>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string">
            <text:p>This out-of-use word refers to the x-coordinate on a coordinate plane.</text:p>
          </table:table-cell>
          <table:table-cell office:value-type="string">
            <text:p>What is Abscissa?</text:p>
          </table:table-cell>
          <table:table-cell office:value-type="string">
            <text:p>What is Discriminant?</text:p>
          </table:table-cell>
          <table:table-cell office:value-type="string">
            <text:p>What is Ordinate?</text:p>
          </table:table-cell>
          <table:table-cell office:value-type="string">
            <text:p>What is Determinant?</text:p>
          </table:table-cell>
          <table:table-cell table:formula="of:=CONCATENATE( [.I11];[.J11];[.K11];[.L11];[.M11];[.N11];[.O11];[.P11] )" office:value-type="string" office:string-value="function B5()&#10;{&#10;var pointvalue=1000;&#10;var column=&quot;B&quot;;&#10;CLUE=&quot;This out-of-use word refers to the x-coordinate on a coordinate plane.&quot;;&#10;CORRECT=&quot;What is Abscissa?&quot;;&#10;I1=&quot;What is Discriminant?&quot;;&#10;I2=&quot;What is Ordinate?&quot;;&#10;I3=&quot;What is Determinant?&quot;;&#10;createQuestion(CLUE,pointvalue,column,CORRECT,I1,I2,I3);&#10;}&#10;">
            <text:p>function B5()<text:line-break/>{<text:line-break/>var pointvalue=1000;<text:line-break/>var column="B";<text:line-break/>CLUE="This out-of-use word refers to the x-coordinate on a coordinate plane.";<text:line-break/>CORRECT="What is Abscissa?";<text:line-break/>I1="What is Discriminant?";<text:line-break/>I2="What is Ordinate?";<text:line-break/>I3="What is Determinant?";<text:line-break/>createQuestion(CLUE,pointvalue,column,CORRECT,I1,I2,I3);<text:line-break/>}<text:line-break/></text:p>
          </table:table-cell>
          <table:table-cell table:formula="of:=CONCATENATE( &quot;function &quot;; CHAR(INT((ROW()-2)/5)+65);MOD((ROW()-2);5)+1;&quot;()&quot;;[.$Z$1];&quot;{&quot;;[.$Z$1])" office:value-type="string" office:string-value="function B5()&#10;{&#10;">
            <text:p>function B5()<text:line-break/>{<text:line-break/></text:p>
          </table:table-cell>
          <table:table-cell table:formula="of:=CONCATENATE( &quot;var pointvalue=&quot;;[.B11];&quot;;&quot;;[.$Z$1];&quot;var column=&quot;;CHAR(34);CHAR(INT((ROW()-2)/5)+65);CHAR(34);&quot;;&quot;;[.$Z$1] )" office:value-type="string" office:string-value="var pointvalue=1000;&#10;var column=&quot;B&quot;;&#10;">
            <text:p>var pointvalue=1000;<text:line-break/>var column="B";<text:line-break/></text:p>
          </table:table-cell>
          <table:table-cell table:formula="of:=CONCATENATE( &quot;CLUE=&quot;; CHAR(34);[.C11];CHAR(34);&quot;;&quot;;[.$Z$1])" office:value-type="string" office:string-value="CLUE=&quot;This out-of-use word refers to the x-coordinate on a coordinate plane.&quot;;&#10;">
            <text:p>CLUE="This out-of-use word refers to the x-coordinate on a coordinate plane.";<text:line-break/></text:p>
          </table:table-cell>
          <table:table-cell table:formula="of:=CONCATENATE( &quot;CORRECT=&quot;; CHAR(34);[.D11];CHAR(34);&quot;;&quot;;[.$Z$1])" office:value-type="string" office:string-value="CORRECT=&quot;What is Abscissa?&quot;;&#10;">
            <text:p>CORRECT="What is Abscissa?";<text:line-break/></text:p>
          </table:table-cell>
          <table:table-cell table:formula="of:=CONCATENATE( &quot;I1=&quot;; CHAR(34);[.E11];CHAR(34);&quot;;&quot;;[.$Z$1])" office:value-type="string" office:string-value="I1=&quot;What is Discriminant?&quot;;&#10;">
            <text:p>I1="What is Discriminant?";<text:line-break/></text:p>
          </table:table-cell>
          <table:table-cell table:formula="of:=CONCATENATE( &quot;I2=&quot;; CHAR(34);[.F11];CHAR(34);&quot;;&quot;;[.$Z$1])" office:value-type="string" office:string-value="I2=&quot;What is Ordinate?&quot;;&#10;">
            <text:p>I2="What is Ordinate?";<text:line-break/></text:p>
          </table:table-cell>
          <table:table-cell table:formula="of:=CONCATENATE( &quot;I3=&quot;; CHAR(34);[.G11];CHAR(34);&quot;;&quot;;[.$Z$1])" office:value-type="string" office:string-value="I3=&quot;What is Determinant?&quot;;&#10;">
            <text:p>I3="What is Determinant?";<text:line-break/></text:p>
          </table:table-cell>
          <table:table-cell table:formula="of:=CONCATENATE( &quot;createQuestion(CLUE,pointvalue,column,CORRECT,I1,I2,I3);&quot;;[.$Z$1];&quot;}&quot;;[.$Z$1])" office:value-type="string" office:string-value="createQuestion(CLUE,pointvalue,column,CORRECT,I1,I2,I3);&#10;}&#10;">
            <text:p>createQuestion(CLUE,pointvalue,column,CORRECT,I1,I2,I3);<text:line-break/>}<text:line-break/>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Title</text:p>
          </table:table-cell>
          <table:table-cell office:value-type="float" office:value="200">
            <text:p>200</text:p>
          </table:table-cell>
          <table:table-cell table:formula="of:=CONCATENATE( &quot;This is clue number &quot;; ROW()-1;&quot;.&quot;)" office:value-type="string" office:string-value="This is clue number 11.">
            <text:p>This is clue number 11.</text:p>
          </table:table-cell>
          <table:table-cell office:value-type="string">
            <text:p>Correct Response</text:p>
          </table:table-cell>
          <table:table-cell table:number-columns-repeated="3" office:value-type="string">
            <text:p>Incorrect Response</text:p>
          </table:table-cell>
          <table:table-cell table:formula="of:=CONCATENATE( [.I12];[.J12];[.K12];[.L12];[.M12];[.N12];[.O12];[.P12] )" office:value-type="string" office:string-value="function C1()&#10;{&#10;var pointvalue=200;&#10;var column=&quot;C&quot;;&#10;CLUE=&quot;This is clue number 11.&quot;;&#10;CORRECT=&quot;Correct Response&quot;;&#10;I1=&quot;Incorrect Response&quot;;&#10;I2=&quot;Incorrect Response&quot;;&#10;I3=&quot;Incorrect Response&quot;;&#10;createQuestion(CLUE,pointvalue,column,CORRECT,I1,I2,I3);&#10;}&#10;">
            <text:p>function C1()<text:line-break/>{<text:line-break/>var pointvalue=200;<text:line-break/>var column="C";<text:line-break/>CLUE="This is clue number 11.";<text:line-break/>CORRECT="Correct Response";<text:line-break/>I1="Incorrect Response";<text:line-break/>I2="Incorrect Response";<text:line-break/>I3="Incorrect Response";<text:line-break/>createQuestion(CLUE,pointvalue,column,CORRECT,I1,I2,I3);<text:line-break/>}<text:line-break/></text:p>
          </table:table-cell>
          <table:table-cell table:formula="of:=CONCATENATE( &quot;function &quot;; CHAR(INT((ROW()-2)/5)+65);MOD((ROW()-2);5)+1;&quot;()&quot;;[.$Z$1];&quot;{&quot;;[.$Z$1])" office:value-type="string" office:string-value="function C1()&#10;{&#10;">
            <text:p>function C1()<text:line-break/>{<text:line-break/></text:p>
          </table:table-cell>
          <table:table-cell table:formula="of:=CONCATENATE( &quot;var pointvalue=&quot;;[.B12];&quot;;&quot;;[.$Z$1];&quot;var column=&quot;;CHAR(34);CHAR(INT((ROW()-2)/5)+65);CHAR(34);&quot;;&quot;;[.$Z$1] )" office:value-type="string" office:string-value="var pointvalue=200;&#10;var column=&quot;C&quot;;&#10;">
            <text:p>var pointvalue=200;<text:line-break/>var column="C";<text:line-break/></text:p>
          </table:table-cell>
          <table:table-cell table:formula="of:=CONCATENATE( &quot;CLUE=&quot;; CHAR(34);[.C12];CHAR(34);&quot;;&quot;;[.$Z$1])" office:value-type="string" office:string-value="CLUE=&quot;This is clue number 11.&quot;;&#10;">
            <text:p>CLUE="This is clue number 11.";<text:line-break/></text:p>
          </table:table-cell>
          <table:table-cell table:formula="of:=CONCATENATE( &quot;CORRECT=&quot;; CHAR(34);[.D12];CHAR(34);&quot;;&quot;;[.$Z$1])" office:value-type="string" office:string-value="CORRECT=&quot;Correct Response&quot;;&#10;">
            <text:p>CORRECT="Correct Response";<text:line-break/></text:p>
          </table:table-cell>
          <table:table-cell table:formula="of:=CONCATENATE( &quot;I1=&quot;; CHAR(34);[.E12];CHAR(34);&quot;;&quot;;[.$Z$1])" office:value-type="string" office:string-value="I1=&quot;Incorrect Response&quot;;&#10;">
            <text:p>I1="Incorrect Response";<text:line-break/></text:p>
          </table:table-cell>
          <table:table-cell table:formula="of:=CONCATENATE( &quot;I2=&quot;; CHAR(34);[.F12];CHAR(34);&quot;;&quot;;[.$Z$1])" office:value-type="string" office:string-value="I2=&quot;Incorrect Response&quot;;&#10;">
            <text:p>I2="Incorrect Response";<text:line-break/></text:p>
          </table:table-cell>
          <table:table-cell table:formula="of:=CONCATENATE( &quot;I3=&quot;; CHAR(34);[.G12];CHAR(34);&quot;;&quot;;[.$Z$1])" office:value-type="string" office:string-value="I3=&quot;Incorrect Response&quot;;&#10;">
            <text:p>I3="Incorrect Response";<text:line-break/></text:p>
          </table:table-cell>
          <table:table-cell table:formula="of:=CONCATENATE( &quot;createQuestion(CLUE,pointvalue,column,CORRECT,I1,I2,I3);&quot;;[.$Z$1];&quot;}&quot;;[.$Z$1])" office:value-type="string" office:string-value="createQuestion(CLUE,pointvalue,column,CORRECT,I1,I2,I3);&#10;}&#10;">
            <text:p>createQuestion(CLUE,pointvalue,column,CORRECT,I1,I2,I3);<text:line-break/>}<text:line-break/></text:p>
          </table:table-cell>
          <table:table-cell table:number-columns-repeated="11"/>
        </table:table-row>
        <table:table-row table:style-name="ro1">
          <table:table-cell table:style-name="ce5" office:value-type="string" table:number-columns-spanned="1" table:number-rows-spanned="4">
            <text:p>Math jeopardy!</text:p>
          </table:table-cell>
          <table:table-cell office:value-type="float" office:value="400">
            <text:p>400</text:p>
          </table:table-cell>
          <table:table-cell table:formula="of:=CONCATENATE( &quot;This is clue number &quot;; ROW()-1;&quot;.&quot;)" office:value-type="string" office:string-value="This is clue number 12.">
            <text:p>This is clue number 12.</text:p>
          </table:table-cell>
          <table:table-cell office:value-type="string">
            <text:p>Correct Response</text:p>
          </table:table-cell>
          <table:table-cell table:number-columns-repeated="3" office:value-type="string">
            <text:p>Incorrect Response</text:p>
          </table:table-cell>
          <table:table-cell table:formula="of:=CONCATENATE( [.I13];[.J13];[.K13];[.L13];[.M13];[.N13];[.O13];[.P13] )" office:value-type="string" office:string-value="function C2()&#10;{&#10;var pointvalue=400;&#10;var column=&quot;C&quot;;&#10;CLUE=&quot;This is clue number 12.&quot;;&#10;CORRECT=&quot;Correct Response&quot;;&#10;I1=&quot;Incorrect Response&quot;;&#10;I2=&quot;Incorrect Response&quot;;&#10;I3=&quot;Incorrect Response&quot;;&#10;createQuestion(CLUE,pointvalue,column,CORRECT,I1,I2,I3);&#10;}&#10;">
            <text:p>function C2()<text:line-break/>{<text:line-break/>var pointvalue=400;<text:line-break/>var column="C";<text:line-break/>CLUE="This is clue number 12.";<text:line-break/>CORRECT="Correct Response";<text:line-break/>I1="Incorrect Response";<text:line-break/>I2="Incorrect Response";<text:line-break/>I3="Incorrect Response";<text:line-break/>createQuestion(CLUE,pointvalue,column,CORRECT,I1,I2,I3);<text:line-break/>}<text:line-break/></text:p>
          </table:table-cell>
          <table:table-cell table:formula="of:=CONCATENATE( &quot;function &quot;; CHAR(INT((ROW()-2)/5)+65);MOD((ROW()-2);5)+1;&quot;()&quot;;[.$Z$1];&quot;{&quot;;[.$Z$1])" office:value-type="string" office:string-value="function C2()&#10;{&#10;">
            <text:p>function C2()<text:line-break/>{<text:line-break/></text:p>
          </table:table-cell>
          <table:table-cell table:formula="of:=CONCATENATE( &quot;var pointvalue=&quot;;[.B13];&quot;;&quot;;[.$Z$1];&quot;var column=&quot;;CHAR(34);CHAR(INT((ROW()-2)/5)+65);CHAR(34);&quot;;&quot;;[.$Z$1] )" office:value-type="string" office:string-value="var pointvalue=400;&#10;var column=&quot;C&quot;;&#10;">
            <text:p>var pointvalue=400;<text:line-break/>var column="C";<text:line-break/></text:p>
          </table:table-cell>
          <table:table-cell table:formula="of:=CONCATENATE( &quot;CLUE=&quot;; CHAR(34);[.C13];CHAR(34);&quot;;&quot;;[.$Z$1])" office:value-type="string" office:string-value="CLUE=&quot;This is clue number 12.&quot;;&#10;">
            <text:p>CLUE="This is clue number 12.";<text:line-break/></text:p>
          </table:table-cell>
          <table:table-cell table:formula="of:=CONCATENATE( &quot;CORRECT=&quot;; CHAR(34);[.D13];CHAR(34);&quot;;&quot;;[.$Z$1])" office:value-type="string" office:string-value="CORRECT=&quot;Correct Response&quot;;&#10;">
            <text:p>CORRECT="Correct Response";<text:line-break/></text:p>
          </table:table-cell>
          <table:table-cell table:formula="of:=CONCATENATE( &quot;I1=&quot;; CHAR(34);[.E13];CHAR(34);&quot;;&quot;;[.$Z$1])" office:value-type="string" office:string-value="I1=&quot;Incorrect Response&quot;;&#10;">
            <text:p>I1="Incorrect Response";<text:line-break/></text:p>
          </table:table-cell>
          <table:table-cell table:formula="of:=CONCATENATE( &quot;I2=&quot;; CHAR(34);[.F13];CHAR(34);&quot;;&quot;;[.$Z$1])" office:value-type="string" office:string-value="I2=&quot;Incorrect Response&quot;;&#10;">
            <text:p>I2="Incorrect Response";<text:line-break/></text:p>
          </table:table-cell>
          <table:table-cell table:formula="of:=CONCATENATE( &quot;I3=&quot;; CHAR(34);[.G13];CHAR(34);&quot;;&quot;;[.$Z$1])" office:value-type="string" office:string-value="I3=&quot;Incorrect Response&quot;;&#10;">
            <text:p>I3="Incorrect Response";<text:line-break/></text:p>
          </table:table-cell>
          <table:table-cell table:formula="of:=CONCATENATE( &quot;createQuestion(CLUE,pointvalue,column,CORRECT,I1,I2,I3);&quot;;[.$Z$1];&quot;}&quot;;[.$Z$1])" office:value-type="string" office:string-value="createQuestion(CLUE,pointvalue,column,CORRECT,I1,I2,I3);&#10;}&#10;">
            <text:p>createQuestion(CLUE,pointvalue,column,CORRECT,I1,I2,I3);<text:line-break/>}<text:line-break/></text:p>
          </table:table-cell>
          <table:table-cell table:number-columns-repeated="11"/>
        </table:table-row>
        <table:table-row table:style-name="ro1">
          <table:covered-table-cell/>
          <table:table-cell office:value-type="float" office:value="600">
            <text:p>600</text:p>
          </table:table-cell>
          <table:table-cell table:formula="of:=CONCATENATE( &quot;This is clue number &quot;; ROW()-1;&quot;.&quot;)" office:value-type="string" office:string-value="This is clue number 13.">
            <text:p>This is clue number 13.</text:p>
          </table:table-cell>
          <table:table-cell office:value-type="string">
            <text:p>Correct Response</text:p>
          </table:table-cell>
          <table:table-cell table:number-columns-repeated="3" office:value-type="string">
            <text:p>Incorrect Response</text:p>
          </table:table-cell>
          <table:table-cell table:formula="of:=CONCATENATE( [.I14];[.J14];[.K14];[.L14];[.M14];[.N14];[.O14];[.P14] )" office:value-type="string" office:string-value="function C3()&#10;{&#10;var pointvalue=600;&#10;var column=&quot;C&quot;;&#10;CLUE=&quot;This is clue number 13.&quot;;&#10;CORRECT=&quot;Correct Response&quot;;&#10;I1=&quot;Incorrect Response&quot;;&#10;I2=&quot;Incorrect Response&quot;;&#10;I3=&quot;Incorrect Response&quot;;&#10;createQuestion(CLUE,pointvalue,column,CORRECT,I1,I2,I3);&#10;}&#10;">
            <text:p>function C3()<text:line-break/>{<text:line-break/>var pointvalue=600;<text:line-break/>var column="C";<text:line-break/>CLUE="This is clue number 13.";<text:line-break/>CORRECT="Correct Response";<text:line-break/>I1="Incorrect Response";<text:line-break/>I2="Incorrect Response";<text:line-break/>I3="Incorrect Response";<text:line-break/>createQuestion(CLUE,pointvalue,column,CORRECT,I1,I2,I3);<text:line-break/>}<text:line-break/></text:p>
          </table:table-cell>
          <table:table-cell table:formula="of:=CONCATENATE( &quot;function &quot;; CHAR(INT((ROW()-2)/5)+65);MOD((ROW()-2);5)+1;&quot;()&quot;;[.$Z$1];&quot;{&quot;;[.$Z$1])" office:value-type="string" office:string-value="function C3()&#10;{&#10;">
            <text:p>function C3()<text:line-break/>{<text:line-break/></text:p>
          </table:table-cell>
          <table:table-cell table:formula="of:=CONCATENATE( &quot;var pointvalue=&quot;;[.B14];&quot;;&quot;;[.$Z$1];&quot;var column=&quot;;CHAR(34);CHAR(INT((ROW()-2)/5)+65);CHAR(34);&quot;;&quot;;[.$Z$1] )" office:value-type="string" office:string-value="var pointvalue=600;&#10;var column=&quot;C&quot;;&#10;">
            <text:p>var pointvalue=600;<text:line-break/>var column="C";<text:line-break/></text:p>
          </table:table-cell>
          <table:table-cell table:formula="of:=CONCATENATE( &quot;CLUE=&quot;; CHAR(34);[.C14];CHAR(34);&quot;;&quot;;[.$Z$1])" office:value-type="string" office:string-value="CLUE=&quot;This is clue number 13.&quot;;&#10;">
            <text:p>CLUE="This is clue number 13.";<text:line-break/></text:p>
          </table:table-cell>
          <table:table-cell table:formula="of:=CONCATENATE( &quot;CORRECT=&quot;; CHAR(34);[.D14];CHAR(34);&quot;;&quot;;[.$Z$1])" office:value-type="string" office:string-value="CORRECT=&quot;Correct Response&quot;;&#10;">
            <text:p>CORRECT="Correct Response";<text:line-break/></text:p>
          </table:table-cell>
          <table:table-cell table:formula="of:=CONCATENATE( &quot;I1=&quot;; CHAR(34);[.E14];CHAR(34);&quot;;&quot;;[.$Z$1])" office:value-type="string" office:string-value="I1=&quot;Incorrect Response&quot;;&#10;">
            <text:p>I1="Incorrect Response";<text:line-break/></text:p>
          </table:table-cell>
          <table:table-cell table:formula="of:=CONCATENATE( &quot;I2=&quot;; CHAR(34);[.F14];CHAR(34);&quot;;&quot;;[.$Z$1])" office:value-type="string" office:string-value="I2=&quot;Incorrect Response&quot;;&#10;">
            <text:p>I2="Incorrect Response";<text:line-break/></text:p>
          </table:table-cell>
          <table:table-cell table:formula="of:=CONCATENATE( &quot;I3=&quot;; CHAR(34);[.G14];CHAR(34);&quot;;&quot;;[.$Z$1])" office:value-type="string" office:string-value="I3=&quot;Incorrect Response&quot;;&#10;">
            <text:p>I3="Incorrect Response";<text:line-break/></text:p>
          </table:table-cell>
          <table:table-cell table:formula="of:=CONCATENATE( &quot;createQuestion(CLUE,pointvalue,column,CORRECT,I1,I2,I3);&quot;;[.$Z$1];&quot;}&quot;;[.$Z$1])" office:value-type="string" office:string-value="createQuestion(CLUE,pointvalue,column,CORRECT,I1,I2,I3);&#10;}&#10;">
            <text:p>createQuestion(CLUE,pointvalue,column,CORRECT,I1,I2,I3);<text:line-break/>}<text:line-break/></text:p>
          </table:table-cell>
          <table:table-cell table:number-columns-repeated="11"/>
        </table:table-row>
        <table:table-row table:style-name="ro1">
          <table:covered-table-cell/>
          <table:table-cell office:value-type="float" office:value="800">
            <text:p>800</text:p>
          </table:table-cell>
          <table:table-cell table:formula="of:=CONCATENATE( &quot;This is clue number &quot;; ROW()-1;&quot;.&quot;)" office:value-type="string" office:string-value="This is clue number 14.">
            <text:p>This is clue number 14.</text:p>
          </table:table-cell>
          <table:table-cell office:value-type="string">
            <text:p>Correct Response</text:p>
          </table:table-cell>
          <table:table-cell table:number-columns-repeated="3" office:value-type="string">
            <text:p>Incorrect Response</text:p>
          </table:table-cell>
          <table:table-cell table:formula="of:=CONCATENATE( [.I15];[.J15];[.K15];[.L15];[.M15];[.N15];[.O15];[.P15] )" office:value-type="string" office:string-value="function C4()&#10;{&#10;var pointvalue=800;&#10;var column=&quot;C&quot;;&#10;CLUE=&quot;This is clue number 14.&quot;;&#10;CORRECT=&quot;Correct Response&quot;;&#10;I1=&quot;Incorrect Response&quot;;&#10;I2=&quot;Incorrect Response&quot;;&#10;I3=&quot;Incorrect Response&quot;;&#10;createQuestion(CLUE,pointvalue,column,CORRECT,I1,I2,I3);&#10;}&#10;">
            <text:p>function C4()<text:line-break/>{<text:line-break/>var pointvalue=800;<text:line-break/>var column="C";<text:line-break/>CLUE="This is clue number 14.";<text:line-break/>CORRECT="Correct Response";<text:line-break/>I1="Incorrect Response";<text:line-break/>I2="Incorrect Response";<text:line-break/>I3="Incorrect Response";<text:line-break/>createQuestion(CLUE,pointvalue,column,CORRECT,I1,I2,I3);<text:line-break/>}<text:line-break/></text:p>
          </table:table-cell>
          <table:table-cell table:formula="of:=CONCATENATE( &quot;function &quot;; CHAR(INT((ROW()-2)/5)+65);MOD((ROW()-2);5)+1;&quot;()&quot;;[.$Z$1];&quot;{&quot;;[.$Z$1])" office:value-type="string" office:string-value="function C4()&#10;{&#10;">
            <text:p>function C4()<text:line-break/>{<text:line-break/></text:p>
          </table:table-cell>
          <table:table-cell table:formula="of:=CONCATENATE( &quot;var pointvalue=&quot;;[.B15];&quot;;&quot;;[.$Z$1];&quot;var column=&quot;;CHAR(34);CHAR(INT((ROW()-2)/5)+65);CHAR(34);&quot;;&quot;;[.$Z$1] )" office:value-type="string" office:string-value="var pointvalue=800;&#10;var column=&quot;C&quot;;&#10;">
            <text:p>var pointvalue=800;<text:line-break/>var column="C";<text:line-break/></text:p>
          </table:table-cell>
          <table:table-cell table:formula="of:=CONCATENATE( &quot;CLUE=&quot;; CHAR(34);[.C15];CHAR(34);&quot;;&quot;;[.$Z$1])" office:value-type="string" office:string-value="CLUE=&quot;This is clue number 14.&quot;;&#10;">
            <text:p>CLUE="This is clue number 14.";<text:line-break/></text:p>
          </table:table-cell>
          <table:table-cell table:formula="of:=CONCATENATE( &quot;CORRECT=&quot;; CHAR(34);[.D15];CHAR(34);&quot;;&quot;;[.$Z$1])" office:value-type="string" office:string-value="CORRECT=&quot;Correct Response&quot;;&#10;">
            <text:p>CORRECT="Correct Response";<text:line-break/></text:p>
          </table:table-cell>
          <table:table-cell table:formula="of:=CONCATENATE( &quot;I1=&quot;; CHAR(34);[.E15];CHAR(34);&quot;;&quot;;[.$Z$1])" office:value-type="string" office:string-value="I1=&quot;Incorrect Response&quot;;&#10;">
            <text:p>I1="Incorrect Response";<text:line-break/></text:p>
          </table:table-cell>
          <table:table-cell table:formula="of:=CONCATENATE( &quot;I2=&quot;; CHAR(34);[.F15];CHAR(34);&quot;;&quot;;[.$Z$1])" office:value-type="string" office:string-value="I2=&quot;Incorrect Response&quot;;&#10;">
            <text:p>I2="Incorrect Response";<text:line-break/></text:p>
          </table:table-cell>
          <table:table-cell table:formula="of:=CONCATENATE( &quot;I3=&quot;; CHAR(34);[.G15];CHAR(34);&quot;;&quot;;[.$Z$1])" office:value-type="string" office:string-value="I3=&quot;Incorrect Response&quot;;&#10;">
            <text:p>I3="Incorrect Response";<text:line-break/></text:p>
          </table:table-cell>
          <table:table-cell table:formula="of:=CONCATENATE( &quot;createQuestion(CLUE,pointvalue,column,CORRECT,I1,I2,I3);&quot;;[.$Z$1];&quot;}&quot;;[.$Z$1])" office:value-type="string" office:string-value="createQuestion(CLUE,pointvalue,column,CORRECT,I1,I2,I3);&#10;}&#10;">
            <text:p>createQuestion(CLUE,pointvalue,column,CORRECT,I1,I2,I3);<text:line-break/>}<text:line-break/></text:p>
          </table:table-cell>
          <table:table-cell table:number-columns-repeated="11"/>
        </table:table-row>
        <table:table-row table:style-name="ro1">
          <table:covered-table-cell/>
          <table:table-cell office:value-type="float" office:value="1000">
            <text:p>1000</text:p>
          </table:table-cell>
          <table:table-cell table:formula="of:=CONCATENATE( &quot;This is clue number &quot;; ROW()-1;&quot;.&quot;)" office:value-type="string" office:string-value="This is clue number 15.">
            <text:p>This is clue number 15.</text:p>
          </table:table-cell>
          <table:table-cell office:value-type="string">
            <text:p>Correct Response</text:p>
          </table:table-cell>
          <table:table-cell table:number-columns-repeated="3" office:value-type="string">
            <text:p>Incorrect Response</text:p>
          </table:table-cell>
          <table:table-cell table:formula="of:=CONCATENATE( [.I16];[.J16];[.K16];[.L16];[.M16];[.N16];[.O16];[.P16] )" office:value-type="string" office:string-value="function C5()&#10;{&#10;var pointvalue=1000;&#10;var column=&quot;C&quot;;&#10;CLUE=&quot;This is clue number 15.&quot;;&#10;CORRECT=&quot;Correct Response&quot;;&#10;I1=&quot;Incorrect Response&quot;;&#10;I2=&quot;Incorrect Response&quot;;&#10;I3=&quot;Incorrect Response&quot;;&#10;createQuestion(CLUE,pointvalue,column,CORRECT,I1,I2,I3);&#10;}&#10;">
            <text:p>function C5()<text:line-break/>{<text:line-break/>var pointvalue=1000;<text:line-break/>var column="C";<text:line-break/>CLUE="This is clue number 15.";<text:line-break/>CORRECT="Correct Response";<text:line-break/>I1="Incorrect Response";<text:line-break/>I2="Incorrect Response";<text:line-break/>I3="Incorrect Response";<text:line-break/>createQuestion(CLUE,pointvalue,column,CORRECT,I1,I2,I3);<text:line-break/>}<text:line-break/></text:p>
          </table:table-cell>
          <table:table-cell table:formula="of:=CONCATENATE( &quot;function &quot;; CHAR(INT((ROW()-2)/5)+65);MOD((ROW()-2);5)+1;&quot;()&quot;;[.$Z$1];&quot;{&quot;;[.$Z$1])" office:value-type="string" office:string-value="function C5()&#10;{&#10;">
            <text:p>function C5()<text:line-break/>{<text:line-break/></text:p>
          </table:table-cell>
          <table:table-cell table:formula="of:=CONCATENATE( &quot;var pointvalue=&quot;;[.B16];&quot;;&quot;;[.$Z$1];&quot;var column=&quot;;CHAR(34);CHAR(INT((ROW()-2)/5)+65);CHAR(34);&quot;;&quot;;[.$Z$1] )" office:value-type="string" office:string-value="var pointvalue=1000;&#10;var column=&quot;C&quot;;&#10;">
            <text:p>var pointvalue=1000;<text:line-break/>var column="C";<text:line-break/></text:p>
          </table:table-cell>
          <table:table-cell table:formula="of:=CONCATENATE( &quot;CLUE=&quot;; CHAR(34);[.C16];CHAR(34);&quot;;&quot;;[.$Z$1])" office:value-type="string" office:string-value="CLUE=&quot;This is clue number 15.&quot;;&#10;">
            <text:p>CLUE="This is clue number 15.";<text:line-break/></text:p>
          </table:table-cell>
          <table:table-cell table:formula="of:=CONCATENATE( &quot;CORRECT=&quot;; CHAR(34);[.D16];CHAR(34);&quot;;&quot;;[.$Z$1])" office:value-type="string" office:string-value="CORRECT=&quot;Correct Response&quot;;&#10;">
            <text:p>CORRECT="Correct Response";<text:line-break/></text:p>
          </table:table-cell>
          <table:table-cell table:formula="of:=CONCATENATE( &quot;I1=&quot;; CHAR(34);[.E16];CHAR(34);&quot;;&quot;;[.$Z$1])" office:value-type="string" office:string-value="I1=&quot;Incorrect Response&quot;;&#10;">
            <text:p>I1="Incorrect Response";<text:line-break/></text:p>
          </table:table-cell>
          <table:table-cell table:formula="of:=CONCATENATE( &quot;I2=&quot;; CHAR(34);[.F16];CHAR(34);&quot;;&quot;;[.$Z$1])" office:value-type="string" office:string-value="I2=&quot;Incorrect Response&quot;;&#10;">
            <text:p>I2="Incorrect Response";<text:line-break/></text:p>
          </table:table-cell>
          <table:table-cell table:formula="of:=CONCATENATE( &quot;I3=&quot;; CHAR(34);[.G16];CHAR(34);&quot;;&quot;;[.$Z$1])" office:value-type="string" office:string-value="I3=&quot;Incorrect Response&quot;;&#10;">
            <text:p>I3="Incorrect Response";<text:line-break/></text:p>
          </table:table-cell>
          <table:table-cell table:formula="of:=CONCATENATE( &quot;createQuestion(CLUE,pointvalue,column,CORRECT,I1,I2,I3);&quot;;[.$Z$1];&quot;}&quot;;[.$Z$1])" office:value-type="string" office:string-value="createQuestion(CLUE,pointvalue,column,CORRECT,I1,I2,I3);&#10;}&#10;">
            <text:p>createQuestion(CLUE,pointvalue,column,CORRECT,I1,I2,I3);<text:line-break/>}<text:line-break/>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formula="of:=CONCATENATE( &quot;This is clue number &quot;; ROW()-1;&quot;.&quot;)" office:value-type="string" office:string-value="This is clue number 16.">
            <text:p>This is clue number 16.</text:p>
          </table:table-cell>
          <table:table-cell office:value-type="string">
            <text:p>Correct Response</text:p>
          </table:table-cell>
          <table:table-cell table:number-columns-repeated="3" office:value-type="string">
            <text:p>Incorrect Response</text:p>
          </table:table-cell>
          <table:table-cell table:formula="of:=CONCATENATE( [.I17];[.J17];[.K17];[.L17];[.M17];[.N17];[.O17];[.P17] )" office:value-type="string" office:string-value="function D1()&#10;{&#10;var pointvalue=200;&#10;var column=&quot;D&quot;;&#10;CLUE=&quot;This is clue number 16.&quot;;&#10;CORRECT=&quot;Correct Response&quot;;&#10;I1=&quot;Incorrect Response&quot;;&#10;I2=&quot;Incorrect Response&quot;;&#10;I3=&quot;Incorrect Response&quot;;&#10;createQuestion(CLUE,pointvalue,column,CORRECT,I1,I2,I3);&#10;}&#10;">
            <text:p>function D1()<text:line-break/>{<text:line-break/>var pointvalue=200;<text:line-break/>var column="D";<text:line-break/>CLUE="This is clue number 16.";<text:line-break/>CORRECT="Correct Response";<text:line-break/>I1="Incorrect Response";<text:line-break/>I2="Incorrect Response";<text:line-break/>I3="Incorrect Response";<text:line-break/>createQuestion(CLUE,pointvalue,column,CORRECT,I1,I2,I3);<text:line-break/>}<text:line-break/></text:p>
          </table:table-cell>
          <table:table-cell table:formula="of:=CONCATENATE( &quot;function &quot;; CHAR(INT((ROW()-2)/5)+65);MOD((ROW()-2);5)+1;&quot;()&quot;;[.$Z$1];&quot;{&quot;;[.$Z$1])" office:value-type="string" office:string-value="function D1()&#10;{&#10;">
            <text:p>function D1()<text:line-break/>{<text:line-break/></text:p>
          </table:table-cell>
          <table:table-cell table:formula="of:=CONCATENATE( &quot;var pointvalue=&quot;;[.B17];&quot;;&quot;;[.$Z$1];&quot;var column=&quot;;CHAR(34);CHAR(INT((ROW()-2)/5)+65);CHAR(34);&quot;;&quot;;[.$Z$1] )" office:value-type="string" office:string-value="var pointvalue=200;&#10;var column=&quot;D&quot;;&#10;">
            <text:p>var pointvalue=200;<text:line-break/>var column="D";<text:line-break/></text:p>
          </table:table-cell>
          <table:table-cell table:formula="of:=CONCATENATE( &quot;CLUE=&quot;; CHAR(34);[.C17];CHAR(34);&quot;;&quot;;[.$Z$1])" office:value-type="string" office:string-value="CLUE=&quot;This is clue number 16.&quot;;&#10;">
            <text:p>CLUE="This is clue number 16.";<text:line-break/></text:p>
          </table:table-cell>
          <table:table-cell table:formula="of:=CONCATENATE( &quot;CORRECT=&quot;; CHAR(34);[.D17];CHAR(34);&quot;;&quot;;[.$Z$1])" office:value-type="string" office:string-value="CORRECT=&quot;Correct Response&quot;;&#10;">
            <text:p>CORRECT="Correct Response";<text:line-break/></text:p>
          </table:table-cell>
          <table:table-cell table:formula="of:=CONCATENATE( &quot;I1=&quot;; CHAR(34);[.E17];CHAR(34);&quot;;&quot;;[.$Z$1])" office:value-type="string" office:string-value="I1=&quot;Incorrect Response&quot;;&#10;">
            <text:p>I1="Incorrect Response";<text:line-break/></text:p>
          </table:table-cell>
          <table:table-cell table:formula="of:=CONCATENATE( &quot;I2=&quot;; CHAR(34);[.F17];CHAR(34);&quot;;&quot;;[.$Z$1])" office:value-type="string" office:string-value="I2=&quot;Incorrect Response&quot;;&#10;">
            <text:p>I2="Incorrect Response";<text:line-break/></text:p>
          </table:table-cell>
          <table:table-cell table:formula="of:=CONCATENATE( &quot;I3=&quot;; CHAR(34);[.G17];CHAR(34);&quot;;&quot;;[.$Z$1])" office:value-type="string" office:string-value="I3=&quot;Incorrect Response&quot;;&#10;">
            <text:p>I3="Incorrect Response";<text:line-break/></text:p>
          </table:table-cell>
          <table:table-cell table:formula="of:=CONCATENATE( &quot;createQuestion(CLUE,pointvalue,column,CORRECT,I1,I2,I3);&quot;;[.$Z$1];&quot;}&quot;;[.$Z$1])" office:value-type="string" office:string-value="createQuestion(CLUE,pointvalue,column,CORRECT,I1,I2,I3);&#10;}&#10;">
            <text:p>createQuestion(CLUE,pointvalue,column,CORRECT,I1,I2,I3);<text:line-break/>}<text:line-break/>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00">
            <text:p>400</text:p>
          </table:table-cell>
          <table:table-cell table:formula="of:=CONCATENATE( &quot;This is clue number &quot;; ROW()-1;&quot;.&quot;)" office:value-type="string" office:string-value="This is clue number 17.">
            <text:p>This is clue number 17.</text:p>
          </table:table-cell>
          <table:table-cell office:value-type="string">
            <text:p>Correct Response</text:p>
          </table:table-cell>
          <table:table-cell table:number-columns-repeated="3" office:value-type="string">
            <text:p>Incorrect Response</text:p>
          </table:table-cell>
          <table:table-cell table:formula="of:=CONCATENATE( [.I18];[.J18];[.K18];[.L18];[.M18];[.N18];[.O18];[.P18] )" office:value-type="string" office:string-value="function D2()&#10;{&#10;var pointvalue=400;&#10;var column=&quot;D&quot;;&#10;CLUE=&quot;This is clue number 17.&quot;;&#10;CORRECT=&quot;Correct Response&quot;;&#10;I1=&quot;Incorrect Response&quot;;&#10;I2=&quot;Incorrect Response&quot;;&#10;I3=&quot;Incorrect Response&quot;;&#10;createQuestion(CLUE,pointvalue,column,CORRECT,I1,I2,I3);&#10;}&#10;">
            <text:p>function D2()<text:line-break/>{<text:line-break/>var pointvalue=400;<text:line-break/>var column="D";<text:line-break/>CLUE="This is clue number 17.";<text:line-break/>CORRECT="Correct Response";<text:line-break/>I1="Incorrect Response";<text:line-break/>I2="Incorrect Response";<text:line-break/>I3="Incorrect Response";<text:line-break/>createQuestion(CLUE,pointvalue,column,CORRECT,I1,I2,I3);<text:line-break/>}<text:line-break/></text:p>
          </table:table-cell>
          <table:table-cell table:formula="of:=CONCATENATE( &quot;function &quot;; CHAR(INT((ROW()-2)/5)+65);MOD((ROW()-2);5)+1;&quot;()&quot;;[.$Z$1];&quot;{&quot;;[.$Z$1])" office:value-type="string" office:string-value="function D2()&#10;{&#10;">
            <text:p>function D2()<text:line-break/>{<text:line-break/></text:p>
          </table:table-cell>
          <table:table-cell table:formula="of:=CONCATENATE( &quot;var pointvalue=&quot;;[.B18];&quot;;&quot;;[.$Z$1];&quot;var column=&quot;;CHAR(34);CHAR(INT((ROW()-2)/5)+65);CHAR(34);&quot;;&quot;;[.$Z$1] )" office:value-type="string" office:string-value="var pointvalue=400;&#10;var column=&quot;D&quot;;&#10;">
            <text:p>var pointvalue=400;<text:line-break/>var column="D";<text:line-break/></text:p>
          </table:table-cell>
          <table:table-cell table:formula="of:=CONCATENATE( &quot;CLUE=&quot;; CHAR(34);[.C18];CHAR(34);&quot;;&quot;;[.$Z$1])" office:value-type="string" office:string-value="CLUE=&quot;This is clue number 17.&quot;;&#10;">
            <text:p>CLUE="This is clue number 17.";<text:line-break/></text:p>
          </table:table-cell>
          <table:table-cell table:formula="of:=CONCATENATE( &quot;CORRECT=&quot;; CHAR(34);[.D18];CHAR(34);&quot;;&quot;;[.$Z$1])" office:value-type="string" office:string-value="CORRECT=&quot;Correct Response&quot;;&#10;">
            <text:p>CORRECT="Correct Response";<text:line-break/></text:p>
          </table:table-cell>
          <table:table-cell table:formula="of:=CONCATENATE( &quot;I1=&quot;; CHAR(34);[.E18];CHAR(34);&quot;;&quot;;[.$Z$1])" office:value-type="string" office:string-value="I1=&quot;Incorrect Response&quot;;&#10;">
            <text:p>I1="Incorrect Response";<text:line-break/></text:p>
          </table:table-cell>
          <table:table-cell table:formula="of:=CONCATENATE( &quot;I2=&quot;; CHAR(34);[.F18];CHAR(34);&quot;;&quot;;[.$Z$1])" office:value-type="string" office:string-value="I2=&quot;Incorrect Response&quot;;&#10;">
            <text:p>I2="Incorrect Response";<text:line-break/></text:p>
          </table:table-cell>
          <table:table-cell table:formula="of:=CONCATENATE( &quot;I3=&quot;; CHAR(34);[.G18];CHAR(34);&quot;;&quot;;[.$Z$1])" office:value-type="string" office:string-value="I3=&quot;Incorrect Response&quot;;&#10;">
            <text:p>I3="Incorrect Response";<text:line-break/></text:p>
          </table:table-cell>
          <table:table-cell table:formula="of:=CONCATENATE( &quot;createQuestion(CLUE,pointvalue,column,CORRECT,I1,I2,I3);&quot;;[.$Z$1];&quot;}&quot;;[.$Z$1])" office:value-type="string" office:string-value="createQuestion(CLUE,pointvalue,column,CORRECT,I1,I2,I3);&#10;}&#10;">
            <text:p>createQuestion(CLUE,pointvalue,column,CORRECT,I1,I2,I3);<text:line-break/>}<text:line-break/>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00">
            <text:p>600</text:p>
          </table:table-cell>
          <table:table-cell table:formula="of:=CONCATENATE( &quot;This is clue number &quot;; ROW()-1;&quot;.&quot;)" office:value-type="string" office:string-value="This is clue number 18.">
            <text:p>This is clue number 18.</text:p>
          </table:table-cell>
          <table:table-cell office:value-type="string">
            <text:p>Correct Response</text:p>
          </table:table-cell>
          <table:table-cell table:number-columns-repeated="3" office:value-type="string">
            <text:p>Incorrect Response</text:p>
          </table:table-cell>
          <table:table-cell table:formula="of:=CONCATENATE( [.I19];[.J19];[.K19];[.L19];[.M19];[.N19];[.O19];[.P19] )" office:value-type="string" office:string-value="function D3()&#10;{&#10;var pointvalue=600;&#10;var column=&quot;D&quot;;&#10;CLUE=&quot;This is clue number 18.&quot;;&#10;CORRECT=&quot;Correct Response&quot;;&#10;I1=&quot;Incorrect Response&quot;;&#10;I2=&quot;Incorrect Response&quot;;&#10;I3=&quot;Incorrect Response&quot;;&#10;createQuestion(CLUE,pointvalue,column,CORRECT,I1,I2,I3);&#10;}&#10;">
            <text:p>function D3()<text:line-break/>{<text:line-break/>var pointvalue=600;<text:line-break/>var column="D";<text:line-break/>CLUE="This is clue number 18.";<text:line-break/>CORRECT="Correct Response";<text:line-break/>I1="Incorrect Response";<text:line-break/>I2="Incorrect Response";<text:line-break/>I3="Incorrect Response";<text:line-break/>createQuestion(CLUE,pointvalue,column,CORRECT,I1,I2,I3);<text:line-break/>}<text:line-break/></text:p>
          </table:table-cell>
          <table:table-cell table:formula="of:=CONCATENATE( &quot;function &quot;; CHAR(INT((ROW()-2)/5)+65);MOD((ROW()-2);5)+1;&quot;()&quot;;[.$Z$1];&quot;{&quot;;[.$Z$1])" office:value-type="string" office:string-value="function D3()&#10;{&#10;">
            <text:p>function D3()<text:line-break/>{<text:line-break/></text:p>
          </table:table-cell>
          <table:table-cell table:formula="of:=CONCATENATE( &quot;var pointvalue=&quot;;[.B19];&quot;;&quot;;[.$Z$1];&quot;var column=&quot;;CHAR(34);CHAR(INT((ROW()-2)/5)+65);CHAR(34);&quot;;&quot;;[.$Z$1] )" office:value-type="string" office:string-value="var pointvalue=600;&#10;var column=&quot;D&quot;;&#10;">
            <text:p>var pointvalue=600;<text:line-break/>var column="D";<text:line-break/></text:p>
          </table:table-cell>
          <table:table-cell table:formula="of:=CONCATENATE( &quot;CLUE=&quot;; CHAR(34);[.C19];CHAR(34);&quot;;&quot;;[.$Z$1])" office:value-type="string" office:string-value="CLUE=&quot;This is clue number 18.&quot;;&#10;">
            <text:p>CLUE="This is clue number 18.";<text:line-break/></text:p>
          </table:table-cell>
          <table:table-cell table:formula="of:=CONCATENATE( &quot;CORRECT=&quot;; CHAR(34);[.D19];CHAR(34);&quot;;&quot;;[.$Z$1])" office:value-type="string" office:string-value="CORRECT=&quot;Correct Response&quot;;&#10;">
            <text:p>CORRECT="Correct Response";<text:line-break/></text:p>
          </table:table-cell>
          <table:table-cell table:formula="of:=CONCATENATE( &quot;I1=&quot;; CHAR(34);[.E19];CHAR(34);&quot;;&quot;;[.$Z$1])" office:value-type="string" office:string-value="I1=&quot;Incorrect Response&quot;;&#10;">
            <text:p>I1="Incorrect Response";<text:line-break/></text:p>
          </table:table-cell>
          <table:table-cell table:formula="of:=CONCATENATE( &quot;I2=&quot;; CHAR(34);[.F19];CHAR(34);&quot;;&quot;;[.$Z$1])" office:value-type="string" office:string-value="I2=&quot;Incorrect Response&quot;;&#10;">
            <text:p>I2="Incorrect Response";<text:line-break/></text:p>
          </table:table-cell>
          <table:table-cell table:formula="of:=CONCATENATE( &quot;I3=&quot;; CHAR(34);[.G19];CHAR(34);&quot;;&quot;;[.$Z$1])" office:value-type="string" office:string-value="I3=&quot;Incorrect Response&quot;;&#10;">
            <text:p>I3="Incorrect Response";<text:line-break/></text:p>
          </table:table-cell>
          <table:table-cell table:formula="of:=CONCATENATE( &quot;createQuestion(CLUE,pointvalue,column,CORRECT,I1,I2,I3);&quot;;[.$Z$1];&quot;}&quot;;[.$Z$1])" office:value-type="string" office:string-value="createQuestion(CLUE,pointvalue,column,CORRECT,I1,I2,I3);&#10;}&#10;">
            <text:p>createQuestion(CLUE,pointvalue,column,CORRECT,I1,I2,I3);<text:line-break/>}<text:line-break/>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00">
            <text:p>800</text:p>
          </table:table-cell>
          <table:table-cell table:formula="of:=CONCATENATE( &quot;This is clue number &quot;; ROW()-1;&quot;.&quot;)" office:value-type="string" office:string-value="This is clue number 19.">
            <text:p>This is clue number 19.</text:p>
          </table:table-cell>
          <table:table-cell office:value-type="string">
            <text:p>Correct Response</text:p>
          </table:table-cell>
          <table:table-cell table:number-columns-repeated="3" office:value-type="string">
            <text:p>Incorrect Response</text:p>
          </table:table-cell>
          <table:table-cell table:formula="of:=CONCATENATE( [.I20];[.J20];[.K20];[.L20];[.M20];[.N20];[.O20];[.P20] )" office:value-type="string" office:string-value="function D4()&#10;{&#10;var pointvalue=800;&#10;var column=&quot;D&quot;;&#10;CLUE=&quot;This is clue number 19.&quot;;&#10;CORRECT=&quot;Correct Response&quot;;&#10;I1=&quot;Incorrect Response&quot;;&#10;I2=&quot;Incorrect Response&quot;;&#10;I3=&quot;Incorrect Response&quot;;&#10;createQuestion(CLUE,pointvalue,column,CORRECT,I1,I2,I3);&#10;}&#10;">
            <text:p>function D4()<text:line-break/>{<text:line-break/>var pointvalue=800;<text:line-break/>var column="D";<text:line-break/>CLUE="This is clue number 19.";<text:line-break/>CORRECT="Correct Response";<text:line-break/>I1="Incorrect Response";<text:line-break/>I2="Incorrect Response";<text:line-break/>I3="Incorrect Response";<text:line-break/>createQuestion(CLUE,pointvalue,column,CORRECT,I1,I2,I3);<text:line-break/>}<text:line-break/></text:p>
          </table:table-cell>
          <table:table-cell table:formula="of:=CONCATENATE( &quot;function &quot;; CHAR(INT((ROW()-2)/5)+65);MOD((ROW()-2);5)+1;&quot;()&quot;;[.$Z$1];&quot;{&quot;;[.$Z$1])" office:value-type="string" office:string-value="function D4()&#10;{&#10;">
            <text:p>function D4()<text:line-break/>{<text:line-break/></text:p>
          </table:table-cell>
          <table:table-cell table:formula="of:=CONCATENATE( &quot;var pointvalue=&quot;;[.B20];&quot;;&quot;;[.$Z$1];&quot;var column=&quot;;CHAR(34);CHAR(INT((ROW()-2)/5)+65);CHAR(34);&quot;;&quot;;[.$Z$1] )" office:value-type="string" office:string-value="var pointvalue=800;&#10;var column=&quot;D&quot;;&#10;">
            <text:p>var pointvalue=800;<text:line-break/>var column="D";<text:line-break/></text:p>
          </table:table-cell>
          <table:table-cell table:formula="of:=CONCATENATE( &quot;CLUE=&quot;; CHAR(34);[.C20];CHAR(34);&quot;;&quot;;[.$Z$1])" office:value-type="string" office:string-value="CLUE=&quot;This is clue number 19.&quot;;&#10;">
            <text:p>CLUE="This is clue number 19.";<text:line-break/></text:p>
          </table:table-cell>
          <table:table-cell table:formula="of:=CONCATENATE( &quot;CORRECT=&quot;; CHAR(34);[.D20];CHAR(34);&quot;;&quot;;[.$Z$1])" office:value-type="string" office:string-value="CORRECT=&quot;Correct Response&quot;;&#10;">
            <text:p>CORRECT="Correct Response";<text:line-break/></text:p>
          </table:table-cell>
          <table:table-cell table:formula="of:=CONCATENATE( &quot;I1=&quot;; CHAR(34);[.E20];CHAR(34);&quot;;&quot;;[.$Z$1])" office:value-type="string" office:string-value="I1=&quot;Incorrect Response&quot;;&#10;">
            <text:p>I1="Incorrect Response";<text:line-break/></text:p>
          </table:table-cell>
          <table:table-cell table:formula="of:=CONCATENATE( &quot;I2=&quot;; CHAR(34);[.F20];CHAR(34);&quot;;&quot;;[.$Z$1])" office:value-type="string" office:string-value="I2=&quot;Incorrect Response&quot;;&#10;">
            <text:p>I2="Incorrect Response";<text:line-break/></text:p>
          </table:table-cell>
          <table:table-cell table:formula="of:=CONCATENATE( &quot;I3=&quot;; CHAR(34);[.G20];CHAR(34);&quot;;&quot;;[.$Z$1])" office:value-type="string" office:string-value="I3=&quot;Incorrect Response&quot;;&#10;">
            <text:p>I3="Incorrect Response";<text:line-break/></text:p>
          </table:table-cell>
          <table:table-cell table:formula="of:=CONCATENATE( &quot;createQuestion(CLUE,pointvalue,column,CORRECT,I1,I2,I3);&quot;;[.$Z$1];&quot;}&quot;;[.$Z$1])" office:value-type="string" office:string-value="createQuestion(CLUE,pointvalue,column,CORRECT,I1,I2,I3);&#10;}&#10;">
            <text:p>createQuestion(CLUE,pointvalue,column,CORRECT,I1,I2,I3);<text:line-break/>}<text:line-break/>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>
            <text:p>1000</text:p>
          </table:table-cell>
          <table:table-cell table:formula="of:=CONCATENATE( &quot;This is clue number &quot;; ROW()-1;&quot;.&quot;)" office:value-type="string" office:string-value="This is clue number 20.">
            <text:p>This is clue number 20.</text:p>
          </table:table-cell>
          <table:table-cell office:value-type="string">
            <text:p>Correct Response</text:p>
          </table:table-cell>
          <table:table-cell table:number-columns-repeated="3" office:value-type="string">
            <text:p>Incorrect Response</text:p>
          </table:table-cell>
          <table:table-cell table:formula="of:=CONCATENATE( [.I21];[.J21];[.K21];[.L21];[.M21];[.N21];[.O21];[.P21] )" office:value-type="string" office:string-value="function D5()&#10;{&#10;var pointvalue=1000;&#10;var column=&quot;D&quot;;&#10;CLUE=&quot;This is clue number 20.&quot;;&#10;CORRECT=&quot;Correct Response&quot;;&#10;I1=&quot;Incorrect Response&quot;;&#10;I2=&quot;Incorrect Response&quot;;&#10;I3=&quot;Incorrect Response&quot;;&#10;createQuestion(CLUE,pointvalue,column,CORRECT,I1,I2,I3);&#10;}&#10;">
            <text:p>function D5()<text:line-break/>{<text:line-break/>var pointvalue=1000;<text:line-break/>var column="D";<text:line-break/>CLUE="This is clue number 20.";<text:line-break/>CORRECT="Correct Response";<text:line-break/>I1="Incorrect Response";<text:line-break/>I2="Incorrect Response";<text:line-break/>I3="Incorrect Response";<text:line-break/>createQuestion(CLUE,pointvalue,column,CORRECT,I1,I2,I3);<text:line-break/>}<text:line-break/></text:p>
          </table:table-cell>
          <table:table-cell table:formula="of:=CONCATENATE( &quot;function &quot;; CHAR(INT((ROW()-2)/5)+65);MOD((ROW()-2);5)+1;&quot;()&quot;;[.$Z$1];&quot;{&quot;;[.$Z$1])" office:value-type="string" office:string-value="function D5()&#10;{&#10;">
            <text:p>function D5()<text:line-break/>{<text:line-break/></text:p>
          </table:table-cell>
          <table:table-cell table:formula="of:=CONCATENATE( &quot;var pointvalue=&quot;;[.B21];&quot;;&quot;;[.$Z$1];&quot;var column=&quot;;CHAR(34);CHAR(INT((ROW()-2)/5)+65);CHAR(34);&quot;;&quot;;[.$Z$1] )" office:value-type="string" office:string-value="var pointvalue=1000;&#10;var column=&quot;D&quot;;&#10;">
            <text:p>var pointvalue=1000;<text:line-break/>var column="D";<text:line-break/></text:p>
          </table:table-cell>
          <table:table-cell table:formula="of:=CONCATENATE( &quot;CLUE=&quot;; CHAR(34);[.C21];CHAR(34);&quot;;&quot;;[.$Z$1])" office:value-type="string" office:string-value="CLUE=&quot;This is clue number 20.&quot;;&#10;">
            <text:p>CLUE="This is clue number 20.";<text:line-break/></text:p>
          </table:table-cell>
          <table:table-cell table:formula="of:=CONCATENATE( &quot;CORRECT=&quot;; CHAR(34);[.D21];CHAR(34);&quot;;&quot;;[.$Z$1])" office:value-type="string" office:string-value="CORRECT=&quot;Correct Response&quot;;&#10;">
            <text:p>CORRECT="Correct Response";<text:line-break/></text:p>
          </table:table-cell>
          <table:table-cell table:formula="of:=CONCATENATE( &quot;I1=&quot;; CHAR(34);[.E21];CHAR(34);&quot;;&quot;;[.$Z$1])" office:value-type="string" office:string-value="I1=&quot;Incorrect Response&quot;;&#10;">
            <text:p>I1="Incorrect Response";<text:line-break/></text:p>
          </table:table-cell>
          <table:table-cell table:formula="of:=CONCATENATE( &quot;I2=&quot;; CHAR(34);[.F21];CHAR(34);&quot;;&quot;;[.$Z$1])" office:value-type="string" office:string-value="I2=&quot;Incorrect Response&quot;;&#10;">
            <text:p>I2="Incorrect Response";<text:line-break/></text:p>
          </table:table-cell>
          <table:table-cell table:formula="of:=CONCATENATE( &quot;I3=&quot;; CHAR(34);[.G21];CHAR(34);&quot;;&quot;;[.$Z$1])" office:value-type="string" office:string-value="I3=&quot;Incorrect Response&quot;;&#10;">
            <text:p>I3="Incorrect Response";<text:line-break/></text:p>
          </table:table-cell>
          <table:table-cell table:formula="of:=CONCATENATE( &quot;createQuestion(CLUE,pointvalue,column,CORRECT,I1,I2,I3);&quot;;[.$Z$1];&quot;}&quot;;[.$Z$1])" office:value-type="string" office:string-value="createQuestion(CLUE,pointvalue,column,CORRECT,I1,I2,I3);&#10;}&#10;">
            <text:p>createQuestion(CLUE,pointvalue,column,CORRECT,I1,I2,I3);<text:line-break/>}<text:line-break/>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formula="of:=CONCATENATE( &quot;This is clue number &quot;; ROW()-1;&quot;.&quot;)" office:value-type="string" office:string-value="This is clue number 21.">
            <text:p>This is clue number 21.</text:p>
          </table:table-cell>
          <table:table-cell office:value-type="string">
            <text:p>Correct Response</text:p>
          </table:table-cell>
          <table:table-cell table:number-columns-repeated="3" office:value-type="string">
            <text:p>Incorrect Response</text:p>
          </table:table-cell>
          <table:table-cell table:formula="of:=CONCATENATE( [.I22];[.J22];[.K22];[.L22];[.M22];[.N22];[.O22];[.P22] )" office:value-type="string" office:string-value="function E1()&#10;{&#10;var pointvalue=200;&#10;var column=&quot;E&quot;;&#10;CLUE=&quot;This is clue number 21.&quot;;&#10;CORRECT=&quot;Correct Response&quot;;&#10;I1=&quot;Incorrect Response&quot;;&#10;I2=&quot;Incorrect Response&quot;;&#10;I3=&quot;Incorrect Response&quot;;&#10;createQuestion(CLUE,pointvalue,column,CORRECT,I1,I2,I3);&#10;}&#10;">
            <text:p>function E1()<text:line-break/>{<text:line-break/>var pointvalue=200;<text:line-break/>var column="E";<text:line-break/>CLUE="This is clue number 21.";<text:line-break/>CORRECT="Correct Response";<text:line-break/>I1="Incorrect Response";<text:line-break/>I2="Incorrect Response";<text:line-break/>I3="Incorrect Response";<text:line-break/>createQuestion(CLUE,pointvalue,column,CORRECT,I1,I2,I3);<text:line-break/>}<text:line-break/></text:p>
          </table:table-cell>
          <table:table-cell table:formula="of:=CONCATENATE( &quot;function &quot;; CHAR(INT((ROW()-2)/5)+65);MOD((ROW()-2);5)+1;&quot;()&quot;;[.$Z$1];&quot;{&quot;;[.$Z$1])" office:value-type="string" office:string-value="function E1()&#10;{&#10;">
            <text:p>function E1()<text:line-break/>{<text:line-break/></text:p>
          </table:table-cell>
          <table:table-cell table:formula="of:=CONCATENATE( &quot;var pointvalue=&quot;;[.B22];&quot;;&quot;;[.$Z$1];&quot;var column=&quot;;CHAR(34);CHAR(INT((ROW()-2)/5)+65);CHAR(34);&quot;;&quot;;[.$Z$1] )" office:value-type="string" office:string-value="var pointvalue=200;&#10;var column=&quot;E&quot;;&#10;">
            <text:p>var pointvalue=200;<text:line-break/>var column="E";<text:line-break/></text:p>
          </table:table-cell>
          <table:table-cell table:formula="of:=CONCATENATE( &quot;CLUE=&quot;; CHAR(34);[.C22];CHAR(34);&quot;;&quot;;[.$Z$1])" office:value-type="string" office:string-value="CLUE=&quot;This is clue number 21.&quot;;&#10;">
            <text:p>CLUE="This is clue number 21.";<text:line-break/></text:p>
          </table:table-cell>
          <table:table-cell table:formula="of:=CONCATENATE( &quot;CORRECT=&quot;; CHAR(34);[.D22];CHAR(34);&quot;;&quot;;[.$Z$1])" office:value-type="string" office:string-value="CORRECT=&quot;Correct Response&quot;;&#10;">
            <text:p>CORRECT="Correct Response";<text:line-break/></text:p>
          </table:table-cell>
          <table:table-cell table:formula="of:=CONCATENATE( &quot;I1=&quot;; CHAR(34);[.E22];CHAR(34);&quot;;&quot;;[.$Z$1])" office:value-type="string" office:string-value="I1=&quot;Incorrect Response&quot;;&#10;">
            <text:p>I1="Incorrect Response";<text:line-break/></text:p>
          </table:table-cell>
          <table:table-cell table:formula="of:=CONCATENATE( &quot;I2=&quot;; CHAR(34);[.F22];CHAR(34);&quot;;&quot;;[.$Z$1])" office:value-type="string" office:string-value="I2=&quot;Incorrect Response&quot;;&#10;">
            <text:p>I2="Incorrect Response";<text:line-break/></text:p>
          </table:table-cell>
          <table:table-cell table:formula="of:=CONCATENATE( &quot;I3=&quot;; CHAR(34);[.G22];CHAR(34);&quot;;&quot;;[.$Z$1])" office:value-type="string" office:string-value="I3=&quot;Incorrect Response&quot;;&#10;">
            <text:p>I3="Incorrect Response";<text:line-break/></text:p>
          </table:table-cell>
          <table:table-cell table:formula="of:=CONCATENATE( &quot;createQuestion(CLUE,pointvalue,column,CORRECT,I1,I2,I3);&quot;;[.$Z$1];&quot;}&quot;;[.$Z$1])" office:value-type="string" office:string-value="createQuestion(CLUE,pointvalue,column,CORRECT,I1,I2,I3);&#10;}&#10;">
            <text:p>createQuestion(CLUE,pointvalue,column,CORRECT,I1,I2,I3);<text:line-break/>}<text:line-break/>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00">
            <text:p>400</text:p>
          </table:table-cell>
          <table:table-cell table:formula="of:=CONCATENATE( &quot;This is clue number &quot;; ROW()-1;&quot;.&quot;)" office:value-type="string" office:string-value="This is clue number 22.">
            <text:p>This is clue number 22.</text:p>
          </table:table-cell>
          <table:table-cell office:value-type="string">
            <text:p>Correct Response</text:p>
          </table:table-cell>
          <table:table-cell table:number-columns-repeated="3" office:value-type="string">
            <text:p>Incorrect Response</text:p>
          </table:table-cell>
          <table:table-cell table:formula="of:=CONCATENATE( [.I23];[.J23];[.K23];[.L23];[.M23];[.N23];[.O23];[.P23] )" office:value-type="string" office:string-value="function E2()&#10;{&#10;var pointvalue=400;&#10;var column=&quot;E&quot;;&#10;CLUE=&quot;This is clue number 22.&quot;;&#10;CORRECT=&quot;Correct Response&quot;;&#10;I1=&quot;Incorrect Response&quot;;&#10;I2=&quot;Incorrect Response&quot;;&#10;I3=&quot;Incorrect Response&quot;;&#10;createQuestion(CLUE,pointvalue,column,CORRECT,I1,I2,I3);&#10;}&#10;">
            <text:p>function E2()<text:line-break/>{<text:line-break/>var pointvalue=400;<text:line-break/>var column="E";<text:line-break/>CLUE="This is clue number 22.";<text:line-break/>CORRECT="Correct Response";<text:line-break/>I1="Incorrect Response";<text:line-break/>I2="Incorrect Response";<text:line-break/>I3="Incorrect Response";<text:line-break/>createQuestion(CLUE,pointvalue,column,CORRECT,I1,I2,I3);<text:line-break/>}<text:line-break/></text:p>
          </table:table-cell>
          <table:table-cell table:formula="of:=CONCATENATE( &quot;function &quot;; CHAR(INT((ROW()-2)/5)+65);MOD((ROW()-2);5)+1;&quot;()&quot;;[.$Z$1];&quot;{&quot;;[.$Z$1])" office:value-type="string" office:string-value="function E2()&#10;{&#10;">
            <text:p>function E2()<text:line-break/>{<text:line-break/></text:p>
          </table:table-cell>
          <table:table-cell table:formula="of:=CONCATENATE( &quot;var pointvalue=&quot;;[.B23];&quot;;&quot;;[.$Z$1];&quot;var column=&quot;;CHAR(34);CHAR(INT((ROW()-2)/5)+65);CHAR(34);&quot;;&quot;;[.$Z$1] )" office:value-type="string" office:string-value="var pointvalue=400;&#10;var column=&quot;E&quot;;&#10;">
            <text:p>var pointvalue=400;<text:line-break/>var column="E";<text:line-break/></text:p>
          </table:table-cell>
          <table:table-cell table:formula="of:=CONCATENATE( &quot;CLUE=&quot;; CHAR(34);[.C23];CHAR(34);&quot;;&quot;;[.$Z$1])" office:value-type="string" office:string-value="CLUE=&quot;This is clue number 22.&quot;;&#10;">
            <text:p>CLUE="This is clue number 22.";<text:line-break/></text:p>
          </table:table-cell>
          <table:table-cell table:formula="of:=CONCATENATE( &quot;CORRECT=&quot;; CHAR(34);[.D23];CHAR(34);&quot;;&quot;;[.$Z$1])" office:value-type="string" office:string-value="CORRECT=&quot;Correct Response&quot;;&#10;">
            <text:p>CORRECT="Correct Response";<text:line-break/></text:p>
          </table:table-cell>
          <table:table-cell table:formula="of:=CONCATENATE( &quot;I1=&quot;; CHAR(34);[.E23];CHAR(34);&quot;;&quot;;[.$Z$1])" office:value-type="string" office:string-value="I1=&quot;Incorrect Response&quot;;&#10;">
            <text:p>I1="Incorrect Response";<text:line-break/></text:p>
          </table:table-cell>
          <table:table-cell table:formula="of:=CONCATENATE( &quot;I2=&quot;; CHAR(34);[.F23];CHAR(34);&quot;;&quot;;[.$Z$1])" office:value-type="string" office:string-value="I2=&quot;Incorrect Response&quot;;&#10;">
            <text:p>I2="Incorrect Response";<text:line-break/></text:p>
          </table:table-cell>
          <table:table-cell table:formula="of:=CONCATENATE( &quot;I3=&quot;; CHAR(34);[.G23];CHAR(34);&quot;;&quot;;[.$Z$1])" office:value-type="string" office:string-value="I3=&quot;Incorrect Response&quot;;&#10;">
            <text:p>I3="Incorrect Response";<text:line-break/></text:p>
          </table:table-cell>
          <table:table-cell table:formula="of:=CONCATENATE( &quot;createQuestion(CLUE,pointvalue,column,CORRECT,I1,I2,I3);&quot;;[.$Z$1];&quot;}&quot;;[.$Z$1])" office:value-type="string" office:string-value="createQuestion(CLUE,pointvalue,column,CORRECT,I1,I2,I3);&#10;}&#10;">
            <text:p>createQuestion(CLUE,pointvalue,column,CORRECT,I1,I2,I3);<text:line-break/>}<text:line-break/>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00">
            <text:p>600</text:p>
          </table:table-cell>
          <table:table-cell table:formula="of:=CONCATENATE( &quot;This is clue number &quot;; ROW()-1;&quot;.&quot;)" office:value-type="string" office:string-value="This is clue number 23.">
            <text:p>This is clue number 23.</text:p>
          </table:table-cell>
          <table:table-cell office:value-type="string">
            <text:p>Correct Response</text:p>
          </table:table-cell>
          <table:table-cell table:number-columns-repeated="3" office:value-type="string">
            <text:p>Incorrect Response</text:p>
          </table:table-cell>
          <table:table-cell table:formula="of:=CONCATENATE( [.I24];[.J24];[.K24];[.L24];[.M24];[.N24];[.O24];[.P24] )" office:value-type="string" office:string-value="function E3()&#10;{&#10;var pointvalue=600;&#10;var column=&quot;E&quot;;&#10;CLUE=&quot;This is clue number 23.&quot;;&#10;CORRECT=&quot;Correct Response&quot;;&#10;I1=&quot;Incorrect Response&quot;;&#10;I2=&quot;Incorrect Response&quot;;&#10;I3=&quot;Incorrect Response&quot;;&#10;createQuestion(CLUE,pointvalue,column,CORRECT,I1,I2,I3);&#10;}&#10;">
            <text:p>function E3()<text:line-break/>{<text:line-break/>var pointvalue=600;<text:line-break/>var column="E";<text:line-break/>CLUE="This is clue number 23.";<text:line-break/>CORRECT="Correct Response";<text:line-break/>I1="Incorrect Response";<text:line-break/>I2="Incorrect Response";<text:line-break/>I3="Incorrect Response";<text:line-break/>createQuestion(CLUE,pointvalue,column,CORRECT,I1,I2,I3);<text:line-break/>}<text:line-break/></text:p>
          </table:table-cell>
          <table:table-cell table:formula="of:=CONCATENATE( &quot;function &quot;; CHAR(INT((ROW()-2)/5)+65);MOD((ROW()-2);5)+1;&quot;()&quot;;[.$Z$1];&quot;{&quot;;[.$Z$1])" office:value-type="string" office:string-value="function E3()&#10;{&#10;">
            <text:p>function E3()<text:line-break/>{<text:line-break/></text:p>
          </table:table-cell>
          <table:table-cell table:formula="of:=CONCATENATE( &quot;var pointvalue=&quot;;[.B24];&quot;;&quot;;[.$Z$1];&quot;var column=&quot;;CHAR(34);CHAR(INT((ROW()-2)/5)+65);CHAR(34);&quot;;&quot;;[.$Z$1] )" office:value-type="string" office:string-value="var pointvalue=600;&#10;var column=&quot;E&quot;;&#10;">
            <text:p>var pointvalue=600;<text:line-break/>var column="E";<text:line-break/></text:p>
          </table:table-cell>
          <table:table-cell table:formula="of:=CONCATENATE( &quot;CLUE=&quot;; CHAR(34);[.C24];CHAR(34);&quot;;&quot;;[.$Z$1])" office:value-type="string" office:string-value="CLUE=&quot;This is clue number 23.&quot;;&#10;">
            <text:p>CLUE="This is clue number 23.";<text:line-break/></text:p>
          </table:table-cell>
          <table:table-cell table:formula="of:=CONCATENATE( &quot;CORRECT=&quot;; CHAR(34);[.D24];CHAR(34);&quot;;&quot;;[.$Z$1])" office:value-type="string" office:string-value="CORRECT=&quot;Correct Response&quot;;&#10;">
            <text:p>CORRECT="Correct Response";<text:line-break/></text:p>
          </table:table-cell>
          <table:table-cell table:formula="of:=CONCATENATE( &quot;I1=&quot;; CHAR(34);[.E24];CHAR(34);&quot;;&quot;;[.$Z$1])" office:value-type="string" office:string-value="I1=&quot;Incorrect Response&quot;;&#10;">
            <text:p>I1="Incorrect Response";<text:line-break/></text:p>
          </table:table-cell>
          <table:table-cell table:formula="of:=CONCATENATE( &quot;I2=&quot;; CHAR(34);[.F24];CHAR(34);&quot;;&quot;;[.$Z$1])" office:value-type="string" office:string-value="I2=&quot;Incorrect Response&quot;;&#10;">
            <text:p>I2="Incorrect Response";<text:line-break/></text:p>
          </table:table-cell>
          <table:table-cell table:formula="of:=CONCATENATE( &quot;I3=&quot;; CHAR(34);[.G24];CHAR(34);&quot;;&quot;;[.$Z$1])" office:value-type="string" office:string-value="I3=&quot;Incorrect Response&quot;;&#10;">
            <text:p>I3="Incorrect Response";<text:line-break/></text:p>
          </table:table-cell>
          <table:table-cell table:formula="of:=CONCATENATE( &quot;createQuestion(CLUE,pointvalue,column,CORRECT,I1,I2,I3);&quot;;[.$Z$1];&quot;}&quot;;[.$Z$1])" office:value-type="string" office:string-value="createQuestion(CLUE,pointvalue,column,CORRECT,I1,I2,I3);&#10;}&#10;">
            <text:p>createQuestion(CLUE,pointvalue,column,CORRECT,I1,I2,I3);<text:line-break/>}<text:line-break/>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00">
            <text:p>800</text:p>
          </table:table-cell>
          <table:table-cell table:formula="of:=CONCATENATE( &quot;This is clue number &quot;; ROW()-1;&quot;.&quot;)" office:value-type="string" office:string-value="This is clue number 24.">
            <text:p>This is clue number 24.</text:p>
          </table:table-cell>
          <table:table-cell office:value-type="string">
            <text:p>Correct Response</text:p>
          </table:table-cell>
          <table:table-cell table:number-columns-repeated="3" office:value-type="string">
            <text:p>Incorrect Response</text:p>
          </table:table-cell>
          <table:table-cell table:formula="of:=CONCATENATE( [.I25];[.J25];[.K25];[.L25];[.M25];[.N25];[.O25];[.P25] )" office:value-type="string" office:string-value="function E4()&#10;{&#10;var pointvalue=800;&#10;var column=&quot;E&quot;;&#10;CLUE=&quot;This is clue number 24.&quot;;&#10;CORRECT=&quot;Correct Response&quot;;&#10;I1=&quot;Incorrect Response&quot;;&#10;I2=&quot;Incorrect Response&quot;;&#10;I3=&quot;Incorrect Response&quot;;&#10;createQuestion(CLUE,pointvalue,column,CORRECT,I1,I2,I3);&#10;}&#10;">
            <text:p>function E4()<text:line-break/>{<text:line-break/>var pointvalue=800;<text:line-break/>var column="E";<text:line-break/>CLUE="This is clue number 24.";<text:line-break/>CORRECT="Correct Response";<text:line-break/>I1="Incorrect Response";<text:line-break/>I2="Incorrect Response";<text:line-break/>I3="Incorrect Response";<text:line-break/>createQuestion(CLUE,pointvalue,column,CORRECT,I1,I2,I3);<text:line-break/>}<text:line-break/></text:p>
          </table:table-cell>
          <table:table-cell table:formula="of:=CONCATENATE( &quot;function &quot;; CHAR(INT((ROW()-2)/5)+65);MOD((ROW()-2);5)+1;&quot;()&quot;;[.$Z$1];&quot;{&quot;;[.$Z$1])" office:value-type="string" office:string-value="function E4()&#10;{&#10;">
            <text:p>function E4()<text:line-break/>{<text:line-break/></text:p>
          </table:table-cell>
          <table:table-cell table:formula="of:=CONCATENATE( &quot;var pointvalue=&quot;;[.B25];&quot;;&quot;;[.$Z$1];&quot;var column=&quot;;CHAR(34);CHAR(INT((ROW()-2)/5)+65);CHAR(34);&quot;;&quot;;[.$Z$1] )" office:value-type="string" office:string-value="var pointvalue=800;&#10;var column=&quot;E&quot;;&#10;">
            <text:p>var pointvalue=800;<text:line-break/>var column="E";<text:line-break/></text:p>
          </table:table-cell>
          <table:table-cell table:formula="of:=CONCATENATE( &quot;CLUE=&quot;; CHAR(34);[.C25];CHAR(34);&quot;;&quot;;[.$Z$1])" office:value-type="string" office:string-value="CLUE=&quot;This is clue number 24.&quot;;&#10;">
            <text:p>CLUE="This is clue number 24.";<text:line-break/></text:p>
          </table:table-cell>
          <table:table-cell table:formula="of:=CONCATENATE( &quot;CORRECT=&quot;; CHAR(34);[.D25];CHAR(34);&quot;;&quot;;[.$Z$1])" office:value-type="string" office:string-value="CORRECT=&quot;Correct Response&quot;;&#10;">
            <text:p>CORRECT="Correct Response";<text:line-break/></text:p>
          </table:table-cell>
          <table:table-cell table:formula="of:=CONCATENATE( &quot;I1=&quot;; CHAR(34);[.E25];CHAR(34);&quot;;&quot;;[.$Z$1])" office:value-type="string" office:string-value="I1=&quot;Incorrect Response&quot;;&#10;">
            <text:p>I1="Incorrect Response";<text:line-break/></text:p>
          </table:table-cell>
          <table:table-cell table:formula="of:=CONCATENATE( &quot;I2=&quot;; CHAR(34);[.F25];CHAR(34);&quot;;&quot;;[.$Z$1])" office:value-type="string" office:string-value="I2=&quot;Incorrect Response&quot;;&#10;">
            <text:p>I2="Incorrect Response";<text:line-break/></text:p>
          </table:table-cell>
          <table:table-cell table:formula="of:=CONCATENATE( &quot;I3=&quot;; CHAR(34);[.G25];CHAR(34);&quot;;&quot;;[.$Z$1])" office:value-type="string" office:string-value="I3=&quot;Incorrect Response&quot;;&#10;">
            <text:p>I3="Incorrect Response";<text:line-break/></text:p>
          </table:table-cell>
          <table:table-cell table:formula="of:=CONCATENATE( &quot;createQuestion(CLUE,pointvalue,column,CORRECT,I1,I2,I3);&quot;;[.$Z$1];&quot;}&quot;;[.$Z$1])" office:value-type="string" office:string-value="createQuestion(CLUE,pointvalue,column,CORRECT,I1,I2,I3);&#10;}&#10;">
            <text:p>createQuestion(CLUE,pointvalue,column,CORRECT,I1,I2,I3);<text:line-break/>}<text:line-break/>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>
            <text:p>1000</text:p>
          </table:table-cell>
          <table:table-cell table:formula="of:=CONCATENATE( &quot;This is clue number &quot;; ROW()-1;&quot;.&quot;)" office:value-type="string" office:string-value="This is clue number 25.">
            <text:p>This is clue number 25.</text:p>
          </table:table-cell>
          <table:table-cell office:value-type="string">
            <text:p>Correct Response</text:p>
          </table:table-cell>
          <table:table-cell table:number-columns-repeated="3" office:value-type="string">
            <text:p>Incorrect Response</text:p>
          </table:table-cell>
          <table:table-cell table:formula="of:=CONCATENATE( [.I26];[.J26];[.K26];[.L26];[.M26];[.N26];[.O26];[.P26] )" office:value-type="string" office:string-value="function E5()&#10;{&#10;var pointvalue=1000;&#10;var column=&quot;E&quot;;&#10;CLUE=&quot;This is clue number 25.&quot;;&#10;CORRECT=&quot;Correct Response&quot;;&#10;I1=&quot;Incorrect Response&quot;;&#10;I2=&quot;Incorrect Response&quot;;&#10;I3=&quot;Incorrect Response&quot;;&#10;createQuestion(CLUE,pointvalue,column,CORRECT,I1,I2,I3);&#10;}&#10;">
            <text:p>function E5()<text:line-break/>{<text:line-break/>var pointvalue=1000;<text:line-break/>var column="E";<text:line-break/>CLUE="This is clue number 25.";<text:line-break/>CORRECT="Correct Response";<text:line-break/>I1="Incorrect Response";<text:line-break/>I2="Incorrect Response";<text:line-break/>I3="Incorrect Response";<text:line-break/>createQuestion(CLUE,pointvalue,column,CORRECT,I1,I2,I3);<text:line-break/>}<text:line-break/></text:p>
          </table:table-cell>
          <table:table-cell table:formula="of:=CONCATENATE( &quot;function &quot;; CHAR(INT((ROW()-2)/5)+65);MOD((ROW()-2);5)+1;&quot;()&quot;;[.$Z$1];&quot;{&quot;;[.$Z$1])" office:value-type="string" office:string-value="function E5()&#10;{&#10;">
            <text:p>function E5()<text:line-break/>{<text:line-break/></text:p>
          </table:table-cell>
          <table:table-cell table:formula="of:=CONCATENATE( &quot;var pointvalue=&quot;;[.B26];&quot;;&quot;;[.$Z$1];&quot;var column=&quot;;CHAR(34);CHAR(INT((ROW()-2)/5)+65);CHAR(34);&quot;;&quot;;[.$Z$1] )" office:value-type="string" office:string-value="var pointvalue=1000;&#10;var column=&quot;E&quot;;&#10;">
            <text:p>var pointvalue=1000;<text:line-break/>var column="E";<text:line-break/></text:p>
          </table:table-cell>
          <table:table-cell table:formula="of:=CONCATENATE( &quot;CLUE=&quot;; CHAR(34);[.C26];CHAR(34);&quot;;&quot;;[.$Z$1])" office:value-type="string" office:string-value="CLUE=&quot;This is clue number 25.&quot;;&#10;">
            <text:p>CLUE="This is clue number 25.";<text:line-break/></text:p>
          </table:table-cell>
          <table:table-cell table:formula="of:=CONCATENATE( &quot;CORRECT=&quot;; CHAR(34);[.D26];CHAR(34);&quot;;&quot;;[.$Z$1])" office:value-type="string" office:string-value="CORRECT=&quot;Correct Response&quot;;&#10;">
            <text:p>CORRECT="Correct Response";<text:line-break/></text:p>
          </table:table-cell>
          <table:table-cell table:formula="of:=CONCATENATE( &quot;I1=&quot;; CHAR(34);[.E26];CHAR(34);&quot;;&quot;;[.$Z$1])" office:value-type="string" office:string-value="I1=&quot;Incorrect Response&quot;;&#10;">
            <text:p>I1="Incorrect Response";<text:line-break/></text:p>
          </table:table-cell>
          <table:table-cell table:formula="of:=CONCATENATE( &quot;I2=&quot;; CHAR(34);[.F26];CHAR(34);&quot;;&quot;;[.$Z$1])" office:value-type="string" office:string-value="I2=&quot;Incorrect Response&quot;;&#10;">
            <text:p>I2="Incorrect Response";<text:line-break/></text:p>
          </table:table-cell>
          <table:table-cell table:formula="of:=CONCATENATE( &quot;I3=&quot;; CHAR(34);[.G26];CHAR(34);&quot;;&quot;;[.$Z$1])" office:value-type="string" office:string-value="I3=&quot;Incorrect Response&quot;;&#10;">
            <text:p>I3="Incorrect Response";<text:line-break/></text:p>
          </table:table-cell>
          <table:table-cell table:formula="of:=CONCATENATE( &quot;createQuestion(CLUE,pointvalue,column,CORRECT,I1,I2,I3);&quot;;[.$Z$1];&quot;}&quot;;[.$Z$1])" office:value-type="string" office:string-value="createQuestion(CLUE,pointvalue,column,CORRECT,I1,I2,I3);&#10;}&#10;">
            <text:p>createQuestion(CLUE,pointvalue,column,CORRECT,I1,I2,I3);<text:line-break/>}<text:line-break/>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formula="of:=CONCATENATE( &quot;This is clue number &quot;; ROW()-1;&quot;.&quot;)" office:value-type="string" office:string-value="This is clue number 26.">
            <text:p>This is clue number 26.</text:p>
          </table:table-cell>
          <table:table-cell office:value-type="string">
            <text:p>Correct Response</text:p>
          </table:table-cell>
          <table:table-cell table:number-columns-repeated="3" office:value-type="string">
            <text:p>Incorrect Response</text:p>
          </table:table-cell>
          <table:table-cell table:formula="of:=CONCATENATE( [.I27];[.J27];[.K27];[.L27];[.M27];[.N27];[.O27];[.P27] )" office:value-type="string" office:string-value="function F1()&#10;{&#10;var pointvalue=200;&#10;var column=&quot;F&quot;;&#10;CLUE=&quot;This is clue number 26.&quot;;&#10;CORRECT=&quot;Correct Response&quot;;&#10;I1=&quot;Incorrect Response&quot;;&#10;I2=&quot;Incorrect Response&quot;;&#10;I3=&quot;Incorrect Response&quot;;&#10;createQuestion(CLUE,pointvalue,column,CORRECT,I1,I2,I3);&#10;}&#10;">
            <text:p>function F1()<text:line-break/>{<text:line-break/>var pointvalue=200;<text:line-break/>var column="F";<text:line-break/>CLUE="This is clue number 26.";<text:line-break/>CORRECT="Correct Response";<text:line-break/>I1="Incorrect Response";<text:line-break/>I2="Incorrect Response";<text:line-break/>I3="Incorrect Response";<text:line-break/>createQuestion(CLUE,pointvalue,column,CORRECT,I1,I2,I3);<text:line-break/>}<text:line-break/></text:p>
          </table:table-cell>
          <table:table-cell table:formula="of:=CONCATENATE( &quot;function &quot;; CHAR(INT((ROW()-2)/5)+65);MOD((ROW()-2);5)+1;&quot;()&quot;;[.$Z$1];&quot;{&quot;;[.$Z$1])" office:value-type="string" office:string-value="function F1()&#10;{&#10;">
            <text:p>function F1()<text:line-break/>{<text:line-break/></text:p>
          </table:table-cell>
          <table:table-cell table:formula="of:=CONCATENATE( &quot;var pointvalue=&quot;;[.B27];&quot;;&quot;;[.$Z$1];&quot;var column=&quot;;CHAR(34);CHAR(INT((ROW()-2)/5)+65);CHAR(34);&quot;;&quot;;[.$Z$1] )" office:value-type="string" office:string-value="var pointvalue=200;&#10;var column=&quot;F&quot;;&#10;">
            <text:p>var pointvalue=200;<text:line-break/>var column="F";<text:line-break/></text:p>
          </table:table-cell>
          <table:table-cell table:formula="of:=CONCATENATE( &quot;CLUE=&quot;; CHAR(34);[.C27];CHAR(34);&quot;;&quot;;[.$Z$1])" office:value-type="string" office:string-value="CLUE=&quot;This is clue number 26.&quot;;&#10;">
            <text:p>CLUE="This is clue number 26.";<text:line-break/></text:p>
          </table:table-cell>
          <table:table-cell table:formula="of:=CONCATENATE( &quot;CORRECT=&quot;; CHAR(34);[.D27];CHAR(34);&quot;;&quot;;[.$Z$1])" office:value-type="string" office:string-value="CORRECT=&quot;Correct Response&quot;;&#10;">
            <text:p>CORRECT="Correct Response";<text:line-break/></text:p>
          </table:table-cell>
          <table:table-cell table:formula="of:=CONCATENATE( &quot;I1=&quot;; CHAR(34);[.E27];CHAR(34);&quot;;&quot;;[.$Z$1])" office:value-type="string" office:string-value="I1=&quot;Incorrect Response&quot;;&#10;">
            <text:p>I1="Incorrect Response";<text:line-break/></text:p>
          </table:table-cell>
          <table:table-cell table:formula="of:=CONCATENATE( &quot;I2=&quot;; CHAR(34);[.F27];CHAR(34);&quot;;&quot;;[.$Z$1])" office:value-type="string" office:string-value="I2=&quot;Incorrect Response&quot;;&#10;">
            <text:p>I2="Incorrect Response";<text:line-break/></text:p>
          </table:table-cell>
          <table:table-cell table:formula="of:=CONCATENATE( &quot;I3=&quot;; CHAR(34);[.G27];CHAR(34);&quot;;&quot;;[.$Z$1])" office:value-type="string" office:string-value="I3=&quot;Incorrect Response&quot;;&#10;">
            <text:p>I3="Incorrect Response";<text:line-break/></text:p>
          </table:table-cell>
          <table:table-cell table:formula="of:=CONCATENATE( &quot;createQuestion(CLUE,pointvalue,column,CORRECT,I1,I2,I3);&quot;;[.$Z$1];&quot;}&quot;;[.$Z$1])" office:value-type="string" office:string-value="createQuestion(CLUE,pointvalue,column,CORRECT,I1,I2,I3);&#10;}&#10;">
            <text:p>createQuestion(CLUE,pointvalue,column,CORRECT,I1,I2,I3);<text:line-break/>}<text:line-break/>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00">
            <text:p>400</text:p>
          </table:table-cell>
          <table:table-cell table:formula="of:=CONCATENATE( &quot;This is clue number &quot;; ROW()-1;&quot;.&quot;)" office:value-type="string" office:string-value="This is clue number 27.">
            <text:p>This is clue number 27.</text:p>
          </table:table-cell>
          <table:table-cell office:value-type="string">
            <text:p>Correct Response</text:p>
          </table:table-cell>
          <table:table-cell table:number-columns-repeated="3" office:value-type="string">
            <text:p>Incorrect Response</text:p>
          </table:table-cell>
          <table:table-cell table:formula="of:=CONCATENATE( [.I28];[.J28];[.K28];[.L28];[.M28];[.N28];[.O28];[.P28] )" office:value-type="string" office:string-value="function F2()&#10;{&#10;var pointvalue=400;&#10;var column=&quot;F&quot;;&#10;CLUE=&quot;This is clue number 27.&quot;;&#10;CORRECT=&quot;Correct Response&quot;;&#10;I1=&quot;Incorrect Response&quot;;&#10;I2=&quot;Incorrect Response&quot;;&#10;I3=&quot;Incorrect Response&quot;;&#10;createQuestion(CLUE,pointvalue,column,CORRECT,I1,I2,I3);&#10;}&#10;">
            <text:p>function F2()<text:line-break/>{<text:line-break/>var pointvalue=400;<text:line-break/>var column="F";<text:line-break/>CLUE="This is clue number 27.";<text:line-break/>CORRECT="Correct Response";<text:line-break/>I1="Incorrect Response";<text:line-break/>I2="Incorrect Response";<text:line-break/>I3="Incorrect Response";<text:line-break/>createQuestion(CLUE,pointvalue,column,CORRECT,I1,I2,I3);<text:line-break/>}<text:line-break/></text:p>
          </table:table-cell>
          <table:table-cell table:formula="of:=CONCATENATE( &quot;function &quot;; CHAR(INT((ROW()-2)/5)+65);MOD((ROW()-2);5)+1;&quot;()&quot;;[.$Z$1];&quot;{&quot;;[.$Z$1])" office:value-type="string" office:string-value="function F2()&#10;{&#10;">
            <text:p>function F2()<text:line-break/>{<text:line-break/></text:p>
          </table:table-cell>
          <table:table-cell table:formula="of:=CONCATENATE( &quot;var pointvalue=&quot;;[.B28];&quot;;&quot;;[.$Z$1];&quot;var column=&quot;;CHAR(34);CHAR(INT((ROW()-2)/5)+65);CHAR(34);&quot;;&quot;;[.$Z$1] )" office:value-type="string" office:string-value="var pointvalue=400;&#10;var column=&quot;F&quot;;&#10;">
            <text:p>var pointvalue=400;<text:line-break/>var column="F";<text:line-break/></text:p>
          </table:table-cell>
          <table:table-cell table:formula="of:=CONCATENATE( &quot;CLUE=&quot;; CHAR(34);[.C28];CHAR(34);&quot;;&quot;;[.$Z$1])" office:value-type="string" office:string-value="CLUE=&quot;This is clue number 27.&quot;;&#10;">
            <text:p>CLUE="This is clue number 27.";<text:line-break/></text:p>
          </table:table-cell>
          <table:table-cell table:formula="of:=CONCATENATE( &quot;CORRECT=&quot;; CHAR(34);[.D28];CHAR(34);&quot;;&quot;;[.$Z$1])" office:value-type="string" office:string-value="CORRECT=&quot;Correct Response&quot;;&#10;">
            <text:p>CORRECT="Correct Response";<text:line-break/></text:p>
          </table:table-cell>
          <table:table-cell table:formula="of:=CONCATENATE( &quot;I1=&quot;; CHAR(34);[.E28];CHAR(34);&quot;;&quot;;[.$Z$1])" office:value-type="string" office:string-value="I1=&quot;Incorrect Response&quot;;&#10;">
            <text:p>I1="Incorrect Response";<text:line-break/></text:p>
          </table:table-cell>
          <table:table-cell table:formula="of:=CONCATENATE( &quot;I2=&quot;; CHAR(34);[.F28];CHAR(34);&quot;;&quot;;[.$Z$1])" office:value-type="string" office:string-value="I2=&quot;Incorrect Response&quot;;&#10;">
            <text:p>I2="Incorrect Response";<text:line-break/></text:p>
          </table:table-cell>
          <table:table-cell table:formula="of:=CONCATENATE( &quot;I3=&quot;; CHAR(34);[.G28];CHAR(34);&quot;;&quot;;[.$Z$1])" office:value-type="string" office:string-value="I3=&quot;Incorrect Response&quot;;&#10;">
            <text:p>I3="Incorrect Response";<text:line-break/></text:p>
          </table:table-cell>
          <table:table-cell table:formula="of:=CONCATENATE( &quot;createQuestion(CLUE,pointvalue,column,CORRECT,I1,I2,I3);&quot;;[.$Z$1];&quot;}&quot;;[.$Z$1])" office:value-type="string" office:string-value="createQuestion(CLUE,pointvalue,column,CORRECT,I1,I2,I3);&#10;}&#10;">
            <text:p>createQuestion(CLUE,pointvalue,column,CORRECT,I1,I2,I3);<text:line-break/>}<text:line-break/>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00">
            <text:p>600</text:p>
          </table:table-cell>
          <table:table-cell table:formula="of:=CONCATENATE( &quot;This is clue number &quot;; ROW()-1;&quot;.&quot;)" office:value-type="string" office:string-value="This is clue number 28.">
            <text:p>This is clue number 28.</text:p>
          </table:table-cell>
          <table:table-cell office:value-type="string">
            <text:p>Correct Response</text:p>
          </table:table-cell>
          <table:table-cell table:number-columns-repeated="3" office:value-type="string">
            <text:p>Incorrect Response</text:p>
          </table:table-cell>
          <table:table-cell table:formula="of:=CONCATENATE( [.I29];[.J29];[.K29];[.L29];[.M29];[.N29];[.O29];[.P29] )" office:value-type="string" office:string-value="function F3()&#10;{&#10;var pointvalue=600;&#10;var column=&quot;F&quot;;&#10;CLUE=&quot;This is clue number 28.&quot;;&#10;CORRECT=&quot;Correct Response&quot;;&#10;I1=&quot;Incorrect Response&quot;;&#10;I2=&quot;Incorrect Response&quot;;&#10;I3=&quot;Incorrect Response&quot;;&#10;createQuestion(CLUE,pointvalue,column,CORRECT,I1,I2,I3);&#10;}&#10;">
            <text:p>function F3()<text:line-break/>{<text:line-break/>var pointvalue=600;<text:line-break/>var column="F";<text:line-break/>CLUE="This is clue number 28.";<text:line-break/>CORRECT="Correct Response";<text:line-break/>I1="Incorrect Response";<text:line-break/>I2="Incorrect Response";<text:line-break/>I3="Incorrect Response";<text:line-break/>createQuestion(CLUE,pointvalue,column,CORRECT,I1,I2,I3);<text:line-break/>}<text:line-break/></text:p>
          </table:table-cell>
          <table:table-cell table:formula="of:=CONCATENATE( &quot;function &quot;; CHAR(INT((ROW()-2)/5)+65);MOD((ROW()-2);5)+1;&quot;()&quot;;[.$Z$1];&quot;{&quot;;[.$Z$1])" office:value-type="string" office:string-value="function F3()&#10;{&#10;">
            <text:p>function F3()<text:line-break/>{<text:line-break/></text:p>
          </table:table-cell>
          <table:table-cell table:formula="of:=CONCATENATE( &quot;var pointvalue=&quot;;[.B29];&quot;;&quot;;[.$Z$1];&quot;var column=&quot;;CHAR(34);CHAR(INT((ROW()-2)/5)+65);CHAR(34);&quot;;&quot;;[.$Z$1] )" office:value-type="string" office:string-value="var pointvalue=600;&#10;var column=&quot;F&quot;;&#10;">
            <text:p>var pointvalue=600;<text:line-break/>var column="F";<text:line-break/></text:p>
          </table:table-cell>
          <table:table-cell table:formula="of:=CONCATENATE( &quot;CLUE=&quot;; CHAR(34);[.C29];CHAR(34);&quot;;&quot;;[.$Z$1])" office:value-type="string" office:string-value="CLUE=&quot;This is clue number 28.&quot;;&#10;">
            <text:p>CLUE="This is clue number 28.";<text:line-break/></text:p>
          </table:table-cell>
          <table:table-cell table:formula="of:=CONCATENATE( &quot;CORRECT=&quot;; CHAR(34);[.D29];CHAR(34);&quot;;&quot;;[.$Z$1])" office:value-type="string" office:string-value="CORRECT=&quot;Correct Response&quot;;&#10;">
            <text:p>CORRECT="Correct Response";<text:line-break/></text:p>
          </table:table-cell>
          <table:table-cell table:formula="of:=CONCATENATE( &quot;I1=&quot;; CHAR(34);[.E29];CHAR(34);&quot;;&quot;;[.$Z$1])" office:value-type="string" office:string-value="I1=&quot;Incorrect Response&quot;;&#10;">
            <text:p>I1="Incorrect Response";<text:line-break/></text:p>
          </table:table-cell>
          <table:table-cell table:formula="of:=CONCATENATE( &quot;I2=&quot;; CHAR(34);[.F29];CHAR(34);&quot;;&quot;;[.$Z$1])" office:value-type="string" office:string-value="I2=&quot;Incorrect Response&quot;;&#10;">
            <text:p>I2="Incorrect Response";<text:line-break/></text:p>
          </table:table-cell>
          <table:table-cell table:formula="of:=CONCATENATE( &quot;I3=&quot;; CHAR(34);[.G29];CHAR(34);&quot;;&quot;;[.$Z$1])" office:value-type="string" office:string-value="I3=&quot;Incorrect Response&quot;;&#10;">
            <text:p>I3="Incorrect Response";<text:line-break/></text:p>
          </table:table-cell>
          <table:table-cell table:formula="of:=CONCATENATE( &quot;createQuestion(CLUE,pointvalue,column,CORRECT,I1,I2,I3);&quot;;[.$Z$1];&quot;}&quot;;[.$Z$1])" office:value-type="string" office:string-value="createQuestion(CLUE,pointvalue,column,CORRECT,I1,I2,I3);&#10;}&#10;">
            <text:p>createQuestion(CLUE,pointvalue,column,CORRECT,I1,I2,I3);<text:line-break/>}<text:line-break/>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00">
            <text:p>800</text:p>
          </table:table-cell>
          <table:table-cell table:formula="of:=CONCATENATE( &quot;This is clue number &quot;; ROW()-1;&quot;.&quot;)" office:value-type="string" office:string-value="This is clue number 29.">
            <text:p>This is clue number 29.</text:p>
          </table:table-cell>
          <table:table-cell office:value-type="string">
            <text:p>Correct Response</text:p>
          </table:table-cell>
          <table:table-cell table:number-columns-repeated="3" office:value-type="string">
            <text:p>Incorrect Response</text:p>
          </table:table-cell>
          <table:table-cell table:formula="of:=CONCATENATE( [.I30];[.J30];[.K30];[.L30];[.M30];[.N30];[.O30];[.P30] )" office:value-type="string" office:string-value="function F4()&#10;{&#10;var pointvalue=800;&#10;var column=&quot;F&quot;;&#10;CLUE=&quot;This is clue number 29.&quot;;&#10;CORRECT=&quot;Correct Response&quot;;&#10;I1=&quot;Incorrect Response&quot;;&#10;I2=&quot;Incorrect Response&quot;;&#10;I3=&quot;Incorrect Response&quot;;&#10;createQuestion(CLUE,pointvalue,column,CORRECT,I1,I2,I3);&#10;}&#10;">
            <text:p>function F4()<text:line-break/>{<text:line-break/>var pointvalue=800;<text:line-break/>var column="F";<text:line-break/>CLUE="This is clue number 29.";<text:line-break/>CORRECT="Correct Response";<text:line-break/>I1="Incorrect Response";<text:line-break/>I2="Incorrect Response";<text:line-break/>I3="Incorrect Response";<text:line-break/>createQuestion(CLUE,pointvalue,column,CORRECT,I1,I2,I3);<text:line-break/>}<text:line-break/></text:p>
          </table:table-cell>
          <table:table-cell table:formula="of:=CONCATENATE( &quot;function &quot;; CHAR(INT((ROW()-2)/5)+65);MOD((ROW()-2);5)+1;&quot;()&quot;;[.$Z$1];&quot;{&quot;;[.$Z$1])" office:value-type="string" office:string-value="function F4()&#10;{&#10;">
            <text:p>function F4()<text:line-break/>{<text:line-break/></text:p>
          </table:table-cell>
          <table:table-cell table:formula="of:=CONCATENATE( &quot;var pointvalue=&quot;;[.B30];&quot;;&quot;;[.$Z$1];&quot;var column=&quot;;CHAR(34);CHAR(INT((ROW()-2)/5)+65);CHAR(34);&quot;;&quot;;[.$Z$1] )" office:value-type="string" office:string-value="var pointvalue=800;&#10;var column=&quot;F&quot;;&#10;">
            <text:p>var pointvalue=800;<text:line-break/>var column="F";<text:line-break/></text:p>
          </table:table-cell>
          <table:table-cell table:formula="of:=CONCATENATE( &quot;CLUE=&quot;; CHAR(34);[.C30];CHAR(34);&quot;;&quot;;[.$Z$1])" office:value-type="string" office:string-value="CLUE=&quot;This is clue number 29.&quot;;&#10;">
            <text:p>CLUE="This is clue number 29.";<text:line-break/></text:p>
          </table:table-cell>
          <table:table-cell table:formula="of:=CONCATENATE( &quot;CORRECT=&quot;; CHAR(34);[.D30];CHAR(34);&quot;;&quot;;[.$Z$1])" office:value-type="string" office:string-value="CORRECT=&quot;Correct Response&quot;;&#10;">
            <text:p>CORRECT="Correct Response";<text:line-break/></text:p>
          </table:table-cell>
          <table:table-cell table:formula="of:=CONCATENATE( &quot;I1=&quot;; CHAR(34);[.E30];CHAR(34);&quot;;&quot;;[.$Z$1])" office:value-type="string" office:string-value="I1=&quot;Incorrect Response&quot;;&#10;">
            <text:p>I1="Incorrect Response";<text:line-break/></text:p>
          </table:table-cell>
          <table:table-cell table:formula="of:=CONCATENATE( &quot;I2=&quot;; CHAR(34);[.F30];CHAR(34);&quot;;&quot;;[.$Z$1])" office:value-type="string" office:string-value="I2=&quot;Incorrect Response&quot;;&#10;">
            <text:p>I2="Incorrect Response";<text:line-break/></text:p>
          </table:table-cell>
          <table:table-cell table:formula="of:=CONCATENATE( &quot;I3=&quot;; CHAR(34);[.G30];CHAR(34);&quot;;&quot;;[.$Z$1])" office:value-type="string" office:string-value="I3=&quot;Incorrect Response&quot;;&#10;">
            <text:p>I3="Incorrect Response";<text:line-break/></text:p>
          </table:table-cell>
          <table:table-cell table:formula="of:=CONCATENATE( &quot;createQuestion(CLUE,pointvalue,column,CORRECT,I1,I2,I3);&quot;;[.$Z$1];&quot;}&quot;;[.$Z$1])" office:value-type="string" office:string-value="createQuestion(CLUE,pointvalue,column,CORRECT,I1,I2,I3);&#10;}&#10;">
            <text:p>createQuestion(CLUE,pointvalue,column,CORRECT,I1,I2,I3);<text:line-break/>}<text:line-break/>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>
            <text:p>1000</text:p>
          </table:table-cell>
          <table:table-cell table:formula="of:=CONCATENATE( &quot;This is clue number &quot;; ROW()-1;&quot;.&quot;)" office:value-type="string" office:string-value="This is clue number 30.">
            <text:p>This is clue number 30.</text:p>
          </table:table-cell>
          <table:table-cell office:value-type="string">
            <text:p>Correct Response</text:p>
          </table:table-cell>
          <table:table-cell table:number-columns-repeated="3" office:value-type="string">
            <text:p>Incorrect Response</text:p>
          </table:table-cell>
          <table:table-cell table:formula="of:=CONCATENATE( [.I31];[.J31];[.K31];[.L31];[.M31];[.N31];[.O31];[.P31] )" office:value-type="string" office:string-value="function F5()&#10;{&#10;var pointvalue=1000;&#10;var column=&quot;F&quot;;&#10;CLUE=&quot;This is clue number 30.&quot;;&#10;CORRECT=&quot;Correct Response&quot;;&#10;I1=&quot;Incorrect Response&quot;;&#10;I2=&quot;Incorrect Response&quot;;&#10;I3=&quot;Incorrect Response&quot;;&#10;createQuestion(CLUE,pointvalue,column,CORRECT,I1,I2,I3);&#10;}&#10;">
            <text:p>function F5()<text:line-break/>{<text:line-break/>var pointvalue=1000;<text:line-break/>var column="F";<text:line-break/>CLUE="This is clue number 30.";<text:line-break/>CORRECT="Correct Response";<text:line-break/>I1="Incorrect Response";<text:line-break/>I2="Incorrect Response";<text:line-break/>I3="Incorrect Response";<text:line-break/>createQuestion(CLUE,pointvalue,column,CORRECT,I1,I2,I3);<text:line-break/>}<text:line-break/></text:p>
          </table:table-cell>
          <table:table-cell table:formula="of:=CONCATENATE( &quot;function &quot;; CHAR(INT((ROW()-2)/5)+65);MOD((ROW()-2);5)+1;&quot;()&quot;;[.$Z$1];&quot;{&quot;;[.$Z$1])" office:value-type="string" office:string-value="function F5()&#10;{&#10;">
            <text:p>function F5()<text:line-break/>{<text:line-break/></text:p>
          </table:table-cell>
          <table:table-cell table:formula="of:=CONCATENATE( &quot;var pointvalue=&quot;;[.B31];&quot;;&quot;;[.$Z$1];&quot;var column=&quot;;CHAR(34);CHAR(INT((ROW()-2)/5)+65);CHAR(34);&quot;;&quot;;[.$Z$1] )" office:value-type="string" office:string-value="var pointvalue=1000;&#10;var column=&quot;F&quot;;&#10;">
            <text:p>var pointvalue=1000;<text:line-break/>var column="F";<text:line-break/></text:p>
          </table:table-cell>
          <table:table-cell table:formula="of:=CONCATENATE( &quot;CLUE=&quot;; CHAR(34);[.C31];CHAR(34);&quot;;&quot;;[.$Z$1])" office:value-type="string" office:string-value="CLUE=&quot;This is clue number 30.&quot;;&#10;">
            <text:p>CLUE="This is clue number 30.";<text:line-break/></text:p>
          </table:table-cell>
          <table:table-cell table:formula="of:=CONCATENATE( &quot;CORRECT=&quot;; CHAR(34);[.D31];CHAR(34);&quot;;&quot;;[.$Z$1])" office:value-type="string" office:string-value="CORRECT=&quot;Correct Response&quot;;&#10;">
            <text:p>CORRECT="Correct Response";<text:line-break/></text:p>
          </table:table-cell>
          <table:table-cell table:formula="of:=CONCATENATE( &quot;I1=&quot;; CHAR(34);[.E31];CHAR(34);&quot;;&quot;;[.$Z$1])" office:value-type="string" office:string-value="I1=&quot;Incorrect Response&quot;;&#10;">
            <text:p>I1="Incorrect Response";<text:line-break/></text:p>
          </table:table-cell>
          <table:table-cell table:formula="of:=CONCATENATE( &quot;I2=&quot;; CHAR(34);[.F31];CHAR(34);&quot;;&quot;;[.$Z$1])" office:value-type="string" office:string-value="I2=&quot;Incorrect Response&quot;;&#10;">
            <text:p>I2="Incorrect Response";<text:line-break/></text:p>
          </table:table-cell>
          <table:table-cell table:formula="of:=CONCATENATE( &quot;I3=&quot;; CHAR(34);[.G31];CHAR(34);&quot;;&quot;;[.$Z$1])" office:value-type="string" office:string-value="I3=&quot;Incorrect Response&quot;;&#10;">
            <text:p>I3="Incorrect Response";<text:line-break/></text:p>
          </table:table-cell>
          <table:table-cell table:formula="of:=CONCATENATE( &quot;createQuestion(CLUE,pointvalue,column,CORRECT,I1,I2,I3);&quot;;[.$Z$1];&quot;}&quot;;[.$Z$1])" office:value-type="string" office:string-value="createQuestion(CLUE,pointvalue,column,CORRECT,I1,I2,I3);&#10;}&#10;">
            <text:p>createQuestion(CLUE,pointvalue,column,CORRECT,I1,I2,I3);<text:line-break/>}<text:line-break/></text:p>
          </table:table-cell>
          <table:table-cell table:number-columns-repeated="11"/>
        </table:table-row>
      </table:table>
      <table:table table:name="Document" table:style-name="ta1" table:print="false">
        <table:table-column table:style-name="co4" table:default-cell-style-name="ce11"/>
        <table:table-column table:style-name="co4" table:number-columns-repeated="5" table:default-cell-style-name="Default"/>
        <table:table-row table:style-name="ro1">
          <table:table-cell table:formula="of:=CONCATENATE( &quot;&lt;html&gt;&lt;head&gt;&lt;title&gt;This isn't Jeopardy&lt;/title&gt;&lt;script language=&quot;;CHAR(34);&quot;JavaScript&quot;;CHAR(34);&quot;&gt;&quot;)" office:value-type="string" office:string-value="&lt;html&gt;&lt;head&gt;&lt;title&gt;This isn't Jeopardy&lt;/title&gt;&lt;script language=&quot;JavaScript&quot;&gt;">
            <text:p>&lt;html&gt;&lt;head&gt;&lt;title&gt;This isn't Jeopardy&lt;/title&gt;&lt;script language="JavaScript"&gt;</text:p>
          </table:table-cell>
          <table:table-cell table:formula="of:=CHAR(10)" office:value-type="string" office:string-value="&#10;">
            <text:p/>
            <text:p/>
          </table:table-cell>
          <table:table-cell table:number-columns-repeated="4"/>
        </table:table-row>
        <table:table-row table:style-name="ro1">
          <table:table-cell table:formula="of:=CONCATENATE( &quot;var score=0;&quot;;[.$B$1];&quot;var timeout=&quot;;[Questions.A10]*1000;&quot;;&quot;;[.$B$1];&quot;var myTimeout;&quot;;[.$B$1];&quot;var myCountdown;&quot;;[.$B$1])" office:value-type="string" office:string-value="var score=0;&#10;var timeout=8000;&#10;var myTimeout;&#10;var myCountdown;&#10;">
            <text:p>var score=0;</text:p>
            <text:p>var timeout=8000;</text:p>
            <text:p>var myTimeout;</text:p>
            <text:p>var myCountdown;</text:p>
            <text:p/>
          </table:table-cell>
          <table:table-cell table:number-columns-repeated="5"/>
        </table:table-row>
        <table:table-row table:style-name="ro1">
          <table:table-cell table:formula="of:=CONCATENATE( &quot;function updateClock(){var t=document.getElementById('CLOCK').innerHTML;if(t==10) document.getElementById('CLOCK').innerHTML = 9;if(t==9) document.getElementById('CLOCK').innerHTML = 8;if(t==8) document.getElementById('CLOCK').innerHTML = 7;if(t==7) document.getElementById('CLOCK').innerHTML = 6;if(t==6) document.getElementById('CLOCK').innerHTML = 5;if(t==5) document.getElementById('CLOCK').innerHTML = 4;if(t==4) document.getElementById('CLOCK').innerHTML = 3;if(t==3) document.getElementById('CLOCK').innerHTML = 2;if(t==2) document.getElementById('CLOCK').innerHTML = 1;if(t==1) document.getElementById('CLOCK').innerHTML = 0;}&quot;)" office:value-type="string" office:string-value="function updateClock(){var t=document.getElementById('CLOCK').innerHTML;if(t==10) document.getElementById('CLOCK').innerHTML = 9;if(t==9) document.getElementById('CLOCK').innerHTML = 8;if(t==8) document.getElementById('CLOCK').innerHTML = 7;if(t==7) document.getElementById('CLOCK').innerHTML = 6;if(t==6) document.getElementById('CLOCK').innerHTML = 5;if(t==5) document.getElementById('CLOCK').innerHTML = 4;if(t==4) document.getElementById('CLOCK').innerHTML = 3;if(t==3) document.getElementById('CLOCK').innerHTML = 2;if(t==2) document.getElementById('CLOCK').innerHTML = 1;if(t==1) document.getElementById('CLOCK').innerHTML = 0;}">
            <text:p>function updateClock(){var t=document.getElementById('CLOCK').innerHTML;if(t==10) document.getElementById('CLOCK').innerHTML = 9;if(t==9) document.getElementById('CLOCK').innerHTML = 8;if(t==8) document.getElementById('CLOCK').innerHTML = 7;if(t==7) document.getElementById('CLOCK').innerHTML = 6;if(t==6) document.getElementById('CLOCK').innerHTML = 5;if(t==5) document.getElementById('CLOCK').innerHTML = 4;if(t==4) document.getElementById('CLOCK').innerHTML = 3;if(t==3) document.getElementById('CLOCK').innerHTML = 2;if(t==2) document.getElementById('CLOCK').innerHTML = 1;if(t==1) document.getElementById('CLOCK').innerHTML = 0;}</text:p>
          </table:table-cell>
          <table:table-cell table:number-columns-repeated="5"/>
        </table:table-row>
        <table:table-row table:style-name="ro1">
          <table:table-cell table:formula="of:=CONCATENATE(&quot;function clearQA(i){var x = document.getElementById('TheBoard');x.style.display='block';document.getElementById('CHOICES').innerHTML='Sorry, you ran out of time!';document.getElementById('ANSWER').innerHTML='';score+=i;document.getElementById('SCORE').innerHTML=score;clearTimeout(myTimeout);clearInterval(myCountdown);document.getElementById('CLOCK').innerHTML='0';}&quot;)" office:value-type="string" office:string-value="function clearQA(i){var x = document.getElementById('TheBoard');x.style.display='block';document.getElementById('CHOICES').innerHTML='Sorry, you ran out of time!';document.getElementById('ANSWER').innerHTML='';score+=i;document.getElementById('SCORE').innerHTML=score;clearTimeout(myTimeout);clearInterval(myCountdown);document.getElementById('CLOCK').innerHTML='0';}">
            <text:p>function clearQA(i){var x = document.getElementById('TheBoard');x.style.display='block';document.getElementById('CHOICES').innerHTML='Sorry, you ran out of time!';document.getElementById('ANSWER').innerHTML='';score+=i;document.getElementById('SCORE').innerHTML=score;clearTimeout(myTimeout);clearInterval(myCountdown);document.getElementById('CLOCK').innerHTML='0';}</text:p>
          </table:table-cell>
          <table:table-cell table:number-columns-repeated="5"/>
        </table:table-row>
        <table:table-row table:style-name="ro1">
          <table:table-cell table:formula="of:=CONCATENATE( &quot;function choice(i){var x = document.getElementById('TheBoard');x.style.display='block';clearTimeout(myTimeout);clearInterval(myCountdown);if(i&gt;0){document.getElementById('CHOICES').innerHTML='Congratulations, that is correct!';document.getElementById('ANSWER').innerHTML='';}else{document.getElementById('CHOICES').innerHTML='Sorry, that is incorrect';document.getElementById('ANSWER').innerHTML='';}score+=i;document.getElementById('SCORE').innerHTML=score;document.getElementById('CLOCK').innerHTML='--';}&quot;)" office:value-type="string" office:string-value="function choice(i){var x = document.getElementById('TheBoard');x.style.display='block';clearTimeout(myTimeout);clearInterval(myCountdown);if(i&gt;0){document.getElementById('CHOICES').innerHTML='Congratulations, that is correct!';document.getElementById('ANSWER').innerHTML='';}else{document.getElementById('CHOICES').innerHTML='Sorry, that is incorrect';document.getElementById('ANSWER').innerHTML='';}score+=i;document.getElementById('SCORE').innerHTML=score;document.getElementById('CLOCK').innerHTML='--';}">
            <text:p>function choice(i){var x = document.getElementById('TheBoard');x.style.display='block';clearTimeout(myTimeout);clearInterval(myCountdown);if(i&gt;0){document.getElementById('CHOICES').innerHTML='Congratulations, that is correct!';document.getElementById('ANSWER').innerHTML='';}else{document.getElementById('CHOICES').innerHTML='Sorry, that is incorrect';document.getElementById('ANSWER').innerHTML='';}score+=i;document.getElementById('SCORE').innerHTML=score;document.getElementById('CLOCK').innerHTML='--';}</text:p>
          </table:table-cell>
          <table:table-cell table:number-columns-repeated="5"/>
        </table:table-row>
        <table:table-row table:style-name="ro1">
          <table:table-cell table:formula="of:=CONCATENATE( [.B6];[.C6];[.D6];[.E6];[.F6] )" office:value-type="string" office:string-value="function createQuestion(clue,p,col,C,I1,I2,I3){document.getElementById('ANSWER').innerHTML=clue;var i=Math.floor(Math.random()*4)+1;var x='';if(i==1){x=&quot;&lt;table border=1 width=100%&gt;&lt;tr&gt;&lt;th&gt;&lt;font size=+2 color='#FFFF33'&gt;&quot;+C+&quot;&lt;br&gt;&lt;input type='button' onclick='javascript:choice(&quot;+ p +&quot;);' value='A'&gt;&lt;/font&gt;&lt;/th&gt;&quot;;x+=&quot;&lt;th&gt;&lt;font size=+2 color='#FFFF33'&gt;&quot;+I1+&quot;&lt;br&gt;&lt;input type='button' onclick='javascript:choice(&quot;+ -p +&quot;);' value='B'&gt;&lt;/font&gt;&lt;/th&gt;&quot;;x+=&quot;&lt;th&gt;&lt;font size=+2 color='#FFFF33'&gt;&quot;+I2+&quot;&lt;br&gt;&lt;input type='button' onclick='javascript:choice(&quot;+ -p +&quot;);' value='C'&gt;&lt;/font&gt;&lt;/th&gt;&quot;;x+=&quot;&lt;th&gt;&lt;font size=+2 color='#FFFF33'&gt;&quot;+I3+&quot;&lt;br&gt;&lt;input type='button' onclick='javascript:choice(&quot;+ -p +&quot;);' value='D'&gt;&lt;/font&gt;&lt;/th&gt;&lt;/tr&gt;&lt;/table&gt;&quot;;}if(i==2){x=&quot;&lt;table border=1 width=100%&gt;&lt;tr&gt;&lt;th&gt;&lt;font size=+2 color='#FFFF33'&gt;&quot;+I1+&quot;&lt;br&gt;&lt;input type='button' onclick='javascript:choice(&quot;+ -p +&quot;);' value='A'&gt;&lt;/font&gt;&lt;/th&gt;&quot;;x+=&quot;&lt;th&gt;&lt;font size=+2 color='#FFFF33'&gt;&quot;+C+&quot;&lt;br&gt;&lt;input type='button' onclick='javascript:choice(&quot;+ p +&quot;);' value='B'&gt;&lt;/font&gt;&lt;/th&gt;&quot;;x+=&quot;&lt;th&gt;&lt;font size=+2 color='#FFFF33'&gt;&quot;+I2+&quot;&lt;br&gt;&lt;input type='button' onclick='javascript:choice(&quot;+ -p +&quot;);' value='C'&gt;&lt;/font&gt;&lt;/th&gt;&quot;;x+=&quot;&lt;th&gt;&lt;font size=+2 color='#FFFF33'&gt;&quot;+I3+&quot;&lt;br&gt;&lt;input type='button' onclick='javascript:choice(&quot;+ -p +&quot;);' value='D'&gt;&lt;/font&gt;&lt;/th&gt;&lt;/tr&gt;&lt;/table&gt;&quot;;}if(i==3){x=&quot;&lt;table border=1 width=100%&gt;&lt;tr&gt;&lt;th&gt;&lt;font size=+2 color='#FFFF33'&gt;&quot;+I1+&quot;&lt;br&gt;&lt;input type='button' onclick='javascript:choice(&quot;+ -p +&quot;);' value='A'&gt;&lt;/font&gt;&lt;/th&gt;&quot;;x+=&quot;&lt;th&gt;&lt;font size=+2 color='#FFFF33'&gt;&quot;+I2+&quot;&lt;br&gt;&lt;input type='button' onclick='javascript:choice(&quot;+ -p +&quot;);' value='B'&gt;&lt;/font&gt;&lt;/th&gt;&quot;;x+=&quot;&lt;th&gt;&lt;font size=+2 color='#FFFF33'&gt;&quot;+C+&quot;&lt;br&gt;&lt;input type='button' onclick='javascript:choice(&quot;+ p +&quot;);' value='C'&gt;&lt;/font&gt;&lt;/th&gt;&quot;;x+=&quot;&lt;th&gt;&lt;font size=+2 color='#FFFF33'&gt;&quot;+I3+&quot;&lt;br&gt;&lt;input type='button' onclick='javascript:choice(&quot;+ -p +&quot;);' value='D'&gt;&lt;/font&gt;&lt;/th&gt;&lt;/tr&gt;&lt;/table&gt;&quot;;}if(i==4){x=&quot;&lt;table border=1 width=100%&gt;&lt;tr&gt;&lt;th&gt;&lt;font size=+2 color='#FFFF33'&gt;&quot;+I1+&quot;&lt;br&gt;&lt;input type='button' onclick='javascript:choice(&quot;+ -p +&quot;);' value='A'&gt;&lt;/font&gt;&lt;/th&gt;&quot;;x+=&quot;&lt;th&gt;&lt;font size=+2 color='#FFFF33'&gt;&quot;+I2+&quot;&lt;br&gt;&lt;input type='button' onclick='javascript:choice(&quot;+ -p +&quot;);' value='B'&gt;&lt;/font&gt;&lt;/th&gt;&quot;;x+=&quot;&lt;th&gt;&lt;font size=+2 color='#FFFF33'&gt;&quot;+I3+&quot;&lt;br&gt;&lt;input type='button' onclick='javascript:choice(&quot;+ -p +&quot;);' value='C'&gt;&lt;/font&gt;&lt;/th&gt;&quot;;x+=&quot;&lt;th&gt;&lt;font size=+2 color='#FFFF33'&gt;&quot;+C+&quot;&lt;br&gt;&lt;input type='button' onclick='javascript:choice(&quot;+ p +&quot;);' value='D'&gt;&lt;/font&gt;&lt;/th&gt;&lt;/tr&gt;&lt;/table&gt;&quot;;}setFrame(p,x,col);}">
            <text:p>function createQuestion(clue,p,col,C,I1,I2,I3){document.getElementById('ANSWER').innerHTML=clue;var i=Math.floor(Math.random()*4)+1;var x='';if(i==1){x="&lt;table border=1 width=100%&gt;&lt;tr&gt;&lt;th&gt;&lt;font size=+2 color='#FFFF33'&gt;"+C+"&lt;br&gt;&lt;input type='button' onclick='javascript:choice("+ p +");' value='A'&gt;&lt;/font&gt;&lt;/th&gt;";x+="&lt;th&gt;&lt;font size=+2 color='#FFFF33'&gt;"+I1+"&lt;br&gt;&lt;input type='button' onclick='javascript:choice("+ -p +");' value='B'&gt;&lt;/font&gt;&lt;/th&gt;";x+="&lt;th&gt;&lt;font size=+2 color='#FFFF33'&gt;"+I2+"&lt;br&gt;&lt;input type='button' onclick='javascript:choice("+ -p +");' value='C'&gt;&lt;/font&gt;&lt;/th&gt;";x+="&lt;th&gt;&lt;font size=+2 color='#FFFF33'&gt;"+I3+"&lt;br&gt;&lt;input type='button' onclick='javascript:choice("+ -p +");' value='D'&gt;&lt;/font&gt;&lt;/th&gt;&lt;/tr&gt;&lt;/table&gt;";}if(i==2){x="&lt;table border=1 width=100%&gt;&lt;tr&gt;&lt;th&gt;&lt;font size=+2 color='#FFFF33'&gt;"+I1+"&lt;br&gt;&lt;input type='button' onclick='javascript:choice("+ -p +");' value='A'&gt;&lt;/font&gt;&lt;/th&gt;";x+="&lt;th&gt;&lt;font size=+2 color='#FFFF33'&gt;"+C+"&lt;br&gt;&lt;input type='button' onclick='javascript:choice("+ p +");' value='B'&gt;&lt;/font&gt;&lt;/th&gt;";x+="&lt;th&gt;&lt;font size=+2 color='#FFFF33'&gt;"+I2+"&lt;br&gt;&lt;input type='button' onclick='javascript:choice("+ -p +");' value='C'&gt;&lt;/font&gt;&lt;/th&gt;";x+="&lt;th&gt;&lt;font size=+2 color='#FFFF33'&gt;"+I3+"&lt;br&gt;&lt;input type='button' onclick='javascript:choice("+ -p +");' value='D'&gt;&lt;/font&gt;&lt;/th&gt;&lt;/tr&gt;&lt;/table&gt;";}if(i==3){x="&lt;table border=1 width=100%&gt;&lt;tr&gt;&lt;th&gt;&lt;font size=+2 color='#FFFF33'&gt;"+I1+"&lt;br&gt;&lt;input type='button' onclick='javascript:choice("+ -p +");' value='A'&gt;&lt;/font&gt;&lt;/th&gt;";x+="&lt;th&gt;&lt;font size=+2 color='#FFFF33'&gt;"+I2+"&lt;br&gt;&lt;input type='button' onclick='javascript:choice("+ -p +");' value='B'&gt;&lt;/font&gt;&lt;/th&gt;";x+="&lt;th&gt;&lt;font size=+2 color='#FFFF33'&gt;"+C+"&lt;br&gt;&lt;input type='button' onclick='javascript:choice("+ p +");' value='C'&gt;&lt;/font&gt;&lt;/th&gt;";x+="&lt;th&gt;&lt;font size=+2 color='#FFFF33'&gt;"+I3+"&lt;br&gt;&lt;input type='button' onclick='javascript:choice("+ -p +");' value='D'&gt;&lt;/font&gt;&lt;/th&gt;&lt;/tr&gt;&lt;/table&gt;";}if(i==4){x="&lt;table border=1 width=100%&gt;&lt;tr&gt;&lt;th&gt;&lt;font size=+2 color='#FFFF33'&gt;"+I1+"&lt;br&gt;&lt;input type='button' onclick='javascript:choice("+ -p +");' value='A'&gt;&lt;/font&gt;&lt;/th&gt;";x+="&lt;th&gt;&lt;font size=+2 color='#FFFF33'&gt;"+I2+"&lt;br&gt;&lt;input type='button' onclick='javascript:choice("+ -p +");' value='B'&gt;&lt;/font&gt;&lt;/th&gt;";x+="&lt;th&gt;&lt;font size=+2 color='#FFFF33'&gt;"+I3+"&lt;br&gt;&lt;input type='button' onclick='javascript:choice("+ -p +");' value='C'&gt;&lt;/font&gt;&lt;/th&gt;";x+="&lt;th&gt;&lt;font size=+2 color='#FFFF33'&gt;"+C+"&lt;br&gt;&lt;input type='button' onclick='javascript:choice("+ p +");' value='D'&gt;&lt;/font&gt;&lt;/th&gt;&lt;/tr&gt;&lt;/table&gt;";}setFrame(p,x,col);}</text:p>
          </table:table-cell>
          <table:table-cell table:style-name="ce12" table:formula="of:=CONCATENATE( &quot;function createQuestion(clue,p,col,C,I1,I2,I3){document.getElementById('ANSWER').innerHTML=clue;var i=Math.floor(Math.random()*4)+1;var x='';&quot;)" office:value-type="string" office:string-value="function createQuestion(clue,p,col,C,I1,I2,I3){document.getElementById('ANSWER').innerHTML=clue;var i=Math.floor(Math.random()*4)+1;var x='';">
            <text:p>function createQuestion(clue,p,col,C,I1,I2,I3){document.getElementById('ANSWER').innerHTML=clue;var i=Math.floor(Math.random()*4)+1;var x='';</text:p>
          </table:table-cell>
          <table:table-cell table:style-name="ce12" table:formula="of:=CONCATENATE(&quot;if(i==1){x=&quot;;CHAR(34);&quot;&lt;table border=1 width=100%&gt;&lt;tr&gt;&lt;th&gt;&lt;font size=+2 color='#FFFF33'&gt;&quot;;CHAR(34);&quot;+C+&quot;;CHAR(34);&quot;&lt;br&gt;&lt;input type='button' onclick='javascript:choice(&quot;;CHAR(34);&quot;+ p +&quot;;CHAR(34);&quot;);' value='A'&gt;&lt;/font&gt;&lt;/th&gt;&quot;;CHAR(34);&quot;;x+=&quot;;CHAR(34);&quot;&lt;th&gt;&lt;font size=+2 color='#FFFF33'&gt;&quot;;CHAR(34);&quot;+I1+&quot;;CHAR(34);&quot;&lt;br&gt;&lt;input type='button' onclick='javascript:choice(&quot;;CHAR(34);&quot;+ -p +&quot;;CHAR(34);&quot;);' value='B'&gt;&lt;/font&gt;&lt;/th&gt;&quot;;CHAR(34);&quot;;x+=&quot;;CHAR(34);&quot;&lt;th&gt;&lt;font size=+2 color='#FFFF33'&gt;&quot;;CHAR(34);&quot;+I2+&quot;;CHAR(34);&quot;&lt;br&gt;&lt;input type='button' onclick='javascript:choice(&quot;;CHAR(34);&quot;+ -p +&quot;;CHAR(34);&quot;);' value='C'&gt;&lt;/font&gt;&lt;/th&gt;&quot;;CHAR(34);&quot;;x+=&quot;;CHAR(34);&quot;&lt;th&gt;&lt;font size=+2 color='#FFFF33'&gt;&quot;;CHAR(34);&quot;+I3+&quot;;CHAR(34);&quot;&lt;br&gt;&lt;input type='button' onclick='javascript:choice(&quot;;CHAR(34);&quot;+ -p +&quot;;CHAR(34);&quot;);' value='D'&gt;&lt;/font&gt;&lt;/th&gt;&lt;/tr&gt;&lt;/table&gt;&quot;;CHAR(34);&quot;;}&quot;)" office:value-type="string" office:string-value="if(i==1){x=&quot;&lt;table border=1 width=100%&gt;&lt;tr&gt;&lt;th&gt;&lt;font size=+2 color='#FFFF33'&gt;&quot;+C+&quot;&lt;br&gt;&lt;input type='button' onclick='javascript:choice(&quot;+ p +&quot;);' value='A'&gt;&lt;/font&gt;&lt;/th&gt;&quot;;x+=&quot;&lt;th&gt;&lt;font size=+2 color='#FFFF33'&gt;&quot;+I1+&quot;&lt;br&gt;&lt;input type='button' onclick='javascript:choice(&quot;+ -p +&quot;);' value='B'&gt;&lt;/font&gt;&lt;/th&gt;&quot;;x+=&quot;&lt;th&gt;&lt;font size=+2 color='#FFFF33'&gt;&quot;+I2+&quot;&lt;br&gt;&lt;input type='button' onclick='javascript:choice(&quot;+ -p +&quot;);' value='C'&gt;&lt;/font&gt;&lt;/th&gt;&quot;;x+=&quot;&lt;th&gt;&lt;font size=+2 color='#FFFF33'&gt;&quot;+I3+&quot;&lt;br&gt;&lt;input type='button' onclick='javascript:choice(&quot;+ -p +&quot;);' value='D'&gt;&lt;/font&gt;&lt;/th&gt;&lt;/tr&gt;&lt;/table&gt;&quot;;}">
            <text:p>if(i==1){x="&lt;table border=1 width=100%&gt;&lt;tr&gt;&lt;th&gt;&lt;font size=+2 color='#FFFF33'&gt;"+C+"&lt;br&gt;&lt;input type='button' onclick='javascript:choice("+ p +");' value='A'&gt;&lt;/font&gt;&lt;/th&gt;";x+="&lt;th&gt;&lt;font size=+2 color='#FFFF33'&gt;"+I1+"&lt;br&gt;&lt;input type='button' onclick='javascript:choice("+ -p +");' value='B'&gt;&lt;/font&gt;&lt;/th&gt;";x+="&lt;th&gt;&lt;font size=+2 color='#FFFF33'&gt;"+I2+"&lt;br&gt;&lt;input type='button' onclick='javascript:choice("+ -p +");' value='C'&gt;&lt;/font&gt;&lt;/th&gt;";x+="&lt;th&gt;&lt;font size=+2 color='#FFFF33'&gt;"+I3+"&lt;br&gt;&lt;input type='button' onclick='javascript:choice("+ -p +");' value='D'&gt;&lt;/font&gt;&lt;/th&gt;&lt;/tr&gt;&lt;/table&gt;";}</text:p>
          </table:table-cell>
          <table:table-cell table:style-name="ce12" table:formula="of:=CONCATENATE(&quot;if(i==2){x=&quot;;CHAR(34);&quot;&lt;table border=1 width=100%&gt;&lt;tr&gt;&lt;th&gt;&lt;font size=+2 color='#FFFF33'&gt;&quot;;CHAR(34);&quot;+I1+&quot;;CHAR(34);&quot;&lt;br&gt;&lt;input type='button' onclick='javascript:choice(&quot;;CHAR(34);&quot;+ -p +&quot;;CHAR(34);&quot;);' value='A'&gt;&lt;/font&gt;&lt;/th&gt;&quot;;CHAR(34);&quot;;x+=&quot;;CHAR(34);&quot;&lt;th&gt;&lt;font size=+2 color='#FFFF33'&gt;&quot;;CHAR(34);&quot;+C+&quot;;CHAR(34);&quot;&lt;br&gt;&lt;input type='button' onclick='javascript:choice(&quot;;CHAR(34);&quot;+ p +&quot;;CHAR(34);&quot;);' value='B'&gt;&lt;/font&gt;&lt;/th&gt;&quot;;CHAR(34);&quot;;x+=&quot;;CHAR(34);&quot;&lt;th&gt;&lt;font size=+2 color='#FFFF33'&gt;&quot;;CHAR(34);&quot;+I2+&quot;;CHAR(34);&quot;&lt;br&gt;&lt;input type='button' onclick='javascript:choice(&quot;;CHAR(34);&quot;+ -p +&quot;;CHAR(34);&quot;);' value='C'&gt;&lt;/font&gt;&lt;/th&gt;&quot;;CHAR(34);&quot;;x+=&quot;;CHAR(34);&quot;&lt;th&gt;&lt;font size=+2 color='#FFFF33'&gt;&quot;;CHAR(34);&quot;+I3+&quot;;CHAR(34);&quot;&lt;br&gt;&lt;input type='button' onclick='javascript:choice(&quot;;CHAR(34);&quot;+ -p +&quot;;CHAR(34);&quot;);' value='D'&gt;&lt;/font&gt;&lt;/th&gt;&lt;/tr&gt;&lt;/table&gt;&quot;;CHAR(34);&quot;;}&quot;)" office:value-type="string" office:string-value="if(i==2){x=&quot;&lt;table border=1 width=100%&gt;&lt;tr&gt;&lt;th&gt;&lt;font size=+2 color='#FFFF33'&gt;&quot;+I1+&quot;&lt;br&gt;&lt;input type='button' onclick='javascript:choice(&quot;+ -p +&quot;);' value='A'&gt;&lt;/font&gt;&lt;/th&gt;&quot;;x+=&quot;&lt;th&gt;&lt;font size=+2 color='#FFFF33'&gt;&quot;+C+&quot;&lt;br&gt;&lt;input type='button' onclick='javascript:choice(&quot;+ p +&quot;);' value='B'&gt;&lt;/font&gt;&lt;/th&gt;&quot;;x+=&quot;&lt;th&gt;&lt;font size=+2 color='#FFFF33'&gt;&quot;+I2+&quot;&lt;br&gt;&lt;input type='button' onclick='javascript:choice(&quot;+ -p +&quot;);' value='C'&gt;&lt;/font&gt;&lt;/th&gt;&quot;;x+=&quot;&lt;th&gt;&lt;font size=+2 color='#FFFF33'&gt;&quot;+I3+&quot;&lt;br&gt;&lt;input type='button' onclick='javascript:choice(&quot;+ -p +&quot;);' value='D'&gt;&lt;/font&gt;&lt;/th&gt;&lt;/tr&gt;&lt;/table&gt;&quot;;}">
            <text:p>if(i==2){x="&lt;table border=1 width=100%&gt;&lt;tr&gt;&lt;th&gt;&lt;font size=+2 color='#FFFF33'&gt;"+I1+"&lt;br&gt;&lt;input type='button' onclick='javascript:choice("+ -p +");' value='A'&gt;&lt;/font&gt;&lt;/th&gt;";x+="&lt;th&gt;&lt;font size=+2 color='#FFFF33'&gt;"+C+"&lt;br&gt;&lt;input type='button' onclick='javascript:choice("+ p +");' value='B'&gt;&lt;/font&gt;&lt;/th&gt;";x+="&lt;th&gt;&lt;font size=+2 color='#FFFF33'&gt;"+I2+"&lt;br&gt;&lt;input type='button' onclick='javascript:choice("+ -p +");' value='C'&gt;&lt;/font&gt;&lt;/th&gt;";x+="&lt;th&gt;&lt;font size=+2 color='#FFFF33'&gt;"+I3+"&lt;br&gt;&lt;input type='button' onclick='javascript:choice("+ -p +");' value='D'&gt;&lt;/font&gt;&lt;/th&gt;&lt;/tr&gt;&lt;/table&gt;";}</text:p>
          </table:table-cell>
          <table:table-cell table:style-name="ce12" table:formula="of:=CONCATENATE(&quot;if(i==3){x=&quot;;CHAR(34);&quot;&lt;table border=1 width=100%&gt;&lt;tr&gt;&lt;th&gt;&lt;font size=+2 color='#FFFF33'&gt;&quot;;CHAR(34);&quot;+I1+&quot;;CHAR(34);&quot;&lt;br&gt;&lt;input type='button' onclick='javascript:choice(&quot;;CHAR(34);&quot;+ -p +&quot;;CHAR(34);&quot;);' value='A'&gt;&lt;/font&gt;&lt;/th&gt;&quot;;CHAR(34);&quot;;x+=&quot;;CHAR(34);&quot;&lt;th&gt;&lt;font size=+2 color='#FFFF33'&gt;&quot;;CHAR(34);&quot;+I2+&quot;;CHAR(34);&quot;&lt;br&gt;&lt;input type='button' onclick='javascript:choice(&quot;;CHAR(34);&quot;+ -p +&quot;;CHAR(34);&quot;);' value='B'&gt;&lt;/font&gt;&lt;/th&gt;&quot;;CHAR(34);&quot;;x+=&quot;;CHAR(34);&quot;&lt;th&gt;&lt;font size=+2 color='#FFFF33'&gt;&quot;;CHAR(34);&quot;+C+&quot;;CHAR(34);&quot;&lt;br&gt;&lt;input type='button' onclick='javascript:choice(&quot;;CHAR(34);&quot;+ p +&quot;;CHAR(34);&quot;);' value='C'&gt;&lt;/font&gt;&lt;/th&gt;&quot;;CHAR(34);&quot;;x+=&quot;;CHAR(34);&quot;&lt;th&gt;&lt;font size=+2 color='#FFFF33'&gt;&quot;;CHAR(34);&quot;+I3+&quot;;CHAR(34);&quot;&lt;br&gt;&lt;input type='button' onclick='javascript:choice(&quot;;CHAR(34);&quot;+ -p +&quot;;CHAR(34);&quot;);' value='D'&gt;&lt;/font&gt;&lt;/th&gt;&lt;/tr&gt;&lt;/table&gt;&quot;;CHAR(34);&quot;;}&quot;)" office:value-type="string" office:string-value="if(i==3){x=&quot;&lt;table border=1 width=100%&gt;&lt;tr&gt;&lt;th&gt;&lt;font size=+2 color='#FFFF33'&gt;&quot;+I1+&quot;&lt;br&gt;&lt;input type='button' onclick='javascript:choice(&quot;+ -p +&quot;);' value='A'&gt;&lt;/font&gt;&lt;/th&gt;&quot;;x+=&quot;&lt;th&gt;&lt;font size=+2 color='#FFFF33'&gt;&quot;+I2+&quot;&lt;br&gt;&lt;input type='button' onclick='javascript:choice(&quot;+ -p +&quot;);' value='B'&gt;&lt;/font&gt;&lt;/th&gt;&quot;;x+=&quot;&lt;th&gt;&lt;font size=+2 color='#FFFF33'&gt;&quot;+C+&quot;&lt;br&gt;&lt;input type='button' onclick='javascript:choice(&quot;+ p +&quot;);' value='C'&gt;&lt;/font&gt;&lt;/th&gt;&quot;;x+=&quot;&lt;th&gt;&lt;font size=+2 color='#FFFF33'&gt;&quot;+I3+&quot;&lt;br&gt;&lt;input type='button' onclick='javascript:choice(&quot;+ -p +&quot;);' value='D'&gt;&lt;/font&gt;&lt;/th&gt;&lt;/tr&gt;&lt;/table&gt;&quot;;}">
            <text:p>if(i==3){x="&lt;table border=1 width=100%&gt;&lt;tr&gt;&lt;th&gt;&lt;font size=+2 color='#FFFF33'&gt;"+I1+"&lt;br&gt;&lt;input type='button' onclick='javascript:choice("+ -p +");' value='A'&gt;&lt;/font&gt;&lt;/th&gt;";x+="&lt;th&gt;&lt;font size=+2 color='#FFFF33'&gt;"+I2+"&lt;br&gt;&lt;input type='button' onclick='javascript:choice("+ -p +");' value='B'&gt;&lt;/font&gt;&lt;/th&gt;";x+="&lt;th&gt;&lt;font size=+2 color='#FFFF33'&gt;"+C+"&lt;br&gt;&lt;input type='button' onclick='javascript:choice("+ p +");' value='C'&gt;&lt;/font&gt;&lt;/th&gt;";x+="&lt;th&gt;&lt;font size=+2 color='#FFFF33'&gt;"+I3+"&lt;br&gt;&lt;input type='button' onclick='javascript:choice("+ -p +");' value='D'&gt;&lt;/font&gt;&lt;/th&gt;&lt;/tr&gt;&lt;/table&gt;";}</text:p>
          </table:table-cell>
          <table:table-cell table:style-name="ce12" table:formula="of:=CONCATENATE(&quot;if(i==4){x=&quot;;CHAR(34);&quot;&lt;table border=1 width=100%&gt;&lt;tr&gt;&lt;th&gt;&lt;font size=+2 color='#FFFF33'&gt;&quot;;CHAR(34);&quot;+I1+&quot;;CHAR(34);&quot;&lt;br&gt;&lt;input type='button' onclick='javascript:choice(&quot;;CHAR(34);&quot;+ -p +&quot;;CHAR(34);&quot;);' value='A'&gt;&lt;/font&gt;&lt;/th&gt;&quot;;CHAR(34);&quot;;x+=&quot;;CHAR(34);&quot;&lt;th&gt;&lt;font size=+2 color='#FFFF33'&gt;&quot;;CHAR(34);&quot;+I2+&quot;;CHAR(34);&quot;&lt;br&gt;&lt;input type='button' onclick='javascript:choice(&quot;;CHAR(34);&quot;+ -p +&quot;;CHAR(34);&quot;);' value='B'&gt;&lt;/font&gt;&lt;/th&gt;&quot;;CHAR(34);&quot;;x+=&quot;;CHAR(34);&quot;&lt;th&gt;&lt;font size=+2 color='#FFFF33'&gt;&quot;;CHAR(34);&quot;+I3+&quot;;CHAR(34);&quot;&lt;br&gt;&lt;input type='button' onclick='javascript:choice(&quot;;CHAR(34);&quot;+ -p +&quot;;CHAR(34);&quot;);' value='C'&gt;&lt;/font&gt;&lt;/th&gt;&quot;;CHAR(34);&quot;;x+=&quot;;CHAR(34);&quot;&lt;th&gt;&lt;font size=+2 color='#FFFF33'&gt;&quot;;CHAR(34);&quot;+C+&quot;;CHAR(34);&quot;&lt;br&gt;&lt;input type='button' onclick='javascript:choice(&quot;;CHAR(34);&quot;+ p +&quot;;CHAR(34);&quot;);' value='D'&gt;&lt;/font&gt;&lt;/th&gt;&lt;/tr&gt;&lt;/table&gt;&quot;;CHAR(34);&quot;;}setFrame(p,x,col);}&quot;)" office:value-type="string" office:string-value="if(i==4){x=&quot;&lt;table border=1 width=100%&gt;&lt;tr&gt;&lt;th&gt;&lt;font size=+2 color='#FFFF33'&gt;&quot;+I1+&quot;&lt;br&gt;&lt;input type='button' onclick='javascript:choice(&quot;+ -p +&quot;);' value='A'&gt;&lt;/font&gt;&lt;/th&gt;&quot;;x+=&quot;&lt;th&gt;&lt;font size=+2 color='#FFFF33'&gt;&quot;+I2+&quot;&lt;br&gt;&lt;input type='button' onclick='javascript:choice(&quot;+ -p +&quot;);' value='B'&gt;&lt;/font&gt;&lt;/th&gt;&quot;;x+=&quot;&lt;th&gt;&lt;font size=+2 color='#FFFF33'&gt;&quot;+I3+&quot;&lt;br&gt;&lt;input type='button' onclick='javascript:choice(&quot;+ -p +&quot;);' value='C'&gt;&lt;/font&gt;&lt;/th&gt;&quot;;x+=&quot;&lt;th&gt;&lt;font size=+2 color='#FFFF33'&gt;&quot;+C+&quot;&lt;br&gt;&lt;input type='button' onclick='javascript:choice(&quot;+ p +&quot;);' value='D'&gt;&lt;/font&gt;&lt;/th&gt;&lt;/tr&gt;&lt;/table&gt;&quot;;}setFrame(p,x,col);}">
            <text:p>if(i==4){x="&lt;table border=1 width=100%&gt;&lt;tr&gt;&lt;th&gt;&lt;font size=+2 color='#FFFF33'&gt;"+I1+"&lt;br&gt;&lt;input type='button' onclick='javascript:choice("+ -p +");' value='A'&gt;&lt;/font&gt;&lt;/th&gt;";x+="&lt;th&gt;&lt;font size=+2 color='#FFFF33'&gt;"+I2+"&lt;br&gt;&lt;input type='button' onclick='javascript:choice("+ -p +");' value='B'&gt;&lt;/font&gt;&lt;/th&gt;";x+="&lt;th&gt;&lt;font size=+2 color='#FFFF33'&gt;"+I3+"&lt;br&gt;&lt;input type='button' onclick='javascript:choice("+ -p +");' value='C'&gt;&lt;/font&gt;&lt;/th&gt;";x+="&lt;th&gt;&lt;font size=+2 color='#FFFF33'&gt;"+C+"&lt;br&gt;&lt;input type='button' onclick='javascript:choice("+ p +");' value='D'&gt;&lt;/font&gt;&lt;/th&gt;&lt;/tr&gt;&lt;/table&gt;";}setFrame(p,x,col);}</text:p>
          </table:table-cell>
        </table:table-row>
        <table:table-row table:style-name="ro1">
          <table:table-cell table:formula="of:=CONCATENATE(&quot;function setFrame(val,txt,col){var x = document.getElementById('TheBoard');x.style.display='none';document.getElementById('CLOCK').innerHTML=timeout/1000;document.getElementById(col+''+val).innerHTML=&quot;;CHAR(34);&quot;&lt;font color='#3333FF'&gt;&quot;;CHAR(34);&quot;+val+&quot;;CHAR(34);&quot;&lt;/font&gt;&quot;;CHAR(34);&quot;;document.getElementById('CHOICES').innerHTML=txt;myTimeout=setTimeout(clearQA, timeout, -1*val);myCountdown=setInterval(updateClock,1000);}&quot;)" office:value-type="string" office:string-value="function setFrame(val,txt,col){var x = document.getElementById('TheBoard');x.style.display='none';document.getElementById('CLOCK').innerHTML=timeout/1000;document.getElementById(col+''+val).innerHTML=&quot;&lt;font color='#3333FF'&gt;&quot;+val+&quot;&lt;/font&gt;&quot;;document.getElementById('CHOICES').innerHTML=txt;myTimeout=setTimeout(clearQA, timeout, -1*val);myCountdown=setInterval(updateClock,1000);}">
            <text:p>function setFrame(val,txt,col){var x = document.getElementById('TheBoard');x.style.display='none';document.getElementById('CLOCK').innerHTML=timeout/1000;document.getElementById(col+''+val).innerHTML="&lt;font color='#3333FF'&gt;"+val+"&lt;/font&gt;";document.getElementById('CHOICES').innerHTML=txt;myTimeout=setTimeout(clearQA, timeout, -1*val);myCountdown=setInterval(updateClock,1000);}</text:p>
          </table:table-cell>
          <table:table-cell table:number-columns-repeated="5"/>
        </table:table-row>
        <table:table-row table:style-name="ro1">
          <table:table-cell table:formula="of:=[Questions.H2]" office:value-type="string" office:string-value="function A1()&#10;{&#10;var pointvalue=200;&#10;var column=&quot;A&quot;;&#10;CLUE=&quot;Pythagoras (of a&amp;sup2; + b&amp;sup2; = c&amp;sup2; fame) was from this empire.&quot;;&#10;CORRECT=&quot;What is the Greek Empire?&quot;;&#10;I1=&quot;What is the Roman Empire?&quot;;&#10;I2=&quot;What is the Persian Empire?&quot;;&#10;I3=&quot;What is the Ottoman Empire?&quot;;&#10;createQuestion(CLUE,pointvalue,column,CORRECT,I1,I2,I3);&#10;}&#10;">
            <text:p>function A1()</text:p>
            <text:p>{</text:p>
            <text:p>var pointvalue=200;</text:p>
            <text:p>var column="A";</text:p>
            <text:p>CLUE="Pythagoras (of a&amp;sup2; + b&amp;sup2; = c&amp;sup2; fame) was from this empire.";</text:p>
            <text:p>CORRECT="What is the Greek Empire?";</text:p>
            <text:p>I1="What is the Roman Empire?";</text:p>
            <text:p>I2="What is the Persian Empire?";</text:p>
            <text:p>I3="What is the Ottoman Empire?";</text:p>
            <text:p>createQuestion(CLUE,pointvalue,column,CORRECT,I1,I2,I3);</text:p>
            <text:p>}</text:p>
            <text:p/>
          </table:table-cell>
          <table:table-cell table:number-columns-repeated="5"/>
        </table:table-row>
        <table:table-row table:style-name="ro1">
          <table:table-cell table:formula="of:=[Questions.H3]" office:value-type="string" office:string-value="function A2()&#10;{&#10;var pointvalue=400;&#10;var column=&quot;A&quot;;&#10;CLUE=&quot;The Sequence: 0, 1, 1, 2, 3, 5, 8, 13 … is named for this famous mathematician.&quot;;&#10;CORRECT=&quot;Who is Fibonacci?&quot;;&#10;I1=&quot;Who is Gauss?&quot;;&#10;I2=&quot;Who is Taylor?&quot;;&#10;I3=&quot;Who is Newton?&quot;;&#10;createQuestion(CLUE,pointvalue,column,CORRECT,I1,I2,I3);&#10;}&#10;">
            <text:p>function A2()</text:p>
            <text:p>{</text:p>
            <text:p>var pointvalue=400;</text:p>
            <text:p>var column="A";</text:p>
            <text:p>CLUE="The Sequence: 0, 1, 1, 2, 3, 5, 8, 13 … is named for this famous mathematician.";</text:p>
            <text:p>CORRECT="Who is Fibonacci?";</text:p>
            <text:p>I1="Who is Gauss?";</text:p>
            <text:p>I2="Who is Taylor?";</text:p>
            <text:p>I3="Who is Newton?";</text:p>
            <text:p>createQuestion(CLUE,pointvalue,column,CORRECT,I1,I2,I3);</text:p>
            <text:p>}</text:p>
            <text:p/>
          </table:table-cell>
          <table:table-cell table:number-columns-repeated="5"/>
        </table:table-row>
        <table:table-row table:style-name="ro1">
          <table:table-cell table:formula="of:=[Questions.H4]" office:value-type="string" office:string-value="function A3()&#10;{&#10;var pointvalue=600;&#10;var column=&quot;A&quot;;&#10;CLUE=&quot;He invented a calculator in 1642.&quot;;&#10;CORRECT=&quot;Who is Pascal?&quot;;&#10;I1=&quot;Who is Fermat?&quot;;&#10;I2=&quot;Who is Taylor?&quot;;&#10;I3=&quot;Who is Gauss?&quot;;&#10;createQuestion(CLUE,pointvalue,column,CORRECT,I1,I2,I3);&#10;}&#10;">
            <text:p>function A3()</text:p>
            <text:p>{</text:p>
            <text:p>var pointvalue=600;</text:p>
            <text:p>var column="A";</text:p>
            <text:p>CLUE="He invented a calculator in 1642.";</text:p>
            <text:p>CORRECT="Who is Pascal?";</text:p>
            <text:p>I1="Who is Fermat?";</text:p>
            <text:p>I2="Who is Taylor?";</text:p>
            <text:p>I3="Who is Gauss?";</text:p>
            <text:p>createQuestion(CLUE,pointvalue,column,CORRECT,I1,I2,I3);</text:p>
            <text:p>}</text:p>
            <text:p/>
          </table:table-cell>
          <table:table-cell table:number-columns-repeated="5"/>
        </table:table-row>
        <table:table-row table:style-name="ro1">
          <table:table-cell table:formula="of:=[Questions.H5]" office:value-type="string" office:string-value="function A4()&#10;{&#10;var pointvalue=800;&#10;var column=&quot;A&quot;;&#10;CLUE=&quot;The Number: 2.71828... is named for him.&quot;;&#10;CORRECT=&quot;Who is Euler?&quot;;&#10;I1=&quot;Who is Euclid?&quot;;&#10;I2=&quot;Who is Avogadro?&quot;;&#10;I3=&quot;Who is Newton?&quot;;&#10;createQuestion(CLUE,pointvalue,column,CORRECT,I1,I2,I3);&#10;}&#10;">
            <text:p>function A4()</text:p>
            <text:p>{</text:p>
            <text:p>var pointvalue=800;</text:p>
            <text:p>var column="A";</text:p>
            <text:p>CLUE="The Number: 2.71828... is named for him.";</text:p>
            <text:p>CORRECT="Who is Euler?";</text:p>
            <text:p>I1="Who is Euclid?";</text:p>
            <text:p>I2="Who is Avogadro?";</text:p>
            <text:p>I3="Who is Newton?";</text:p>
            <text:p>createQuestion(CLUE,pointvalue,column,CORRECT,I1,I2,I3);</text:p>
            <text:p>}</text:p>
            <text:p/>
          </table:table-cell>
          <table:table-cell table:number-columns-repeated="5"/>
        </table:table-row>
        <table:table-row table:style-name="ro1">
          <table:table-cell table:formula="of:=[Questions.H6]" office:value-type="string" office:string-value="function A5()&#10;{&#10;var pointvalue=1000;&#10;var column=&quot;A&quot;;&#10;CLUE=&quot;He is the father of geometry.&quot;;&#10;CORRECT=&quot;Who is Euclid?&quot;;&#10;I1=&quot;Who is Euler?&quot;;&#10;I2=&quot;Who is Liebniz?&quot;;&#10;I3=&quot;Who is Pythagoras?&quot;;&#10;createQuestion(CLUE,pointvalue,column,CORRECT,I1,I2,I3);&#10;}&#10;">
            <text:p>function A5()</text:p>
            <text:p>{</text:p>
            <text:p>var pointvalue=1000;</text:p>
            <text:p>var column="A";</text:p>
            <text:p>CLUE="He is the father of geometry.";</text:p>
            <text:p>CORRECT="Who is Euclid?";</text:p>
            <text:p>I1="Who is Euler?";</text:p>
            <text:p>I2="Who is Liebniz?";</text:p>
            <text:p>I3="Who is Pythagoras?";</text:p>
            <text:p>createQuestion(CLUE,pointvalue,column,CORRECT,I1,I2,I3);</text:p>
            <text:p>}</text:p>
            <text:p/>
          </table:table-cell>
          <table:table-cell table:number-columns-repeated="5"/>
        </table:table-row>
        <table:table-row table:style-name="ro1">
          <table:table-cell table:formula="of:=[Questions.H7]" office:value-type="string" office:string-value="function B1()&#10;{&#10;var pointvalue=200;&#10;var column=&quot;B&quot;;&#10;CLUE=&quot;This is clue number 6.&quot;;&#10;CORRECT=&quot;Correct Response&quot;;&#10;I1=&quot;Incorrect Response&quot;;&#10;I2=&quot;Incorrect Response&quot;;&#10;I3=&quot;Incorrect Response&quot;;&#10;createQuestion(CLUE,pointvalue,column,CORRECT,I1,I2,I3);&#10;}&#10;">
            <text:p>function B1()</text:p>
            <text:p>{</text:p>
            <text:p>var pointvalue=200;</text:p>
            <text:p>var column="B";</text:p>
            <text:p>CLUE="This is clue number 6.";</text:p>
            <text:p>CORRECT="Correct Response";</text:p>
            <text:p>I1="Incorrect Response";</text:p>
            <text:p>I2="Incorrect Response";</text:p>
            <text:p>I3="Incorrect Response";</text:p>
            <text:p>createQuestion(CLUE,pointvalue,column,CORRECT,I1,I2,I3);</text:p>
            <text:p>}</text:p>
            <text:p/>
          </table:table-cell>
          <table:table-cell table:number-columns-repeated="5"/>
        </table:table-row>
        <table:table-row table:style-name="ro1">
          <table:table-cell table:formula="of:=[Questions.H8]" office:value-type="string" office:string-value="function B2()&#10;{&#10;var pointvalue=400;&#10;var column=&quot;B&quot;;&#10;CLUE=&quot;This is clue number 7.&quot;;&#10;CORRECT=&quot;Correct Response&quot;;&#10;I1=&quot;Incorrect Response&quot;;&#10;I2=&quot;Incorrect Response&quot;;&#10;I3=&quot;Incorrect Response&quot;;&#10;createQuestion(CLUE,pointvalue,column,CORRECT,I1,I2,I3);&#10;}&#10;">
            <text:p>function B2()</text:p>
            <text:p>{</text:p>
            <text:p>var pointvalue=400;</text:p>
            <text:p>var column="B";</text:p>
            <text:p>CLUE="This is clue number 7.";</text:p>
            <text:p>CORRECT="Correct Response";</text:p>
            <text:p>I1="Incorrect Response";</text:p>
            <text:p>I2="Incorrect Response";</text:p>
            <text:p>I3="Incorrect Response";</text:p>
            <text:p>createQuestion(CLUE,pointvalue,column,CORRECT,I1,I2,I3);</text:p>
            <text:p>}</text:p>
            <text:p/>
          </table:table-cell>
          <table:table-cell table:number-columns-repeated="5"/>
        </table:table-row>
        <table:table-row table:style-name="ro1">
          <table:table-cell table:formula="of:=[Questions.H9]" office:value-type="string" office:string-value="function B3()&#10;{&#10;var pointvalue=600;&#10;var column=&quot;B&quot;;&#10;CLUE=&quot;The set of points equidistant to a singular point is called this.&quot;;&#10;CORRECT=&quot;What is a circle?&quot;;&#10;I1=&quot;What is an equi-lateral?&quot;;&#10;I2=&quot;What is a plane?&quot;;&#10;I3=&quot;What is a Line Segment?&quot;;&#10;createQuestion(CLUE,pointvalue,column,CORRECT,I1,I2,I3);&#10;}&#10;">
            <text:p>function B3()</text:p>
            <text:p>{</text:p>
            <text:p>var pointvalue=600;</text:p>
            <text:p>var column="B";</text:p>
            <text:p>CLUE="The set of points equidistant to a singular point is called this.";</text:p>
            <text:p>CORRECT="What is a circle?";</text:p>
            <text:p>I1="What is an equi-lateral?";</text:p>
            <text:p>I2="What is a plane?";</text:p>
            <text:p>I3="What is a Line Segment?";</text:p>
            <text:p>createQuestion(CLUE,pointvalue,column,CORRECT,I1,I2,I3);</text:p>
            <text:p>}</text:p>
            <text:p/>
          </table:table-cell>
          <table:table-cell table:number-columns-repeated="5"/>
        </table:table-row>
        <table:table-row table:style-name="ro1">
          <table:table-cell table:formula="of:=[Questions.H10]" office:value-type="string" office:string-value="function B4()&#10;{&#10;var pointvalue=800;&#10;var column=&quot;B&quot;;&#10;CLUE=&quot;This word refers to the number on the &amp;#34;top&amp;#34; of a fraction.&quot;;&#10;CORRECT=&quot;What is Numerator?&quot;;&#10;I1=&quot;What is Denominator?&quot;;&#10;I2=&quot;What is Discriminator?&quot;;&#10;I3=&quot;What is Dividend?&quot;;&#10;createQuestion(CLUE,pointvalue,column,CORRECT,I1,I2,I3);&#10;}&#10;">
            <text:p>function B4()</text:p>
            <text:p>{</text:p>
            <text:p>var pointvalue=800;</text:p>
            <text:p>var column="B";</text:p>
            <text:p>CLUE="This word refers to the number on the &amp;#34;top&amp;#34; of a fraction.";</text:p>
            <text:p>CORRECT="What is Numerator?";</text:p>
            <text:p>I1="What is Denominator?";</text:p>
            <text:p>I2="What is Discriminator?";</text:p>
            <text:p>I3="What is Dividend?";</text:p>
            <text:p>createQuestion(CLUE,pointvalue,column,CORRECT,I1,I2,I3);</text:p>
            <text:p>}</text:p>
            <text:p/>
          </table:table-cell>
          <table:table-cell table:number-columns-repeated="5"/>
        </table:table-row>
        <table:table-row table:style-name="ro1">
          <table:table-cell table:formula="of:=[Questions.H11]" office:value-type="string" office:string-value="function B5()&#10;{&#10;var pointvalue=1000;&#10;var column=&quot;B&quot;;&#10;CLUE=&quot;This out-of-use word refers to the x-coordinate on a coordinate plane.&quot;;&#10;CORRECT=&quot;What is Abscissa?&quot;;&#10;I1=&quot;What is Discriminant?&quot;;&#10;I2=&quot;What is Ordinate?&quot;;&#10;I3=&quot;What is Determinant?&quot;;&#10;createQuestion(CLUE,pointvalue,column,CORRECT,I1,I2,I3);&#10;}&#10;">
            <text:p>function B5()</text:p>
            <text:p>{</text:p>
            <text:p>var pointvalue=1000;</text:p>
            <text:p>var column="B";</text:p>
            <text:p>CLUE="This out-of-use word refers to the x-coordinate on a coordinate plane.";</text:p>
            <text:p>CORRECT="What is Abscissa?";</text:p>
            <text:p>I1="What is Discriminant?";</text:p>
            <text:p>I2="What is Ordinate?";</text:p>
            <text:p>I3="What is Determinant?";</text:p>
            <text:p>createQuestion(CLUE,pointvalue,column,CORRECT,I1,I2,I3);</text:p>
            <text:p>}</text:p>
            <text:p/>
          </table:table-cell>
          <table:table-cell table:number-columns-repeated="5"/>
        </table:table-row>
        <table:table-row table:style-name="ro1">
          <table:table-cell table:formula="of:=[Questions.H12]" office:value-type="string" office:string-value="function C1()&#10;{&#10;var pointvalue=200;&#10;var column=&quot;C&quot;;&#10;CLUE=&quot;This is clue number 11.&quot;;&#10;CORRECT=&quot;Correct Response&quot;;&#10;I1=&quot;Incorrect Response&quot;;&#10;I2=&quot;Incorrect Response&quot;;&#10;I3=&quot;Incorrect Response&quot;;&#10;createQuestion(CLUE,pointvalue,column,CORRECT,I1,I2,I3);&#10;}&#10;">
            <text:p>function C1()</text:p>
            <text:p>{</text:p>
            <text:p>var pointvalue=200;</text:p>
            <text:p>var column="C";</text:p>
            <text:p>CLUE="This is clue number 11.";</text:p>
            <text:p>CORRECT="Correct Response";</text:p>
            <text:p>I1="Incorrect Response";</text:p>
            <text:p>I2="Incorrect Response";</text:p>
            <text:p>I3="Incorrect Response";</text:p>
            <text:p>createQuestion(CLUE,pointvalue,column,CORRECT,I1,I2,I3);</text:p>
            <text:p>}</text:p>
            <text:p/>
          </table:table-cell>
          <table:table-cell table:number-columns-repeated="5"/>
        </table:table-row>
        <table:table-row table:style-name="ro1">
          <table:table-cell table:formula="of:=[Questions.H13]" office:value-type="string" office:string-value="function C2()&#10;{&#10;var pointvalue=400;&#10;var column=&quot;C&quot;;&#10;CLUE=&quot;This is clue number 12.&quot;;&#10;CORRECT=&quot;Correct Response&quot;;&#10;I1=&quot;Incorrect Response&quot;;&#10;I2=&quot;Incorrect Response&quot;;&#10;I3=&quot;Incorrect Response&quot;;&#10;createQuestion(CLUE,pointvalue,column,CORRECT,I1,I2,I3);&#10;}&#10;">
            <text:p>function C2()</text:p>
            <text:p>{</text:p>
            <text:p>var pointvalue=400;</text:p>
            <text:p>var column="C";</text:p>
            <text:p>CLUE="This is clue number 12.";</text:p>
            <text:p>CORRECT="Correct Response";</text:p>
            <text:p>I1="Incorrect Response";</text:p>
            <text:p>I2="Incorrect Response";</text:p>
            <text:p>I3="Incorrect Response";</text:p>
            <text:p>createQuestion(CLUE,pointvalue,column,CORRECT,I1,I2,I3);</text:p>
            <text:p>}</text:p>
            <text:p/>
          </table:table-cell>
          <table:table-cell table:number-columns-repeated="5"/>
        </table:table-row>
        <table:table-row table:style-name="ro1">
          <table:table-cell table:formula="of:=[Questions.H14]" office:value-type="string" office:string-value="function C3()&#10;{&#10;var pointvalue=600;&#10;var column=&quot;C&quot;;&#10;CLUE=&quot;This is clue number 13.&quot;;&#10;CORRECT=&quot;Correct Response&quot;;&#10;I1=&quot;Incorrect Response&quot;;&#10;I2=&quot;Incorrect Response&quot;;&#10;I3=&quot;Incorrect Response&quot;;&#10;createQuestion(CLUE,pointvalue,column,CORRECT,I1,I2,I3);&#10;}&#10;">
            <text:p>function C3()</text:p>
            <text:p>{</text:p>
            <text:p>var pointvalue=600;</text:p>
            <text:p>var column="C";</text:p>
            <text:p>CLUE="This is clue number 13.";</text:p>
            <text:p>CORRECT="Correct Response";</text:p>
            <text:p>I1="Incorrect Response";</text:p>
            <text:p>I2="Incorrect Response";</text:p>
            <text:p>I3="Incorrect Response";</text:p>
            <text:p>createQuestion(CLUE,pointvalue,column,CORRECT,I1,I2,I3);</text:p>
            <text:p>}</text:p>
            <text:p/>
          </table:table-cell>
          <table:table-cell table:number-columns-repeated="5"/>
        </table:table-row>
        <table:table-row table:style-name="ro1">
          <table:table-cell table:formula="of:=[Questions.H15]" office:value-type="string" office:string-value="function C4()&#10;{&#10;var pointvalue=800;&#10;var column=&quot;C&quot;;&#10;CLUE=&quot;This is clue number 14.&quot;;&#10;CORRECT=&quot;Correct Response&quot;;&#10;I1=&quot;Incorrect Response&quot;;&#10;I2=&quot;Incorrect Response&quot;;&#10;I3=&quot;Incorrect Response&quot;;&#10;createQuestion(CLUE,pointvalue,column,CORRECT,I1,I2,I3);&#10;}&#10;">
            <text:p>function C4()</text:p>
            <text:p>{</text:p>
            <text:p>var pointvalue=800;</text:p>
            <text:p>var column="C";</text:p>
            <text:p>CLUE="This is clue number 14.";</text:p>
            <text:p>CORRECT="Correct Response";</text:p>
            <text:p>I1="Incorrect Response";</text:p>
            <text:p>I2="Incorrect Response";</text:p>
            <text:p>I3="Incorrect Response";</text:p>
            <text:p>createQuestion(CLUE,pointvalue,column,CORRECT,I1,I2,I3);</text:p>
            <text:p>}</text:p>
            <text:p/>
          </table:table-cell>
          <table:table-cell table:number-columns-repeated="5"/>
        </table:table-row>
        <table:table-row table:style-name="ro1">
          <table:table-cell table:formula="of:=[Questions.H16]" office:value-type="string" office:string-value="function C5()&#10;{&#10;var pointvalue=1000;&#10;var column=&quot;C&quot;;&#10;CLUE=&quot;This is clue number 15.&quot;;&#10;CORRECT=&quot;Correct Response&quot;;&#10;I1=&quot;Incorrect Response&quot;;&#10;I2=&quot;Incorrect Response&quot;;&#10;I3=&quot;Incorrect Response&quot;;&#10;createQuestion(CLUE,pointvalue,column,CORRECT,I1,I2,I3);&#10;}&#10;">
            <text:p>function C5()</text:p>
            <text:p>{</text:p>
            <text:p>var pointvalue=1000;</text:p>
            <text:p>var column="C";</text:p>
            <text:p>CLUE="This is clue number 15.";</text:p>
            <text:p>CORRECT="Correct Response";</text:p>
            <text:p>I1="Incorrect Response";</text:p>
            <text:p>I2="Incorrect Response";</text:p>
            <text:p>I3="Incorrect Response";</text:p>
            <text:p>createQuestion(CLUE,pointvalue,column,CORRECT,I1,I2,I3);</text:p>
            <text:p>}</text:p>
            <text:p/>
          </table:table-cell>
          <table:table-cell table:number-columns-repeated="5"/>
        </table:table-row>
        <table:table-row table:style-name="ro1">
          <table:table-cell table:formula="of:=[Questions.H17]" office:value-type="string" office:string-value="function D1()&#10;{&#10;var pointvalue=200;&#10;var column=&quot;D&quot;;&#10;CLUE=&quot;This is clue number 16.&quot;;&#10;CORRECT=&quot;Correct Response&quot;;&#10;I1=&quot;Incorrect Response&quot;;&#10;I2=&quot;Incorrect Response&quot;;&#10;I3=&quot;Incorrect Response&quot;;&#10;createQuestion(CLUE,pointvalue,column,CORRECT,I1,I2,I3);&#10;}&#10;">
            <text:p>function D1()</text:p>
            <text:p>{</text:p>
            <text:p>var pointvalue=200;</text:p>
            <text:p>var column="D";</text:p>
            <text:p>CLUE="This is clue number 16.";</text:p>
            <text:p>CORRECT="Correct Response";</text:p>
            <text:p>I1="Incorrect Response";</text:p>
            <text:p>I2="Incorrect Response";</text:p>
            <text:p>I3="Incorrect Response";</text:p>
            <text:p>createQuestion(CLUE,pointvalue,column,CORRECT,I1,I2,I3);</text:p>
            <text:p>}</text:p>
            <text:p/>
          </table:table-cell>
          <table:table-cell table:number-columns-repeated="5"/>
        </table:table-row>
        <table:table-row table:style-name="ro1">
          <table:table-cell table:formula="of:=[Questions.H18]" office:value-type="string" office:string-value="function D2()&#10;{&#10;var pointvalue=400;&#10;var column=&quot;D&quot;;&#10;CLUE=&quot;This is clue number 17.&quot;;&#10;CORRECT=&quot;Correct Response&quot;;&#10;I1=&quot;Incorrect Response&quot;;&#10;I2=&quot;Incorrect Response&quot;;&#10;I3=&quot;Incorrect Response&quot;;&#10;createQuestion(CLUE,pointvalue,column,CORRECT,I1,I2,I3);&#10;}&#10;">
            <text:p>function D2()</text:p>
            <text:p>{</text:p>
            <text:p>var pointvalue=400;</text:p>
            <text:p>var column="D";</text:p>
            <text:p>CLUE="This is clue number 17.";</text:p>
            <text:p>CORRECT="Correct Response";</text:p>
            <text:p>I1="Incorrect Response";</text:p>
            <text:p>I2="Incorrect Response";</text:p>
            <text:p>I3="Incorrect Response";</text:p>
            <text:p>createQuestion(CLUE,pointvalue,column,CORRECT,I1,I2,I3);</text:p>
            <text:p>}</text:p>
            <text:p/>
          </table:table-cell>
          <table:table-cell table:number-columns-repeated="5"/>
        </table:table-row>
        <table:table-row table:style-name="ro1">
          <table:table-cell table:formula="of:=[Questions.H19]" office:value-type="string" office:string-value="function D3()&#10;{&#10;var pointvalue=600;&#10;var column=&quot;D&quot;;&#10;CLUE=&quot;This is clue number 18.&quot;;&#10;CORRECT=&quot;Correct Response&quot;;&#10;I1=&quot;Incorrect Response&quot;;&#10;I2=&quot;Incorrect Response&quot;;&#10;I3=&quot;Incorrect Response&quot;;&#10;createQuestion(CLUE,pointvalue,column,CORRECT,I1,I2,I3);&#10;}&#10;">
            <text:p>function D3()</text:p>
            <text:p>{</text:p>
            <text:p>var pointvalue=600;</text:p>
            <text:p>var column="D";</text:p>
            <text:p>CLUE="This is clue number 18.";</text:p>
            <text:p>CORRECT="Correct Response";</text:p>
            <text:p>I1="Incorrect Response";</text:p>
            <text:p>I2="Incorrect Response";</text:p>
            <text:p>I3="Incorrect Response";</text:p>
            <text:p>createQuestion(CLUE,pointvalue,column,CORRECT,I1,I2,I3);</text:p>
            <text:p>}</text:p>
            <text:p/>
          </table:table-cell>
          <table:table-cell table:number-columns-repeated="5"/>
        </table:table-row>
        <table:table-row table:style-name="ro1">
          <table:table-cell table:formula="of:=[Questions.H20]" office:value-type="string" office:string-value="function D4()&#10;{&#10;var pointvalue=800;&#10;var column=&quot;D&quot;;&#10;CLUE=&quot;This is clue number 19.&quot;;&#10;CORRECT=&quot;Correct Response&quot;;&#10;I1=&quot;Incorrect Response&quot;;&#10;I2=&quot;Incorrect Response&quot;;&#10;I3=&quot;Incorrect Response&quot;;&#10;createQuestion(CLUE,pointvalue,column,CORRECT,I1,I2,I3);&#10;}&#10;">
            <text:p>function D4()</text:p>
            <text:p>{</text:p>
            <text:p>var pointvalue=800;</text:p>
            <text:p>var column="D";</text:p>
            <text:p>CLUE="This is clue number 19.";</text:p>
            <text:p>CORRECT="Correct Response";</text:p>
            <text:p>I1="Incorrect Response";</text:p>
            <text:p>I2="Incorrect Response";</text:p>
            <text:p>I3="Incorrect Response";</text:p>
            <text:p>createQuestion(CLUE,pointvalue,column,CORRECT,I1,I2,I3);</text:p>
            <text:p>}</text:p>
            <text:p/>
          </table:table-cell>
          <table:table-cell table:number-columns-repeated="5"/>
        </table:table-row>
        <table:table-row table:style-name="ro1">
          <table:table-cell table:formula="of:=[Questions.H21]" office:value-type="string" office:string-value="function D5()&#10;{&#10;var pointvalue=1000;&#10;var column=&quot;D&quot;;&#10;CLUE=&quot;This is clue number 20.&quot;;&#10;CORRECT=&quot;Correct Response&quot;;&#10;I1=&quot;Incorrect Response&quot;;&#10;I2=&quot;Incorrect Response&quot;;&#10;I3=&quot;Incorrect Response&quot;;&#10;createQuestion(CLUE,pointvalue,column,CORRECT,I1,I2,I3);&#10;}&#10;">
            <text:p>function D5()</text:p>
            <text:p>{</text:p>
            <text:p>var pointvalue=1000;</text:p>
            <text:p>var column="D";</text:p>
            <text:p>CLUE="This is clue number 20.";</text:p>
            <text:p>CORRECT="Correct Response";</text:p>
            <text:p>I1="Incorrect Response";</text:p>
            <text:p>I2="Incorrect Response";</text:p>
            <text:p>I3="Incorrect Response";</text:p>
            <text:p>createQuestion(CLUE,pointvalue,column,CORRECT,I1,I2,I3);</text:p>
            <text:p>}</text:p>
            <text:p/>
          </table:table-cell>
          <table:table-cell table:number-columns-repeated="5"/>
        </table:table-row>
        <table:table-row table:style-name="ro1">
          <table:table-cell table:formula="of:=[Questions.H22]" office:value-type="string" office:string-value="function E1()&#10;{&#10;var pointvalue=200;&#10;var column=&quot;E&quot;;&#10;CLUE=&quot;This is clue number 21.&quot;;&#10;CORRECT=&quot;Correct Response&quot;;&#10;I1=&quot;Incorrect Response&quot;;&#10;I2=&quot;Incorrect Response&quot;;&#10;I3=&quot;Incorrect Response&quot;;&#10;createQuestion(CLUE,pointvalue,column,CORRECT,I1,I2,I3);&#10;}&#10;">
            <text:p>function E1()</text:p>
            <text:p>{</text:p>
            <text:p>var pointvalue=200;</text:p>
            <text:p>var column="E";</text:p>
            <text:p>CLUE="This is clue number 21.";</text:p>
            <text:p>CORRECT="Correct Response";</text:p>
            <text:p>I1="Incorrect Response";</text:p>
            <text:p>I2="Incorrect Response";</text:p>
            <text:p>I3="Incorrect Response";</text:p>
            <text:p>createQuestion(CLUE,pointvalue,column,CORRECT,I1,I2,I3);</text:p>
            <text:p>}</text:p>
            <text:p/>
          </table:table-cell>
          <table:table-cell table:number-columns-repeated="5"/>
        </table:table-row>
        <table:table-row table:style-name="ro1">
          <table:table-cell table:formula="of:=[Questions.H23]" office:value-type="string" office:string-value="function E2()&#10;{&#10;var pointvalue=400;&#10;var column=&quot;E&quot;;&#10;CLUE=&quot;This is clue number 22.&quot;;&#10;CORRECT=&quot;Correct Response&quot;;&#10;I1=&quot;Incorrect Response&quot;;&#10;I2=&quot;Incorrect Response&quot;;&#10;I3=&quot;Incorrect Response&quot;;&#10;createQuestion(CLUE,pointvalue,column,CORRECT,I1,I2,I3);&#10;}&#10;">
            <text:p>function E2()</text:p>
            <text:p>{</text:p>
            <text:p>var pointvalue=400;</text:p>
            <text:p>var column="E";</text:p>
            <text:p>CLUE="This is clue number 22.";</text:p>
            <text:p>CORRECT="Correct Response";</text:p>
            <text:p>I1="Incorrect Response";</text:p>
            <text:p>I2="Incorrect Response";</text:p>
            <text:p>I3="Incorrect Response";</text:p>
            <text:p>createQuestion(CLUE,pointvalue,column,CORRECT,I1,I2,I3);</text:p>
            <text:p>}</text:p>
            <text:p/>
          </table:table-cell>
          <table:table-cell table:number-columns-repeated="5"/>
        </table:table-row>
        <table:table-row table:style-name="ro1">
          <table:table-cell table:formula="of:=[Questions.H24]" office:value-type="string" office:string-value="function E3()&#10;{&#10;var pointvalue=600;&#10;var column=&quot;E&quot;;&#10;CLUE=&quot;This is clue number 23.&quot;;&#10;CORRECT=&quot;Correct Response&quot;;&#10;I1=&quot;Incorrect Response&quot;;&#10;I2=&quot;Incorrect Response&quot;;&#10;I3=&quot;Incorrect Response&quot;;&#10;createQuestion(CLUE,pointvalue,column,CORRECT,I1,I2,I3);&#10;}&#10;">
            <text:p>function E3()</text:p>
            <text:p>{</text:p>
            <text:p>var pointvalue=600;</text:p>
            <text:p>var column="E";</text:p>
            <text:p>CLUE="This is clue number 23.";</text:p>
            <text:p>CORRECT="Correct Response";</text:p>
            <text:p>I1="Incorrect Response";</text:p>
            <text:p>I2="Incorrect Response";</text:p>
            <text:p>I3="Incorrect Response";</text:p>
            <text:p>createQuestion(CLUE,pointvalue,column,CORRECT,I1,I2,I3);</text:p>
            <text:p>}</text:p>
            <text:p/>
          </table:table-cell>
          <table:table-cell table:number-columns-repeated="5"/>
        </table:table-row>
        <table:table-row table:style-name="ro1">
          <table:table-cell table:formula="of:=[Questions.H25]" office:value-type="string" office:string-value="function E4()&#10;{&#10;var pointvalue=800;&#10;var column=&quot;E&quot;;&#10;CLUE=&quot;This is clue number 24.&quot;;&#10;CORRECT=&quot;Correct Response&quot;;&#10;I1=&quot;Incorrect Response&quot;;&#10;I2=&quot;Incorrect Response&quot;;&#10;I3=&quot;Incorrect Response&quot;;&#10;createQuestion(CLUE,pointvalue,column,CORRECT,I1,I2,I3);&#10;}&#10;">
            <text:p>function E4()</text:p>
            <text:p>{</text:p>
            <text:p>var pointvalue=800;</text:p>
            <text:p>var column="E";</text:p>
            <text:p>CLUE="This is clue number 24.";</text:p>
            <text:p>CORRECT="Correct Response";</text:p>
            <text:p>I1="Incorrect Response";</text:p>
            <text:p>I2="Incorrect Response";</text:p>
            <text:p>I3="Incorrect Response";</text:p>
            <text:p>createQuestion(CLUE,pointvalue,column,CORRECT,I1,I2,I3);</text:p>
            <text:p>}</text:p>
            <text:p/>
          </table:table-cell>
          <table:table-cell table:number-columns-repeated="5"/>
        </table:table-row>
        <table:table-row table:style-name="ro1">
          <table:table-cell table:formula="of:=[Questions.H26]" office:value-type="string" office:string-value="function E5()&#10;{&#10;var pointvalue=1000;&#10;var column=&quot;E&quot;;&#10;CLUE=&quot;This is clue number 25.&quot;;&#10;CORRECT=&quot;Correct Response&quot;;&#10;I1=&quot;Incorrect Response&quot;;&#10;I2=&quot;Incorrect Response&quot;;&#10;I3=&quot;Incorrect Response&quot;;&#10;createQuestion(CLUE,pointvalue,column,CORRECT,I1,I2,I3);&#10;}&#10;">
            <text:p>function E5()</text:p>
            <text:p>{</text:p>
            <text:p>var pointvalue=1000;</text:p>
            <text:p>var column="E";</text:p>
            <text:p>CLUE="This is clue number 25.";</text:p>
            <text:p>CORRECT="Correct Response";</text:p>
            <text:p>I1="Incorrect Response";</text:p>
            <text:p>I2="Incorrect Response";</text:p>
            <text:p>I3="Incorrect Response";</text:p>
            <text:p>createQuestion(CLUE,pointvalue,column,CORRECT,I1,I2,I3);</text:p>
            <text:p>}</text:p>
            <text:p/>
          </table:table-cell>
          <table:table-cell table:number-columns-repeated="5"/>
        </table:table-row>
        <table:table-row table:style-name="ro1">
          <table:table-cell table:formula="of:=[Questions.H27]" office:value-type="string" office:string-value="function F1()&#10;{&#10;var pointvalue=200;&#10;var column=&quot;F&quot;;&#10;CLUE=&quot;This is clue number 26.&quot;;&#10;CORRECT=&quot;Correct Response&quot;;&#10;I1=&quot;Incorrect Response&quot;;&#10;I2=&quot;Incorrect Response&quot;;&#10;I3=&quot;Incorrect Response&quot;;&#10;createQuestion(CLUE,pointvalue,column,CORRECT,I1,I2,I3);&#10;}&#10;">
            <text:p>function F1()</text:p>
            <text:p>{</text:p>
            <text:p>var pointvalue=200;</text:p>
            <text:p>var column="F";</text:p>
            <text:p>CLUE="This is clue number 26.";</text:p>
            <text:p>CORRECT="Correct Response";</text:p>
            <text:p>I1="Incorrect Response";</text:p>
            <text:p>I2="Incorrect Response";</text:p>
            <text:p>I3="Incorrect Response";</text:p>
            <text:p>createQuestion(CLUE,pointvalue,column,CORRECT,I1,I2,I3);</text:p>
            <text:p>}</text:p>
            <text:p/>
          </table:table-cell>
          <table:table-cell table:number-columns-repeated="5"/>
        </table:table-row>
        <table:table-row table:style-name="ro1">
          <table:table-cell table:formula="of:=[Questions.H28]" office:value-type="string" office:string-value="function F2()&#10;{&#10;var pointvalue=400;&#10;var column=&quot;F&quot;;&#10;CLUE=&quot;This is clue number 27.&quot;;&#10;CORRECT=&quot;Correct Response&quot;;&#10;I1=&quot;Incorrect Response&quot;;&#10;I2=&quot;Incorrect Response&quot;;&#10;I3=&quot;Incorrect Response&quot;;&#10;createQuestion(CLUE,pointvalue,column,CORRECT,I1,I2,I3);&#10;}&#10;">
            <text:p>function F2()</text:p>
            <text:p>{</text:p>
            <text:p>var pointvalue=400;</text:p>
            <text:p>var column="F";</text:p>
            <text:p>CLUE="This is clue number 27.";</text:p>
            <text:p>CORRECT="Correct Response";</text:p>
            <text:p>I1="Incorrect Response";</text:p>
            <text:p>I2="Incorrect Response";</text:p>
            <text:p>I3="Incorrect Response";</text:p>
            <text:p>createQuestion(CLUE,pointvalue,column,CORRECT,I1,I2,I3);</text:p>
            <text:p>}</text:p>
            <text:p/>
          </table:table-cell>
          <table:table-cell table:number-columns-repeated="5"/>
        </table:table-row>
        <table:table-row table:style-name="ro1">
          <table:table-cell table:formula="of:=[Questions.H29]" office:value-type="string" office:string-value="function F3()&#10;{&#10;var pointvalue=600;&#10;var column=&quot;F&quot;;&#10;CLUE=&quot;This is clue number 28.&quot;;&#10;CORRECT=&quot;Correct Response&quot;;&#10;I1=&quot;Incorrect Response&quot;;&#10;I2=&quot;Incorrect Response&quot;;&#10;I3=&quot;Incorrect Response&quot;;&#10;createQuestion(CLUE,pointvalue,column,CORRECT,I1,I2,I3);&#10;}&#10;">
            <text:p>function F3()</text:p>
            <text:p>{</text:p>
            <text:p>var pointvalue=600;</text:p>
            <text:p>var column="F";</text:p>
            <text:p>CLUE="This is clue number 28.";</text:p>
            <text:p>CORRECT="Correct Response";</text:p>
            <text:p>I1="Incorrect Response";</text:p>
            <text:p>I2="Incorrect Response";</text:p>
            <text:p>I3="Incorrect Response";</text:p>
            <text:p>createQuestion(CLUE,pointvalue,column,CORRECT,I1,I2,I3);</text:p>
            <text:p>}</text:p>
            <text:p/>
          </table:table-cell>
          <table:table-cell table:number-columns-repeated="5"/>
        </table:table-row>
        <table:table-row table:style-name="ro1">
          <table:table-cell table:formula="of:=[Questions.H30]" office:value-type="string" office:string-value="function F4()&#10;{&#10;var pointvalue=800;&#10;var column=&quot;F&quot;;&#10;CLUE=&quot;This is clue number 29.&quot;;&#10;CORRECT=&quot;Correct Response&quot;;&#10;I1=&quot;Incorrect Response&quot;;&#10;I2=&quot;Incorrect Response&quot;;&#10;I3=&quot;Incorrect Response&quot;;&#10;createQuestion(CLUE,pointvalue,column,CORRECT,I1,I2,I3);&#10;}&#10;">
            <text:p>function F4()</text:p>
            <text:p>{</text:p>
            <text:p>var pointvalue=800;</text:p>
            <text:p>var column="F";</text:p>
            <text:p>CLUE="This is clue number 29.";</text:p>
            <text:p>CORRECT="Correct Response";</text:p>
            <text:p>I1="Incorrect Response";</text:p>
            <text:p>I2="Incorrect Response";</text:p>
            <text:p>I3="Incorrect Response";</text:p>
            <text:p>createQuestion(CLUE,pointvalue,column,CORRECT,I1,I2,I3);</text:p>
            <text:p>}</text:p>
            <text:p/>
          </table:table-cell>
          <table:table-cell table:number-columns-repeated="5"/>
        </table:table-row>
        <table:table-row table:style-name="ro1">
          <table:table-cell table:formula="of:=[Questions.H31]" office:value-type="string" office:string-value="function F5()&#10;{&#10;var pointvalue=1000;&#10;var column=&quot;F&quot;;&#10;CLUE=&quot;This is clue number 30.&quot;;&#10;CORRECT=&quot;Correct Response&quot;;&#10;I1=&quot;Incorrect Response&quot;;&#10;I2=&quot;Incorrect Response&quot;;&#10;I3=&quot;Incorrect Response&quot;;&#10;createQuestion(CLUE,pointvalue,column,CORRECT,I1,I2,I3);&#10;}&#10;">
            <text:p>function F5()</text:p>
            <text:p>{</text:p>
            <text:p>var pointvalue=1000;</text:p>
            <text:p>var column="F";</text:p>
            <text:p>CLUE="This is clue number 30.";</text:p>
            <text:p>CORRECT="Correct Response";</text:p>
            <text:p>I1="Incorrect Response";</text:p>
            <text:p>I2="Incorrect Response";</text:p>
            <text:p>I3="Incorrect Response";</text:p>
            <text:p>createQuestion(CLUE,pointvalue,column,CORRECT,I1,I2,I3);</text:p>
            <text:p>}</text:p>
            <text:p/>
          </table:table-cell>
          <table:table-cell table:number-columns-repeated="5"/>
        </table:table-row>
        <table:table-row table:style-name="ro2">
          <table:table-cell table:style-name="ce12" table:formula="of:=CONCATENATE( &quot;&lt;/script&gt;&lt;/head&gt;&quot; )" office:value-type="string" office:string-value="&lt;/script&gt;&lt;/head&gt;">
            <text:p>&lt;/script&gt;&lt;/head&gt;</text:p>
          </table:table-cell>
          <table:table-cell table:number-columns-repeated="5"/>
        </table:table-row>
        <table:table-row table:style-name="ro2">
          <table:table-cell table:style-name="ce12" table:formula="of:=CONCATENATE( &quot;&lt;body bgcolor='#060CE9'&gt;&lt;font color='#FFFF33'&gt;&lt;p align=center&gt;&lt;font size=+3&gt;&quot;;[Questions.A13];&quot;&lt;/font&gt;&lt;/p&gt;&lt;p align=center&gt;You'll have &quot;;[Questions.A10];&quot; seconds to give a response to each clue.&lt;/p&gt;&lt;font size=+2&gt;&lt;p align='center'&gt;Score: $&lt;a align='center' id='SCORE'&gt;0&lt;/a&gt;&amp;nbsp;&amp;nbsp;Clock:&amp;nbsp;&lt;a align='center' id='CLOCK'&gt;--&lt;/a&gt;&lt;/p&gt;&lt;/font&gt;&lt;font size=+4&gt;&lt;p align='center' id='ANSWER'&gt;&lt;/p&gt;&lt;/font&gt;&lt;font size=+3&gt;&lt;p align='center' id='CHOICES'&gt;&lt;/p&gt;&lt;/font&gt;&quot;)" office:value-type="string" office:string-value="&lt;body bgcolor='#060CE9'&gt;&lt;font color='#FFFF33'&gt;&lt;p align=center&gt;&lt;font size=+3&gt;Math jeopardy!&lt;/font&gt;&lt;/p&gt;&lt;p align=center&gt;You'll have 8 seconds to give a response to each clue.&lt;/p&gt;&lt;font size=+2&gt;&lt;p align='center'&gt;Score: $&lt;a align='center' id='SCORE'&gt;0&lt;/a&gt;&amp;nbsp;&amp;nbsp;Clock:&amp;nbsp;&lt;a align='center' id='CLOCK'&gt;--&lt;/a&gt;&lt;/p&gt;&lt;/font&gt;&lt;font size=+4&gt;&lt;p align='center' id='ANSWER'&gt;&lt;/p&gt;&lt;/font&gt;&lt;font size=+3&gt;&lt;p align='center' id='CHOICES'&gt;&lt;/p&gt;&lt;/font&gt;">
            <text:p>&lt;body bgcolor='#060CE9'&gt;&lt;font color='#FFFF33'&gt;&lt;p align=center&gt;&lt;font size=+3&gt;Math jeopardy!&lt;/font&gt;&lt;/p&gt;&lt;p align=center&gt;You'll have 8 seconds to give a response to each clue.&lt;/p&gt;&lt;font size=+2&gt;&lt;p align='center'&gt;Score: $&lt;a align='center' id='SCORE'&gt;0&lt;/a&gt;&amp;nbsp;&amp;nbsp;Clock:&amp;nbsp;&lt;a align='center' id='CLOCK'&gt;--&lt;/a&gt;&lt;/p&gt;&lt;/font&gt;&lt;font size=+4&gt;&lt;p align='center' id='ANSWER'&gt;&lt;/p&gt;&lt;/font&gt;&lt;font size=+3&gt;&lt;p align='center' id='CHOICES'&gt;&lt;/p&gt;&lt;/font&gt;</text:p>
          </table:table-cell>
          <table:table-cell table:number-columns-repeated="5"/>
        </table:table-row>
        <table:table-row table:style-name="ro2">
          <table:table-cell table:style-name="ce12" table:formula="of:=CONCATENATE(&quot;&lt;center&gt;&lt;div id='TheBoard'&gt;&lt;table border=3 width=50%&gt;&lt;tr&gt;&lt;th width=15%&gt;&lt;font size=+1 color='#FFFF33'&gt;&quot;;[Questions.A2];&quot;&lt;/font&gt;&lt;/th&gt;&lt;th width=15%&gt;&lt;font size=+1 color='#FFFF33'&gt;&quot;;[Questions.A3];&quot;&lt;/font&gt;&lt;/th&gt;&lt;th width=15%&gt;&lt;font size=+1 color='#FFFF33'&gt;&quot;;[Questions.A4];&quot;&lt;/font&gt;&lt;/th&gt;&lt;th width=15%&gt;&lt;font size=+1 color='#FFFF33'&gt;&quot;;[Questions.A5];&quot;&lt;/font&gt;&lt;/th&gt;&lt;th width=15%&gt;&lt;font size=+1 color='#FFFF33'&gt;&quot;;[Questions.A6];&quot;&lt;/font&gt;&lt;/th&gt;&lt;th width=15%&gt;&lt;font size=+1 color='#FFFF33'&gt;&quot;;[Questions.A7];&quot;&lt;/font&gt;&lt;/th&gt;&lt;/tr&gt;&quot;)" office:value-type="string" office:string-value="&lt;center&gt;&lt;div id='TheBoard'&gt;&lt;table border=3 width=50%&gt;&lt;tr&gt;&lt;th width=15%&gt;&lt;font size=+1 color='#FFFF33'&gt;Matheticians of Yesteryear&lt;/font&gt;&lt;/th&gt;&lt;th width=15%&gt;&lt;font size=+1 color='#FFFF33'&gt;Term Time&lt;/font&gt;&lt;/th&gt;&lt;th width=15%&gt;&lt;font size=+1 color='#FFFF33'&gt;Category 3&lt;/font&gt;&lt;/th&gt;&lt;th width=15%&gt;&lt;font size=+1 color='#FFFF33'&gt;Category 4&lt;/font&gt;&lt;/th&gt;&lt;th width=15%&gt;&lt;font size=+1 color='#FFFF33'&gt;Category 5&lt;/font&gt;&lt;/th&gt;&lt;th width=15%&gt;&lt;font size=+1 color='#FFFF33'&gt;Category 6&lt;/font&gt;&lt;/th&gt;&lt;/tr&gt;">
            <text:p>&lt;center&gt;&lt;div id='TheBoard'&gt;&lt;table border=3 width=50%&gt;&lt;tr&gt;&lt;th width=15%&gt;&lt;font size=+1 color='#FFFF33'&gt;Matheticians of Yesteryear&lt;/font&gt;&lt;/th&gt;&lt;th width=15%&gt;&lt;font size=+1 color='#FFFF33'&gt;Term Time&lt;/font&gt;&lt;/th&gt;&lt;th width=15%&gt;&lt;font size=+1 color='#FFFF33'&gt;Category 3&lt;/font&gt;&lt;/th&gt;&lt;th width=15%&gt;&lt;font size=+1 color='#FFFF33'&gt;Category 4&lt;/font&gt;&lt;/th&gt;&lt;th width=15%&gt;&lt;font size=+1 color='#FFFF33'&gt;Category 5&lt;/font&gt;&lt;/th&gt;&lt;th width=15%&gt;&lt;font size=+1 color='#FFFF33'&gt;Category 6&lt;/font&gt;&lt;/th&gt;&lt;/tr&gt;</text:p>
          </table:table-cell>
          <table:table-cell table:number-columns-repeated="5"/>
        </table:table-row>
        <table:table-row table:style-name="ro2">
          <table:table-cell table:style-name="ce12" table:formula="of:=CONCATENATE( &quot;&lt;tr&gt;&lt;td&gt;&lt;center&gt;&lt;p align='center' id='A200'&gt;&lt;input type='button' onclick='javascript:A1();' value='200'&gt;&lt;/p&gt;&lt;/center&gt;&lt;/td&gt;&lt;td&gt;&lt;center&gt;&lt;p align='center' id='B200'&gt;&lt;input type='button' onclick='javascript:B1();' value='200'&gt;&lt;/p&gt;&lt;/center&gt;&lt;/td&gt;&lt;td&gt;&lt;center&gt;&lt;p align='center' id='C200'&gt;&lt;input type='button' onclick='javascript:C1();' value='200'&gt;&lt;/p&gt;&lt;/center&gt;&lt;/td&gt;&lt;td&gt;&lt;center&gt;&lt;p align='center' id='D200'&gt;&lt;input type='button' onclick='javascript:D1();' value='200'&gt;&lt;/p&gt;&lt;/center&gt;&lt;/td&gt;&lt;td&gt;&lt;center&gt;&lt;p align='center' id='E200'&gt;&lt;input type='button' onclick='javascript:E1();' value='200'&gt;&lt;/p&gt;&lt;/center&gt;&lt;/td&gt;&lt;td&gt;&lt;center&gt;&lt;p align='center' id='F200'&gt;&lt;input type='button' onclick='javascript:F1();' value='200'&gt;&lt;/p&gt;&lt;/center&gt;&lt;/td&gt;&lt;/tr&gt;&lt;tr&gt;&lt;td&gt;&lt;center&gt;&lt;p align='center' id='A400'&gt;&lt;input type='button' onclick='javascript:A2();' value='400'&gt;&lt;/p&gt;&lt;/center&gt;&lt;/td&gt;&lt;td&gt;&lt;center&gt;&lt;p align='center' id='B400'&gt;&lt;input type='button' onclick='javascript:B2();' value='400'&gt;&lt;/p&gt;&lt;/center&gt;&lt;/td&gt;&quot;)" office:value-type="string" office:string-value="&lt;tr&gt;&lt;td&gt;&lt;center&gt;&lt;p align='center' id='A200'&gt;&lt;input type='button' onclick='javascript:A1();' value='200'&gt;&lt;/p&gt;&lt;/center&gt;&lt;/td&gt;&lt;td&gt;&lt;center&gt;&lt;p align='center' id='B200'&gt;&lt;input type='button' onclick='javascript:B1();' value='200'&gt;&lt;/p&gt;&lt;/center&gt;&lt;/td&gt;&lt;td&gt;&lt;center&gt;&lt;p align='center' id='C200'&gt;&lt;input type='button' onclick='javascript:C1();' value='200'&gt;&lt;/p&gt;&lt;/center&gt;&lt;/td&gt;&lt;td&gt;&lt;center&gt;&lt;p align='center' id='D200'&gt;&lt;input type='button' onclick='javascript:D1();' value='200'&gt;&lt;/p&gt;&lt;/center&gt;&lt;/td&gt;&lt;td&gt;&lt;center&gt;&lt;p align='center' id='E200'&gt;&lt;input type='button' onclick='javascript:E1();' value='200'&gt;&lt;/p&gt;&lt;/center&gt;&lt;/td&gt;&lt;td&gt;&lt;center&gt;&lt;p align='center' id='F200'&gt;&lt;input type='button' onclick='javascript:F1();' value='200'&gt;&lt;/p&gt;&lt;/center&gt;&lt;/td&gt;&lt;/tr&gt;&lt;tr&gt;&lt;td&gt;&lt;center&gt;&lt;p align='center' id='A400'&gt;&lt;input type='button' onclick='javascript:A2();' value='400'&gt;&lt;/p&gt;&lt;/center&gt;&lt;/td&gt;&lt;td&gt;&lt;center&gt;&lt;p align='center' id='B400'&gt;&lt;input type='button' onclick='javascript:B2();' value='400'&gt;&lt;/p&gt;&lt;/center&gt;&lt;/td&gt;">
            <text:p>&lt;tr&gt;&lt;td&gt;&lt;center&gt;&lt;p align='center' id='A200'&gt;&lt;input type='button' onclick='javascript:A1();' value='200'&gt;&lt;/p&gt;&lt;/center&gt;&lt;/td&gt;&lt;td&gt;&lt;center&gt;&lt;p align='center' id='B200'&gt;&lt;input type='button' onclick='javascript:B1();' value='200'&gt;&lt;/p&gt;&lt;/center&gt;&lt;/td&gt;&lt;td&gt;&lt;center&gt;&lt;p align='center' id='C200'&gt;&lt;input type='button' onclick='javascript:C1();' value='200'&gt;&lt;/p&gt;&lt;/center&gt;&lt;/td&gt;&lt;td&gt;&lt;center&gt;&lt;p align='center' id='D200'&gt;&lt;input type='button' onclick='javascript:D1();' value='200'&gt;&lt;/p&gt;&lt;/center&gt;&lt;/td&gt;&lt;td&gt;&lt;center&gt;&lt;p align='center' id='E200'&gt;&lt;input type='button' onclick='javascript:E1();' value='200'&gt;&lt;/p&gt;&lt;/center&gt;&lt;/td&gt;&lt;td&gt;&lt;center&gt;&lt;p align='center' id='F200'&gt;&lt;input type='button' onclick='javascript:F1();' value='200'&gt;&lt;/p&gt;&lt;/center&gt;&lt;/td&gt;&lt;/tr&gt;&lt;tr&gt;&lt;td&gt;&lt;center&gt;&lt;p align='center' id='A400'&gt;&lt;input type='button' onclick='javascript:A2();' value='400'&gt;&lt;/p&gt;&lt;/center&gt;&lt;/td&gt;&lt;td&gt;&lt;center&gt;&lt;p align='center' id='B400'&gt;&lt;input type='button' onclick='javascript:B2();' value='400'&gt;&lt;/p&gt;&lt;/center&gt;&lt;/td&gt;</text:p>
          </table:table-cell>
          <table:table-cell table:number-columns-repeated="5"/>
        </table:table-row>
        <table:table-row table:style-name="ro2">
          <table:table-cell table:style-name="ce12" table:formula="of:=CONCATENATE( &quot;&lt;td&gt;&lt;center&gt;&lt;p align='center' id='C400'&gt;&lt;input type='button' onclick='javascript:C2();' value='400'&gt;&lt;/p&gt;&lt;/center&gt;&lt;/td&gt;&lt;td&gt;&lt;center&gt;&lt;p align='center' id='D400'&gt;&lt;input type='button' onclick='javascript:D2();' value='400'&gt;&lt;/p&gt;&lt;/center&gt;&lt;/td&gt;&lt;td&gt;&lt;center&gt;&lt;p align='center' id='E400'&gt;&lt;input type='button' onclick='javascript:E2();' value='400'&gt;&lt;/p&gt;&lt;/center&gt;&lt;/td&gt;&lt;td&gt;&lt;center&gt;&lt;p align='center' id='F400'&gt;&lt;input type='button' onclick='javascript:F2();' value='400'&gt;&lt;/p&gt;&lt;/center&gt;&lt;/td&gt;&lt;/tr&gt;&lt;tr&gt;&lt;td&gt;&lt;center&gt;&lt;p align='center' id='A600'&gt;&lt;input type='button' onclick='javascript:A3();' value='600'&gt;&lt;/p&gt;&lt;/center&gt;&lt;/td&gt;&lt;td&gt;&lt;center&gt;&lt;p align='center' id='B600'&gt;&lt;input type='button' onclick='javascript:B3();' value='600'&gt;&lt;/p&gt;&lt;/center&gt;&lt;/td&gt;&lt;td&gt;&lt;center&gt;&lt;p align='center' id='C600'&gt;&lt;input type='button' onclick='javascript:C3();' value='600'&gt;&lt;/p&gt;&lt;/center&gt;&lt;/td&gt;&lt;td&gt;&lt;center&gt;&lt;p align='center' id='D600'&gt;&lt;input type='button' onclick='javascript:D3();' value='600'&gt;&lt;/p&gt;&lt;/center&gt;&lt;/td&gt;&quot;)" office:value-type="string" office:string-value="&lt;td&gt;&lt;center&gt;&lt;p align='center' id='C400'&gt;&lt;input type='button' onclick='javascript:C2();' value='400'&gt;&lt;/p&gt;&lt;/center&gt;&lt;/td&gt;&lt;td&gt;&lt;center&gt;&lt;p align='center' id='D400'&gt;&lt;input type='button' onclick='javascript:D2();' value='400'&gt;&lt;/p&gt;&lt;/center&gt;&lt;/td&gt;&lt;td&gt;&lt;center&gt;&lt;p align='center' id='E400'&gt;&lt;input type='button' onclick='javascript:E2();' value='400'&gt;&lt;/p&gt;&lt;/center&gt;&lt;/td&gt;&lt;td&gt;&lt;center&gt;&lt;p align='center' id='F400'&gt;&lt;input type='button' onclick='javascript:F2();' value='400'&gt;&lt;/p&gt;&lt;/center&gt;&lt;/td&gt;&lt;/tr&gt;&lt;tr&gt;&lt;td&gt;&lt;center&gt;&lt;p align='center' id='A600'&gt;&lt;input type='button' onclick='javascript:A3();' value='600'&gt;&lt;/p&gt;&lt;/center&gt;&lt;/td&gt;&lt;td&gt;&lt;center&gt;&lt;p align='center' id='B600'&gt;&lt;input type='button' onclick='javascript:B3();' value='600'&gt;&lt;/p&gt;&lt;/center&gt;&lt;/td&gt;&lt;td&gt;&lt;center&gt;&lt;p align='center' id='C600'&gt;&lt;input type='button' onclick='javascript:C3();' value='600'&gt;&lt;/p&gt;&lt;/center&gt;&lt;/td&gt;&lt;td&gt;&lt;center&gt;&lt;p align='center' id='D600'&gt;&lt;input type='button' onclick='javascript:D3();' value='600'&gt;&lt;/p&gt;&lt;/center&gt;&lt;/td&gt;">
            <text:p>&lt;td&gt;&lt;center&gt;&lt;p align='center' id='C400'&gt;&lt;input type='button' onclick='javascript:C2();' value='400'&gt;&lt;/p&gt;&lt;/center&gt;&lt;/td&gt;&lt;td&gt;&lt;center&gt;&lt;p align='center' id='D400'&gt;&lt;input type='button' onclick='javascript:D2();' value='400'&gt;&lt;/p&gt;&lt;/center&gt;&lt;/td&gt;&lt;td&gt;&lt;center&gt;&lt;p align='center' id='E400'&gt;&lt;input type='button' onclick='javascript:E2();' value='400'&gt;&lt;/p&gt;&lt;/center&gt;&lt;/td&gt;&lt;td&gt;&lt;center&gt;&lt;p align='center' id='F400'&gt;&lt;input type='button' onclick='javascript:F2();' value='400'&gt;&lt;/p&gt;&lt;/center&gt;&lt;/td&gt;&lt;/tr&gt;&lt;tr&gt;&lt;td&gt;&lt;center&gt;&lt;p align='center' id='A600'&gt;&lt;input type='button' onclick='javascript:A3();' value='600'&gt;&lt;/p&gt;&lt;/center&gt;&lt;/td&gt;&lt;td&gt;&lt;center&gt;&lt;p align='center' id='B600'&gt;&lt;input type='button' onclick='javascript:B3();' value='600'&gt;&lt;/p&gt;&lt;/center&gt;&lt;/td&gt;&lt;td&gt;&lt;center&gt;&lt;p align='center' id='C600'&gt;&lt;input type='button' onclick='javascript:C3();' value='600'&gt;&lt;/p&gt;&lt;/center&gt;&lt;/td&gt;&lt;td&gt;&lt;center&gt;&lt;p align='center' id='D600'&gt;&lt;input type='button' onclick='javascript:D3();' value='600'&gt;&lt;/p&gt;&lt;/center&gt;&lt;/td&gt;</text:p>
          </table:table-cell>
          <table:table-cell table:number-columns-repeated="5"/>
        </table:table-row>
        <table:table-row table:style-name="ro2">
          <table:table-cell table:style-name="ce12" table:formula="of:=CONCATENATE(&quot;&lt;td&gt;&lt;center&gt;&lt;p align='center' id='E600'&gt;&lt;input type='button' onclick='javascript:E3();' value='600'&gt;&lt;/p&gt;&lt;/center&gt;&lt;/td&gt;&lt;td&gt;&lt;center&gt;&lt;p align='center' id='F600'&gt;&lt;input type='button' onclick='javascript:F3();' value='600'&gt;&lt;/p&gt;&lt;/center&gt;&lt;/td&gt;&lt;/tr&gt;&lt;tr&gt;&lt;td&gt;&lt;center&gt;&lt;p align='center' id='A800'&gt;&lt;input type='button' onclick='javascript:A4();' value='800'&gt;&lt;/p&gt;&lt;/center&gt;&lt;/td&gt;&lt;td&gt;&lt;center&gt;&lt;p align='center' id='B800'&gt;&lt;input type='button' onclick='javascript:B4();' value='800'&gt;&lt;/p&gt;&lt;/center&gt;&lt;/td&gt;&lt;td&gt;&lt;center&gt;&lt;p align='center' id='C800'&gt;&lt;input type='button' onclick='javascript:C4();' value='800'&gt;&lt;/p&gt;&lt;/center&gt;&lt;/td&gt;&lt;td&gt;&lt;center&gt;&lt;p align='center' id='D800'&gt;&lt;input type='button' onclick='javascript:D4();' value='800'&gt;&lt;/p&gt;&lt;/center&gt;&lt;/td&gt;&lt;td&gt;&lt;center&gt;&lt;p align='center' id='E800'&gt;&lt;input type='button' onclick='javascript:E4();' value='800'&gt;&lt;/p&gt;&lt;/center&gt;&lt;/td&gt;&lt;td&gt;&lt;center&gt;&lt;p align='center' id='F800'&gt;&lt;input type='button' onclick='javascript:F4();' value='800'&gt;&lt;/p&gt;&lt;/center&gt;&lt;/td&gt;&lt;/tr&gt;&quot;)" office:value-type="string" office:string-value="&lt;td&gt;&lt;center&gt;&lt;p align='center' id='E600'&gt;&lt;input type='button' onclick='javascript:E3();' value='600'&gt;&lt;/p&gt;&lt;/center&gt;&lt;/td&gt;&lt;td&gt;&lt;center&gt;&lt;p align='center' id='F600'&gt;&lt;input type='button' onclick='javascript:F3();' value='600'&gt;&lt;/p&gt;&lt;/center&gt;&lt;/td&gt;&lt;/tr&gt;&lt;tr&gt;&lt;td&gt;&lt;center&gt;&lt;p align='center' id='A800'&gt;&lt;input type='button' onclick='javascript:A4();' value='800'&gt;&lt;/p&gt;&lt;/center&gt;&lt;/td&gt;&lt;td&gt;&lt;center&gt;&lt;p align='center' id='B800'&gt;&lt;input type='button' onclick='javascript:B4();' value='800'&gt;&lt;/p&gt;&lt;/center&gt;&lt;/td&gt;&lt;td&gt;&lt;center&gt;&lt;p align='center' id='C800'&gt;&lt;input type='button' onclick='javascript:C4();' value='800'&gt;&lt;/p&gt;&lt;/center&gt;&lt;/td&gt;&lt;td&gt;&lt;center&gt;&lt;p align='center' id='D800'&gt;&lt;input type='button' onclick='javascript:D4();' value='800'&gt;&lt;/p&gt;&lt;/center&gt;&lt;/td&gt;&lt;td&gt;&lt;center&gt;&lt;p align='center' id='E800'&gt;&lt;input type='button' onclick='javascript:E4();' value='800'&gt;&lt;/p&gt;&lt;/center&gt;&lt;/td&gt;&lt;td&gt;&lt;center&gt;&lt;p align='center' id='F800'&gt;&lt;input type='button' onclick='javascript:F4();' value='800'&gt;&lt;/p&gt;&lt;/center&gt;&lt;/td&gt;&lt;/tr&gt;">
            <text:p>&lt;td&gt;&lt;center&gt;&lt;p align='center' id='E600'&gt;&lt;input type='button' onclick='javascript:E3();' value='600'&gt;&lt;/p&gt;&lt;/center&gt;&lt;/td&gt;&lt;td&gt;&lt;center&gt;&lt;p align='center' id='F600'&gt;&lt;input type='button' onclick='javascript:F3();' value='600'&gt;&lt;/p&gt;&lt;/center&gt;&lt;/td&gt;&lt;/tr&gt;&lt;tr&gt;&lt;td&gt;&lt;center&gt;&lt;p align='center' id='A800'&gt;&lt;input type='button' onclick='javascript:A4();' value='800'&gt;&lt;/p&gt;&lt;/center&gt;&lt;/td&gt;&lt;td&gt;&lt;center&gt;&lt;p align='center' id='B800'&gt;&lt;input type='button' onclick='javascript:B4();' value='800'&gt;&lt;/p&gt;&lt;/center&gt;&lt;/td&gt;&lt;td&gt;&lt;center&gt;&lt;p align='center' id='C800'&gt;&lt;input type='button' onclick='javascript:C4();' value='800'&gt;&lt;/p&gt;&lt;/center&gt;&lt;/td&gt;&lt;td&gt;&lt;center&gt;&lt;p align='center' id='D800'&gt;&lt;input type='button' onclick='javascript:D4();' value='800'&gt;&lt;/p&gt;&lt;/center&gt;&lt;/td&gt;&lt;td&gt;&lt;center&gt;&lt;p align='center' id='E800'&gt;&lt;input type='button' onclick='javascript:E4();' value='800'&gt;&lt;/p&gt;&lt;/center&gt;&lt;/td&gt;&lt;td&gt;&lt;center&gt;&lt;p align='center' id='F800'&gt;&lt;input type='button' onclick='javascript:F4();' value='800'&gt;&lt;/p&gt;&lt;/center&gt;&lt;/td&gt;&lt;/tr&gt;</text:p>
          </table:table-cell>
          <table:table-cell table:number-columns-repeated="5"/>
        </table:table-row>
        <table:table-row table:style-name="ro2">
          <table:table-cell table:style-name="ce12" table:formula="of:=CONCATENATE(&quot;&lt;tr&gt;&lt;td&gt;&lt;center&gt;&lt;p align='center' id='A1000'&gt;&lt;input type='button' onclick='javascript:A5();' value='1000'&gt;&lt;/p&gt;&lt;/center&gt;&lt;/td&gt;&lt;td&gt;&lt;center&gt;&lt;p align='center' id='B1000'&gt;&lt;input type='button' onclick='javascript:B5();' value='1000'&gt;&lt;/p&gt;&lt;/center&gt;&lt;/td&gt;&lt;td&gt;&lt;center&gt;&lt;p align='center' id='C1000'&gt;&lt;input type='button' onclick='javascript:C5();' value='1000'&gt;&lt;/p&gt;&lt;/center&gt;&lt;/td&gt;&lt;td&gt;&lt;center&gt;&lt;p align='center' id='D1000'&gt;&lt;input type='button' onclick='javascript:D5();' value='1000'&gt;&lt;/p&gt;&lt;/center&gt;&lt;/td&gt;&lt;td&gt;&lt;center&gt;&lt;p align='center' id='E1000'&gt;&lt;input type='button' onclick='javascript:E5();' value='1000'&gt;&lt;/p&gt;&lt;/center&gt;&lt;/td&gt;&lt;td&gt;&lt;center&gt;&lt;p align='center' id='F1000'&gt;&lt;input type='button' onclick='javascript:F5();' value='1000'&gt;&lt;/p&gt;&lt;/center&gt;&lt;/td&gt;&lt;/tr&gt;&lt;/table&gt;&lt;/div&gt;&lt;/font&gt; &lt;hr&gt;&lt;p align=center&gt;&lt;font size=-3 color='#0033FF'&gt;&lt;i&gt;Programmed By: Michael K. Pellegrino - 2020 01 16&lt;/i&gt;&lt;/font&gt;&lt;/p&gt;&lt;/center&gt;&lt;/body&gt;&lt;/html&gt;&quot;)" office:value-type="string" office:string-value="&lt;tr&gt;&lt;td&gt;&lt;center&gt;&lt;p align='center' id='A1000'&gt;&lt;input type='button' onclick='javascript:A5();' value='1000'&gt;&lt;/p&gt;&lt;/center&gt;&lt;/td&gt;&lt;td&gt;&lt;center&gt;&lt;p align='center' id='B1000'&gt;&lt;input type='button' onclick='javascript:B5();' value='1000'&gt;&lt;/p&gt;&lt;/center&gt;&lt;/td&gt;&lt;td&gt;&lt;center&gt;&lt;p align='center' id='C1000'&gt;&lt;input type='button' onclick='javascript:C5();' value='1000'&gt;&lt;/p&gt;&lt;/center&gt;&lt;/td&gt;&lt;td&gt;&lt;center&gt;&lt;p align='center' id='D1000'&gt;&lt;input type='button' onclick='javascript:D5();' value='1000'&gt;&lt;/p&gt;&lt;/center&gt;&lt;/td&gt;&lt;td&gt;&lt;center&gt;&lt;p align='center' id='E1000'&gt;&lt;input type='button' onclick='javascript:E5();' value='1000'&gt;&lt;/p&gt;&lt;/center&gt;&lt;/td&gt;&lt;td&gt;&lt;center&gt;&lt;p align='center' id='F1000'&gt;&lt;input type='button' onclick='javascript:F5();' value='1000'&gt;&lt;/p&gt;&lt;/center&gt;&lt;/td&gt;&lt;/tr&gt;&lt;/table&gt;&lt;/div&gt;&lt;/font&gt; &lt;hr&gt;&lt;p align=center&gt;&lt;font size=-3 color='#0033FF'&gt;&lt;i&gt;Programmed By: Michael K. Pellegrino - 2020 01 16&lt;/i&gt;&lt;/font&gt;&lt;/p&gt;&lt;/center&gt;&lt;/body&gt;&lt;/html&gt;">
            <text:p>&lt;tr&gt;&lt;td&gt;&lt;center&gt;&lt;p align='center' id='A1000'&gt;&lt;input type='button' onclick='javascript:A5();' value='1000'&gt;&lt;/p&gt;&lt;/center&gt;&lt;/td&gt;&lt;td&gt;&lt;center&gt;&lt;p align='center' id='B1000'&gt;&lt;input type='button' onclick='javascript:B5();' value='1000'&gt;&lt;/p&gt;&lt;/center&gt;&lt;/td&gt;&lt;td&gt;&lt;center&gt;&lt;p align='center' id='C1000'&gt;&lt;input type='button' onclick='javascript:C5();' value='1000'&gt;&lt;/p&gt;&lt;/center&gt;&lt;/td&gt;&lt;td&gt;&lt;center&gt;&lt;p align='center' id='D1000'&gt;&lt;input type='button' onclick='javascript:D5();' value='1000'&gt;&lt;/p&gt;&lt;/center&gt;&lt;/td&gt;&lt;td&gt;&lt;center&gt;&lt;p align='center' id='E1000'&gt;&lt;input type='button' onclick='javascript:E5();' value='1000'&gt;&lt;/p&gt;&lt;/center&gt;&lt;/td&gt;&lt;td&gt;&lt;center&gt;&lt;p align='center' id='F1000'&gt;&lt;input type='button' onclick='javascript:F5();' value='1000'&gt;&lt;/p&gt;&lt;/center&gt;&lt;/td&gt;&lt;/tr&gt;&lt;/table&gt;&lt;/div&gt;&lt;/font&gt; &lt;hr&gt;&lt;p align=center&gt;&lt;font size=-3 color='#0033FF'&gt;&lt;i&gt;Programmed By: Michael K. Pellegrino - 2020 01 16&lt;/i&gt;&lt;/font&gt;&lt;/p&gt;&lt;/center&gt;&lt;/body&gt;&lt;/html&gt;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6">01/16/2020</text:date>, <text:time>13:4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llegrino</meta:initial-creator>
    <meta:creation-date>2020-01-14T14:13:17</meta:creation-date>
    <dc:date>2020-01-16T13:46:22</dc:date>
    <dc:creator>Michael Pellegrino</dc:creator>
    <meta:editing-duration>P1DT23H17M38S</meta:editing-duration>
    <meta:editing-cycles>11</meta:editing-cycles>
    <meta:generator>OpenOffice/4.1.3$Unix OpenOffice.org_project/413m1$Build-9783</meta:generator>
    <meta:document-statistic meta:table-count="2" meta:cell-count="520" meta:object-count="0"/>
  </office:meta>
</office:document-meta>
</file>